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2.5pt"/>
    </style:style>
    <style:style style:name="co3" style:family="table-column">
      <style:table-column-properties fo:break-before="auto" style:column-width="124.3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.76pt" fo:break-before="page" style:use-optimal-row-height="false"/>
    </style:style>
    <style:style style:name="ro4" style:family="table-row">
      <style:table-row-properties style:row-height="15.76pt" fo:break-before="page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fo:background-color="#76a5a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76a5a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76a5a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a61c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76a5a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76a5a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76a5a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a61c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style-complex="normal" style:font-name="Arial" fo:font-size="11pt" fo:font-weight="normal" style:text-underline-style="none" style:text-underline-color="font-color" style:text-line-through-type="none" fo:font-style="normal" style:text-outline="false" style:text-position="0% 100%" fo:text-shadow="none" style:font-name-complex="Arial" style:font-size-asian="11pt" style:font-size-complex="11pt" style:font-weight-asian="normal" style:font-weight-complex="normal" style:font-style-asian="normal" fo:color="#666666"/>
    </style:style>
    <style:style style:name="T2" style:family="text">
      <style:text-properties style:font-style-complex="normal" style:font-name="Arial" fo:font-weight="normal" style:text-underline-style="none" style:text-underline-color="font-color" style:text-line-through-type="none" fo:font-style="normal" style:text-outline="false" style:text-position="0% 100%" fo:text-shadow="none" style:font-name-complex="Arial" style:font-weight-asian="normal" style:font-weight-complex="normal" style:font-style-asian="normal" fo:color="#666666" fo:font-size="6pt" style:font-size-asian="6pt" style:font-size-complex="6pt"/>
    </style:style>
    <style:style style:name="T3" style:family="text">
      <style:text-properties style:font-style-complex="normal" style:font-name="Arial" fo:font-weight="normal" style:text-underline-style="none" style:text-underline-color="font-color" style:text-line-through-type="none" fo:font-style="normal" style:text-outline="false" style:text-position="0% 100%" fo:text-shadow="none" style:font-name-complex="Arial" style:font-weight-asian="normal" style:font-weight-complex="normal" style:font-style-asian="normal" fo:color="#666666" fo:font-size="11pt" style:font-size-asian="11pt" style:font-size-complex="11pt"/>
    </style:style>
    <style:style style:name="T4" style:family="text">
      <style:text-properties style:text-position="0% 100%" style:font-style-complex="norm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style:text-underline-style="solid" style:text-underline-width="auto" style:text-underline-color="font-color" fo:font-weight="normal" fo:font-size="11pt" style:font-name="Arial"/>
    </style:style>
    <style:style style:name="T5" style:family="text">
      <style:text-properties style:text-position="0% 100%" style:font-style-complex="norm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fo:font-weight="normal" fo:font-size="11pt" style:font-name="Arial" style:text-underline-style="none" style:text-underline-color="font-color"/>
    </style:style>
    <style:style style:name="T6" style:family="text">
      <style:text-properties style:font-style-complex="normal" fo:color="#000000" style:font-name="Arial" style:font-style-asian="normal" style:font-weight-complex="normal" style:font-weight-asian="normal" style:font-size-complex="11pt" style:font-size-asian="11pt" style:font-name-complex="Arial" style:text-outline="false" fo:font-style="normal" style:text-line-through-type="none" style:text-underline-style="solid" style:text-underline-width="auto" style:text-underline-color="font-color" fo:font-weight="normal" fo:font-size="11pt" style:text-position="0% 100%" fo:text-shadow="none"/>
    </style:style>
    <style:style style:name="T7" style:family="text">
      <style:text-properties style:font-style-complex="normal" fo:color="#000000" style:font-name="Arial" style:font-style-asian="normal" style:font-weight-complex="normal" style:font-weight-asian="normal" style:font-size-complex="11pt" style:font-size-asian="11pt" style:font-name-complex="Arial" style:text-outline="false" fo:font-style="normal" style:text-line-through-type="none" fo:font-weight="normal" fo:font-size="11pt" style:text-position="0% 100%" fo:text-shadow="none" style:text-underline-style="none" style:text-underline-color="font-color"/>
    </style:style>
    <style:style style:name="T8" style:family="text">
      <style:text-properties style:font-style-complex="normal" style:font-name="Arial" style:font-style-asian="normal" style:font-size-complex="11pt" style:font-size-asian="11pt" style:font-name-complex="Arial" style:text-outline="false" fo:font-style="normal" style:text-line-through-type="none" fo:font-size="11pt" style:text-position="0% 100%" fo:text-shadow="none" style:text-underline-style="none" style:text-underline-color="font-color" fo:color="#a61c00" fo:font-weight="bold" style:font-weight-asian="bold" style:font-weight-complex="bold"/>
    </style:style>
    <style:style style:name="T9" style:family="text">
      <style:text-properties style:font-style-complex="normal" style:font-name="Arial" style:font-style-asian="normal" style:font-size-complex="11pt" style:font-size-asian="11pt" style:font-name-complex="Arial" style:text-outline="false" fo:font-style="normal" style:text-line-through-type="none" fo:font-size="11pt" style:text-position="0% 100%" fo:text-shadow="none" style:text-underline-style="none" style:text-underline-color="font-color" fo:color="#000000" fo:font-weight="normal" style:font-weight-asian="normal" style:font-weight-complex="normal"/>
    </style:style>
    <style:style style:name="T10" style:family="text">
      <style:text-properties style:font-name="Arial" style:text-position="0% 100%" fo:font-size="11pt" fo:font-weight="normal" style:text-underline-style="solid" style:text-underline-width="auto" style:text-underline-color="font-color" style:text-line-through-type="none" fo:font-style="normal" style:text-outline="false" fo:text-shadow="none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style:font-name="Arial" style:text-position="0% 100%" fo:font-size="11pt" fo:font-weight="normal" style:text-line-through-type="none" fo:font-style="normal" style:text-outline="false" fo:text-shadow="none" fo:color="#000000" style:font-name-complex="Arial" style:font-size-asian="11pt" style:font-size-complex="11pt" style:font-weight-asian="normal" style:font-weight-complex="normal" style:font-style-asian="normal" style:font-style-complex="normal" style:text-underline-style="none" style:text-underline-color="font-color"/>
    </style:style>
    <style:style style:name="T12" style:family="text">
      <style:text-properties style:font-name="Arial" style:text-position="0% 100%" fo:font-size="11pt" style:text-line-through-type="none" fo:font-style="normal" style:text-outline="false" fo:text-shadow="none" style:font-name-complex="Arial" style:font-size-asian="11pt" style:font-size-complex="11pt" style:font-style-asian="normal" style:font-style-complex="normal" style:text-underline-style="none" style:text-underline-color="font-color" fo:color="#a61c00" fo:font-weight="bold" style:font-weight-asian="bold" style:font-weight-complex="bold"/>
    </style:style>
    <style:style style:name="T13" style:family="text">
      <style:text-properties style:text-position="0% 100%" fo:color="#000000" style:font-style-complex="normal" fo:font-size="11pt" fo:font-weight="normal" style:text-underline-style="none" style:text-underline-color="font-color" style:text-line-through-type="none" fo:font-style="normal" style:text-outline="false" style:font-size-asian="11pt" style:font-size-complex="11pt" style:font-weight-asian="normal" style:font-weight-complex="normal" style:font-style-asian="normal" fo:text-shadow="none" style:font-name="Arial" style:font-name-complex="Arial"/>
    </style:style>
    <style:style style:name="T14" style:family="text">
      <style:text-properties style:text-position="0% 100%" style:font-style-complex="normal" fo:font-size="11pt" style:text-line-through-type="none" fo:font-style="normal" style:text-outline="false" style:font-size-asian="11pt" style:font-size-complex="11pt" style:font-style-asian="normal" fo:text-shadow="none" style:font-name="Arial" style:font-name-complex="Arial" fo:font-weight="bold" fo:color="#a61c00" style:font-weight-asian="bold" style:text-underline-style="solid" style:text-underline-width="auto" style:text-underline-color="font-color" style:font-weight-complex="bold"/>
    </style:style>
    <style:style style:name="T15" style:family="text">
      <style:text-properties style:text-position="0% 100%" style:font-style-complex="normal" fo:font-size="11pt" style:text-line-through-type="none" fo:font-style="normal" style:text-outline="false" style:font-size-asian="11pt" style:font-size-complex="11pt" style:font-style-asian="normal" fo:text-shadow="none" style:font-name="Arial" style:font-name-complex="Arial" fo:color="#000000" fo:font-weight="normal" style:text-underline-style="none" style:text-underline-color="font-color" style:font-weight-asian="normal" style:font-weight-complex="normal"/>
    </style:style>
    <style:style style:name="T16" style:family="text">
      <style:text-properties style:font-name="Arial" style:text-position="0% 100%" fo:font-size="11pt" fo:font-weight="normal" style:text-underline-style="none" style:text-underline-color="font-color" style:text-line-through-type="none" fo:font-style="normal" style:text-outline="false" fo:text-shadow="none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17" style:family="text">
      <style:text-properties style:font-name="Arial" style:text-position="0% 100%" fo:font-size="11pt" fo:font-weight="normal" style:text-line-through-type="none" fo:font-style="normal" style:text-outline="false" fo:text-shadow="none" fo:color="#000000" style:font-name-complex="Arial" style:font-size-asian="11pt" style:font-size-complex="11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18" style:family="text">
      <style:text-properties fo:color="#000000" fo:text-shadow="none" style:font-style-complex="normal" fo:font-size="11pt" fo:font-weight="normal" style:text-underline-style="none" style:text-underline-color="font-color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/>
    </style:style>
    <style:style style:name="T19" style:family="text">
      <style:text-properties fo:color="#000000" fo:text-shadow="none" style:font-style-complex="normal" fo:font-size="11pt" fo:font-weight="normal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 style:text-underline-style="solid" style:text-underline-width="auto" style:text-underline-color="font-color"/>
    </style:style>
    <style:style style:name="T20" style:family="text">
      <style:text-properties fo:color="#000000" fo:text-shadow="none" style:font-style-complex="normal" fo:font-size="11pt" fo:font-weight="normal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 style:text-underline-style="none" style:text-underline-color="font-color"/>
    </style:style>
    <style:style style:name="T21" style:family="text">
      <style:text-properties fo:text-shadow="none" style:font-style-complex="normal" fo:font-size="11pt" style:text-line-through-type="none" fo:font-style="normal" style:text-outline="false" style:font-size-asian="11pt" style:font-size-complex="11pt" style:font-style-asian="normal" style:text-position="0% 100%" style:font-name="Arial" style:font-name-complex="Arial" style:text-underline-style="none" style:text-underline-color="font-color" fo:color="#a61c00" fo:font-weight="bold" style:font-weight-asian="bold" style:font-weight-complex="bold"/>
    </style:style>
    <style:style style:name="T22" style:family="text">
      <style:text-properties fo:text-shadow="none" style:font-style-complex="normal" fo:font-size="11pt" style:text-line-through-type="none" fo:font-style="normal" style:text-outline="false" style:font-size-asian="11pt" style:font-size-complex="11pt" style:font-style-asian="normal" style:text-position="0% 100%" style:font-name="Arial" style:font-name-complex="Arial" style:text-underline-style="none" style:text-underline-color="font-color" fo:color="#000000" fo:font-weight="normal" style:font-weight-asian="normal" style:font-weight-complex="normal"/>
    </style:style>
    <style:style style:name="T23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style:text-underline-style="none" style:text-underline-color="font-color" fo:font-weight="normal" fo:font-size="11pt" style:text-position="0% 100%"/>
    </style:style>
    <style:style style:name="T24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fo:font-weight="normal" fo:font-size="11pt" style:text-position="0% 100%" style:text-underline-style="solid" style:text-underline-width="auto" style:text-underline-color="font-color"/>
    </style:style>
    <style:style style:name="T25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fo:font-weight="normal" fo:font-size="11pt" style:text-position="0% 100%" style:text-underline-style="none" style:text-underline-color="font-color"/>
    </style:style>
    <style:style style:name="T26" style:family="text">
      <style:text-properties style:font-style-complex="normal" style:font-name="Arial" style:font-style-asian="normal" style:font-size-complex="11pt" style:font-size-asian="11pt" style:font-name-complex="Arial" fo:text-shadow="none" style:text-outline="false" fo:font-style="normal" style:text-line-through-type="none" fo:font-size="11pt" style:text-position="0% 100%" style:text-underline-style="none" style:text-underline-color="font-color" fo:color="#a61c00" fo:font-weight="bold" style:font-weight-asian="bold" style:font-weight-complex="bold"/>
    </style:style>
    <style:style style:name="T27" style:family="text">
      <style:text-properties fo:color="#000000" style:text-position="0% 100%" fo:text-shadow="none" style:font-style-asian="normal" style:font-weight-complex="normal" style:font-weight-asian="normal" style:font-size-complex="11pt" style:font-size-asian="11pt" style:font-name-complex="Arial" fo:font-style="normal" style:text-line-through-type="none" style:text-underline-style="none" style:text-underline-color="font-color" fo:font-weight="normal" fo:font-size="11pt" style:font-name="Arial" style:font-style-complex="normal" style:text-outline="false"/>
    </style:style>
    <style:style style:name="T28" style:family="text">
      <style:text-properties style:text-position="0% 100%" fo:text-shadow="none" style:font-style-asian="normal" style:font-size-complex="11pt" style:font-size-asian="11pt" style:font-name-complex="Arial" fo:font-style="normal" style:text-line-through-type="none" fo:font-size="11pt" style:font-name="Arial" style:font-style-complex="normal" style:text-outline="false" fo:font-weight="bold" fo:color="#a61c00" style:font-weight-asian="bold" style:text-underline-style="solid" style:text-underline-width="auto" style:text-underline-color="font-color" style:font-weight-complex="bold"/>
    </style:style>
    <style:style style:name="T29" style:family="text">
      <style:text-properties style:text-position="0% 100%" fo:text-shadow="none" style:font-style-asian="normal" style:font-size-complex="11pt" style:font-size-asian="11pt" style:font-name-complex="Arial" fo:font-style="normal" style:text-line-through-type="none" fo:font-size="11pt" style:font-name="Arial" style:font-style-complex="normal" style:text-outline="false" fo:font-weight="bold" fo:color="#a61c00" style:font-weight-asian="bold" style:font-weight-complex="bold" style:text-underline-style="none" style:text-underline-color="font-color"/>
    </style:style>
    <style:style style:name="T30" style:family="text">
      <style:text-properties style:text-position="0% 100%" fo:text-shadow="none" style:font-style-asian="normal" style:font-size-complex="11pt" style:font-size-asian="11pt" style:font-name-complex="Arial" fo:font-style="normal" style:text-line-through-type="none" fo:font-size="11pt" style:font-name="Arial" style:font-style-complex="normal" style:text-outline="false" style:text-underline-style="none" style:text-underline-color="font-color" fo:color="#000000" fo:font-weight="normal" style:font-weight-asian="normal" style:font-weight-complex="normal"/>
    </style:style>
    <style:style style:name="T31" style:family="text">
      <style:text-properties style:text-underline-style="none" style:text-underline-color="font-color" style:font-weight-complex="normal" style:text-line-through-type="none" fo:font-style="normal" style:text-outline="false" fo:color="#000000" style:font-style-complex="normal" style:font-name="Arial" style:font-style-asian="normal" fo:font-size="11pt" fo:text-shadow="none" style:text-position="0% 100%" style:font-name-complex="Arial" style:font-size-asian="11pt" style:font-size-complex="11pt" style:font-weight-asian="normal" fo:font-weight="normal"/>
    </style:style>
    <style:style style:name="T32" style:family="text">
      <style:text-properties style:text-underline-style="none" style:text-underline-color="font-color" style:text-line-through-type="none" fo:font-style="normal" style:text-outline="false" style:font-style-complex="normal" style:font-name="Arial" style:font-style-asian="normal" fo:font-size="11pt" fo:text-shadow="none" style:text-position="0% 100%" style:font-name-complex="Arial" style:font-size-asian="11pt" style:font-size-complex="11pt" fo:color="#a61c00" style:font-weight-complex="bold" style:font-weight-asian="bold" fo:font-weight="bold"/>
    </style:style>
    <style:style style:name="T33" style:family="text">
      <style:text-properties style:text-underline-style="none" style:text-underline-color="font-color" style:text-line-through-type="none" fo:font-style="normal" style:text-outline="false" style:font-style-complex="normal" style:font-name="Arial" style:font-style-asian="normal" fo:font-size="11pt" fo:text-shadow="none" style:text-position="0% 100%" style:font-name-complex="Arial" style:font-size-asian="11pt" style:font-size-complex="11pt" fo:color="#000000" fo:font-weight="normal" style:font-weight-asian="normal" style:font-weight-complex="normal"/>
    </style:style>
    <style:style style:name="T34" style:family="text">
      <style:text-properties style:text-line-through-type="none" fo:font-style="normal" style:text-outline="false" style:font-style-complex="normal" style:font-name="Arial" style:font-style-asian="normal" fo:font-size="11pt" fo:text-shadow="none" style:text-position="0% 100%" style:font-name-complex="Arial" style:font-size-asian="11pt" style:font-size-complex="11pt" fo:color="#000000" fo:font-weight="normal" style:font-weight-asian="normal" style:font-weight-complex="normal" style:text-underline-style="solid" style:text-underline-width="auto" style:text-underline-color="font-color"/>
    </style:style>
    <style:style style:name="T35" style:family="text">
      <style:text-properties style:text-line-through-type="none" fo:font-style="normal" style:text-outline="false" style:font-style-complex="normal" style:font-name="Arial" style:font-style-asian="normal" fo:font-size="11pt" fo:text-shadow="none" style:text-position="0% 100%" style:font-name-complex="Arial" style:font-size-asian="11pt" style:font-size-complex="11pt" fo:color="#000000" fo:font-weight="normal" style:font-weight-asian="normal" style:font-weight-complex="normal" style:text-underline-style="none" style:text-underline-color="font-color"/>
    </style:style>
    <style:style style:name="T36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style:text-position="0% 100%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7" style:family="text">
      <style:text-properties style:font-style-complex="normal" style:font-name="Arial" style:font-style-asian="normal" style:font-size-complex="11pt" style:font-size-asian="11pt" style:font-name-complex="Arial" style:text-position="0% 100%" style:text-outline="false" fo:font-style="normal" style:text-line-through-type="none" style:text-underline-style="none" style:text-underline-color="font-color" fo:font-size="11pt" fo:text-shadow="none" fo:color="#a61c00" fo:font-weight="bold" style:font-weight-asian="bold" style:font-weight-complex="bold"/>
    </style:style>
    <style:style style:name="T38" style:family="text">
      <style:text-properties style:font-style-complex="normal" style:font-name="Arial" style:font-style-asian="normal" style:font-weight-complex="bold" style:font-weight-asian="bold" style:font-size-complex="11pt" style:font-size-asian="11pt" style:font-name-complex="Arial" style:text-position="0% 100%" fo:color="#a61c00" style:text-outline="false" fo:font-style="normal" style:text-line-through-type="none" style:text-underline-style="none" style:text-underline-color="font-color" fo:font-weight="bold" fo:font-size="11pt" fo:text-shadow="none"/>
    </style:style>
    <style:style style:name="T39" style:family="text">
      <style:text-properties style:font-style-complex="normal" style:font-name="Arial" style:font-style-asian="normal" style:font-size-complex="11pt" style:font-size-asian="11pt" style:font-name-complex="Arial" style:text-position="0% 100%" style:text-outline="false" fo:font-style="normal" style:text-line-through-type="none" style:text-underline-style="none" style:text-underline-color="font-color" fo:font-size="11pt" fo:text-shadow="none" fo:color="#000000" fo:font-weight="normal" style:font-weight-asian="normal" style:font-weight-complex="normal"/>
    </style:style>
    <style:style style:name="T4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text-position="0% 100%" style:font-name-complex="Arial" style:font-size-asian="11pt" style:font-size-complex="11pt" style:font-weight-asian="normal" style:font-weight-complex="normal" style:font-style-asian="normal" style:font-name="Arial"/>
    </style:style>
    <style:style style:name="T41" style:family="text">
      <style:text-properties fo:text-shadow="none" style:font-style-complex="normal" fo:font-size="11pt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style-asian="normal" style:font-name="Arial" fo:color="#a61c00" fo:font-weight="bold" style:font-weight-asian="bold" style:font-weight-complex="bold"/>
    </style:style>
    <style:style style:name="T42" style:family="text">
      <style:text-properties fo:text-shadow="none" style:font-style-complex="normal" fo:font-size="11pt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style-asian="normal" style:font-name="Arial" fo:color="#000000" fo:font-weight="normal" style:font-weight-asian="normal" style:font-weight-complex="normal"/>
    </style:style>
    <style:style style:name="T43" style:family="text">
      <style:text-properties style:font-name="Arial" style:font-style-complex="norm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fo:color="#a61c00"/>
    </style:style>
    <style:style style:name="T44" style:family="text">
      <style:text-properties style:font-name="Arial" style:font-style-complex="norm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fo:color="#000000" fo:font-weight="normal" style:font-weight-asian="normal" style:font-weight-complex="normal"/>
    </style:style>
    <style:style style:name="T45" style:family="text">
      <style:text-properties style:text-position="0% 100%" style:font-style-complex="normal" style:font-style-asian="normal" style:font-weight-complex="bold" style:font-weight-asian="bold" style:font-size-complex="11pt" style:font-size-asian="11pt" style:font-name-complex="Arial" fo:color="#a61c00" fo:text-shadow="none" style:text-outline="false" fo:font-style="normal" style:text-line-through-type="none" style:text-underline-style="none" style:text-underline-color="font-color" fo:font-weight="bold" fo:font-size="11pt" style:font-name="Arial"/>
    </style:style>
    <style:style style:name="T46" style:family="text">
      <style:text-properties style:font-name="Arial" fo:text-shadow="none" style:font-style-asian="normal" style:font-weight-complex="normal" style:font-weight-asian="normal" style:font-size-complex="11pt" style:font-size-asian="11pt" style:font-name-complex="Arial" style:text-position="0% 100%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47" style:family="text">
      <style:text-properties style:font-name="Arial" fo:text-shadow="none" style:font-style-asian="normal" style:font-size-complex="11pt" style:font-size-asian="11pt" style:font-name-complex="Arial" style:text-position="0% 100%" style:text-outline="false" fo:font-style="normal" style:text-line-through-type="none" style:text-underline-style="none" style:text-underline-color="font-color" fo:font-size="11pt" style:font-style-complex="normal" fo:color="#a61c00" fo:font-weight="bold" style:font-weight-asian="bold" style:font-weight-complex="bold"/>
    </style:style>
    <style:style style:name="T48" style:family="text">
      <style:text-properties style:font-name="Arial" fo:text-shadow="none" style:font-style-asian="normal" style:font-size-complex="11pt" style:font-size-asian="11pt" style:font-name-complex="Arial" style:text-position="0% 100%" style:text-outline="false" fo:font-style="normal" style:text-line-through-type="none" style:text-underline-style="none" style:text-underline-color="font-color" fo:font-size="11pt" style:font-style-complex="normal" fo:color="#000000" fo:font-weight="normal" style:font-weight-asian="normal" style:font-weight-complex="normal"/>
    </style:style>
    <style:style style:name="T49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50" style:family="text">
      <style:text-properties style:text-position="0% 100%" style:font-style-complex="norm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style:text-underline-style="none" style:text-underline-color="font-color" fo:font-weight="normal" fo:font-size="11pt" style:font-name="Arial"/>
    </style:style>
    <style:style style:name="T51" style:family="text">
      <style:text-properties fo:color="#000000" style:font-name="Arial" style:font-style-asian="normal" style:font-weight-complex="normal" style:font-weight-asian="normal" style:font-size-complex="11pt" style:font-size-asian="11pt" style:font-name-complex="Arial" style:text-position="0% 100%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52" style:family="text">
      <style:text-properties style:font-name="Arial" style:font-style-asian="normal" style:font-size-complex="11pt" style:font-size-asian="11pt" style:font-name-complex="Arial" style:text-position="0% 100%" fo:text-shadow="none" style:text-outline="false" fo:font-style="normal" style:text-line-through-type="none" style:text-underline-style="none" style:text-underline-color="font-color" fo:font-size="11pt" style:font-style-complex="normal" fo:color="#a61c00" fo:font-weight="bold" style:font-weight-asian="bold" style:font-weight-complex="bold"/>
    </style:style>
    <style:style style:name="T53" style:family="text">
      <style:text-properties style:font-name="Arial" style:font-style-asian="normal" style:font-size-complex="11pt" style:font-size-asian="11pt" style:font-name-complex="Arial" style:text-position="0% 100%" fo:text-shadow="none" style:text-outline="false" fo:font-style="normal" style:text-line-through-type="none" style:text-underline-style="none" style:text-underline-color="font-color" fo:font-size="11pt" style:font-style-complex="normal" fo:color="#000000" fo:font-weight="normal" style:font-weight-asian="normal" style:font-weight-complex="normal"/>
    </style:style>
    <style:style style:name="T5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text-position="0% 100%" style:font-name-complex="&quot;Arial&quot;" style:font-size-asian="11pt" style:font-size-complex="11pt" style:font-weight-asian="normal" style:font-weight-complex="normal" style:font-style-asian="normal" style:font-name="&quot;Arial&quot;"/>
    </style:style>
    <style:style style:name="T55" style:family="text">
      <style:text-properties fo:text-shadow="none" style:font-style-complex="normal" fo:font-size="11pt" style:text-underline-style="none" style:text-underline-color="font-color" style:text-line-through-type="none" fo:font-style="normal" style:text-outline="false" style:text-position="0% 100%" style:font-name-complex="&quot;Arial&quot;" style:font-size-asian="11pt" style:font-size-complex="11pt" style:font-style-asian="normal" style:font-name="&quot;Arial&quot;" fo:color="#a61c00" fo:font-weight="bold" style:font-weight-asian="bold" style:font-weight-complex="bold"/>
    </style:style>
    <style:style style:name="T56" style:family="text">
      <style:text-properties fo:text-shadow="none" style:font-style-complex="normal" fo:font-size="11pt" style:text-underline-style="none" style:text-underline-color="font-color" style:text-line-through-type="none" fo:font-style="normal" style:text-outline="false" style:text-position="0% 100%" style:font-name-complex="&quot;Arial&quot;" style:font-size-asian="11pt" style:font-size-complex="11pt" style:font-style-asian="normal" style:font-name="&quot;Arial&quot;" fo:color="#000000" fo:font-weight="normal" style:font-weight-asian="normal" style:font-weight-complex="normal"/>
    </style:style>
    <style:style style:name="T57" style:family="text">
      <style:text-properties fo:font-size="11pt" style:font-style-complex="normal" fo:font-weight="bold" style:text-underline-style="none" style:text-underline-color="font-color" style:text-line-through-type="none" fo:font-style="normal" style:text-outline="false" fo:color="#a61c00" fo:text-shadow="none" style:text-position="0% 100%" style:font-name-complex="Arial" style:font-size-asian="11pt" style:font-size-complex="11pt" style:font-weight-asian="bold" style:font-weight-complex="bold" style:font-style-asian="normal" style:font-name="Arial"/>
    </style:style>
    <style:style style:name="T58" style:family="text">
      <style:text-properties fo:font-size="11pt" style:font-style-complex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name="Arial" fo:color="#000000" fo:font-weight="normal" style:font-weight-complex="normal" style:font-weight-asian="normal"/>
    </style:style>
    <style:style style:name="T59" style:family="text">
      <style:text-properties fo:font-size="11pt" style:font-style-complex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name="Arial" fo:color="#a61c00" fo:font-weight="bold" style:font-weight-asian="bold" style:font-weight-complex="bold"/>
    </style:style>
    <style:style style:name="T60" style:family="text">
      <style:text-properties fo:font-size="11pt" style:font-style-complex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name="Arial" fo:color="#000000" fo:font-weight="normal" style:font-weight-asian="normal" style:font-weight-complex="normal"/>
    </style:style>
    <style:style style:name="T61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000000" fo:text-shadow="none" style:text-position="0% 100%" style:font-name-complex="Arial" style:font-size-asian="11pt" style:font-size-complex="11pt" style:font-weight-asian="normal" style:font-weight-complex="normal" style:font-style-asian="normal" style:font-name="Arial"/>
    </style:style>
    <style:style style:name="T62" style:family="text">
      <style:text-properties fo:font-size="11pt" style:font-style-complex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name="Arial" style:font-weight-asian="bold" style:font-weight-complex="bold" fo:font-weight="bold" fo:color="#a61c00"/>
    </style:style>
    <style:style style:name="T63" style:family="text">
      <style:text-properties style:font-style-complex="normal" style:font-name="&quot;Arial&quot;" style:font-style-asian="normal" style:font-weight-complex="bold" style:font-weight-asian="bold" style:font-size-complex="11pt" style:font-size-asian="11pt" style:font-name-complex="&quot;Arial&quot;" style:text-position="0% 100%" fo:color="#a61c00" style:text-outline="false" fo:font-style="normal" style:text-line-through-type="none" style:text-underline-style="none" style:text-underline-color="font-color" fo:font-weight="bold" fo:font-size="11pt" fo:text-shadow="none"/>
    </style:style>
    <style:style style:name="T64" style:family="text">
      <style:text-properties style:font-style-complex="normal" style:font-name="&quot;Arial&quot;" style:font-style-asian="normal" style:font-size-complex="11pt" style:font-size-asian="11pt" style:font-name-complex="&quot;Arial&quot;" style:text-position="0% 100%" style:text-outline="false" fo:font-style="normal" style:text-line-through-type="none" style:text-underline-style="none" style:text-underline-color="font-color" fo:font-size="11pt" fo:text-shadow="none" fo:color="#000000" fo:font-weight="normal" style:font-weight-asian="normal" style:font-weight-complex="normal"/>
    </style:style>
    <style:style style:name="T65" style:family="text">
      <style:text-properties fo:color="#000000" fo:text-shadow="none" style:font-style-complex="normal" fo:font-size="11pt" fo:font-weight="normal" style:text-underline-style="none" style:text-underline-color="font-color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&quot;Arial&quot;" style:font-name-complex="&quot;Arial&quot;"/>
    </style:style>
    <style:style style:name="T66" style:family="text">
      <style:text-properties fo:color="#000000" fo:text-shadow="none" style:font-style-complex="normal" fo:font-size="11pt" fo:font-weight="normal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&quot;Arial&quot;" style:font-name-complex="&quot;Arial&quot;" style:text-underline-style="solid" style:text-underline-width="auto" style:text-underline-color="font-color"/>
    </style:style>
    <style:style style:name="T67" style:family="text">
      <style:text-properties fo:color="#000000" fo:text-shadow="none" style:font-style-complex="normal" fo:font-size="11pt" fo:font-weight="normal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&quot;Arial&quot;" style:font-name-complex="&quot;Arial&quot;" style:text-underline-style="none" style:text-underline-color="font-color"/>
    </style:style>
    <style:style style:name="T68" style:family="text">
      <style:text-properties fo:text-shadow="none" style:font-style-complex="normal" fo:font-size="11pt" style:text-line-through-type="none" fo:font-style="normal" style:text-outline="false" style:font-size-asian="11pt" style:font-size-complex="11pt" style:font-style-asian="normal" style:text-position="0% 100%" style:font-name="&quot;Arial&quot;" style:font-name-complex="&quot;Arial&quot;" style:text-underline-style="none" style:text-underline-color="font-color" fo:color="#a61c00" fo:font-weight="bold" style:font-weight-asian="bold" style:font-weight-complex="bold"/>
    </style:style>
    <style:style style:name="T69" style:family="text">
      <style:text-properties fo:text-shadow="none" style:font-style-complex="normal" fo:font-size="11pt" style:text-line-through-type="none" fo:font-style="normal" style:text-outline="false" style:font-size-asian="11pt" style:font-size-complex="11pt" style:font-style-asian="normal" style:text-position="0% 100%" style:font-name="&quot;Arial&quot;" style:font-name-complex="&quot;Arial&quot;" style:text-underline-style="none" style:text-underline-color="font-color" fo:color="#000000" fo:font-weight="normal" style:font-weight-asian="normal" style:font-weight-complex="normal"/>
    </style:style>
    <style:style style:name="T70" style:family="text">
      <style:text-properties fo:text-shadow="none" style:font-style-complex="normal" fo:font-size="11pt" style:text-line-through-type="none" fo:font-style="normal" style:text-outline="false" style:text-position="0% 100%" style:font-name-complex="Arial" style:font-size-asian="11pt" style:font-size-complex="11pt" style:font-style-asian="normal" style:font-name="Arial" fo:color="#a61c00" fo:font-weight="bold" style:text-underline-style="solid" style:text-underline-width="auto" style:text-underline-color="font-color" style:font-weight-asian="bold" style:font-weight-complex="bold"/>
    </style:style>
    <style:style style:name="T71" style:family="text">
      <style:text-properties fo:text-shadow="none" style:font-style-complex="normal" fo:font-size="11pt" style:text-line-through-type="none" fo:font-style="normal" style:text-outline="false" style:text-position="0% 100%" style:font-name-complex="Arial" style:font-size-asian="11pt" style:font-size-complex="11pt" style:font-style-asian="normal" style:font-name="Arial" fo:color="#a61c00" fo:font-weight="bold" style:font-weight-asian="bold" style:font-weight-complex="bold" style:text-underline-style="none" style:text-underline-color="font-color"/>
    </style:style>
    <style:style style:name="T72" style:family="text">
      <style:text-properties fo:text-shadow="none" style:font-style-complex="normal" fo:font-size="11pt" style:text-line-through-type="none" fo:font-style="normal" style:text-outline="false" style:text-position="0% 100%" style:font-name-complex="&quot;Arial&quot;" style:font-size-asian="11pt" style:font-size-complex="11pt" style:font-style-asian="normal" style:font-name="&quot;Arial&quot;" fo:color="#a61c00" fo:font-weight="bold" style:text-underline-style="solid" style:text-underline-width="auto" style:text-underline-color="font-color" style:font-weight-asian="bold" style:font-weight-complex="bold"/>
    </style:style>
    <style:style style:name="T73" style:family="text">
      <style:text-properties fo:text-shadow="none" style:font-style-complex="normal" fo:font-size="11pt" style:text-line-through-type="none" fo:font-style="normal" style:text-outline="false" style:text-position="0% 100%" style:font-name-complex="&quot;Arial&quot;" style:font-size-asian="11pt" style:font-size-complex="11pt" style:font-style-asian="normal" style:font-name="&quot;Arial&quot;" fo:color="#a61c00" fo:font-weight="bold" style:font-weight-asian="bold" style:font-weight-complex="bold" style:text-underline-style="none" style:text-underline-color="font-color"/>
    </style:style>
    <style:style style:name="T74" style:family="text">
      <style:text-properties style:text-position="0% 100%" fo:color="#000000" style:font-style-complex="normal" fo:font-size="11pt" fo:font-weight="normal" style:text-underline-style="none" style:text-underline-color="font-color" style:text-line-through-type="none" fo:font-style="normal" style:text-outline="false" style:font-size-asian="11pt" style:font-size-complex="11pt" style:font-weight-asian="normal" style:font-weight-complex="normal" style:font-style-asian="normal" fo:text-shadow="none" style:font-name="&quot;Arial&quot;" style:font-name-complex="&quot;Arial&quot;"/>
    </style:style>
    <style:style style:name="T75" style:family="text">
      <style:text-properties style:text-position="0% 100%" style:font-style-complex="normal" fo:font-size="11pt" style:text-line-through-type="none" fo:font-style="normal" style:text-outline="false" style:font-size-asian="11pt" style:font-size-complex="11pt" style:font-style-asian="normal" fo:text-shadow="none" style:font-name="&quot;Arial&quot;" style:font-name-complex="&quot;Arial&quot;" fo:font-weight="bold" fo:color="#a61c00" style:font-weight-asian="bold" style:text-underline-style="solid" style:text-underline-width="auto" style:text-underline-color="font-color" style:font-weight-complex="bold"/>
    </style:style>
    <style:style style:name="T76" style:family="text">
      <style:text-properties style:text-position="0% 100%" style:font-style-complex="normal" fo:font-size="11pt" style:text-line-through-type="none" fo:font-style="normal" style:text-outline="false" style:font-size-asian="11pt" style:font-size-complex="11pt" style:font-style-asian="normal" fo:text-shadow="none" style:font-name="&quot;Arial&quot;" style:font-name-complex="&quot;Arial&quot;" fo:color="#000000" fo:font-weight="normal" style:text-underline-style="none" style:text-underline-color="font-color" style:font-weight-asian="normal" style:font-weight-complex="normal"/>
    </style:style>
    <style:style style:name="T77" style:family="text">
      <style:text-properties fo:color="#000000" style:text-position="0% 100%" fo:text-shadow="none" style:font-style-asian="normal" style:font-weight-complex="normal" style:font-weight-asian="normal" style:font-size-complex="11pt" style:font-size-asian="11pt" style:font-name-complex="&quot;Arial&quot;" fo:font-style="normal" style:text-line-through-type="none" style:text-underline-style="none" style:text-underline-color="font-color" fo:font-weight="normal" fo:font-size="11pt" style:font-name="&quot;Arial&quot;" style:font-style-complex="normal" style:text-outline="false"/>
    </style:style>
    <style:style style:name="T78" style:family="text">
      <style:text-properties style:text-position="0% 100%" fo:text-shadow="none" style:font-style-asian="normal" style:font-size-complex="11pt" style:font-size-asian="11pt" style:font-name-complex="&quot;Arial&quot;" fo:font-style="normal" style:text-line-through-type="none" fo:font-size="11pt" style:font-name="&quot;Arial&quot;" style:font-style-complex="normal" style:text-outline="false" fo:font-weight="bold" fo:color="#a61c00" style:font-weight-asian="bold" style:text-underline-style="solid" style:text-underline-width="auto" style:text-underline-color="font-color" style:font-weight-complex="bold"/>
    </style:style>
    <style:style style:name="T79" style:family="text">
      <style:text-properties style:text-position="0% 100%" fo:text-shadow="none" style:font-style-asian="normal" style:font-size-complex="11pt" style:font-size-asian="11pt" style:font-name-complex="&quot;Arial&quot;" fo:font-style="normal" style:text-line-through-type="none" fo:font-size="11pt" style:font-name="&quot;Arial&quot;" style:font-style-complex="normal" style:text-outline="false" fo:font-weight="bold" fo:color="#a61c00" style:font-weight-asian="bold" style:font-weight-complex="bold" style:text-underline-style="none" style:text-underline-color="font-color"/>
    </style:style>
    <style:style style:name="T80" style:family="text">
      <style:text-properties style:text-position="0% 100%" fo:text-shadow="none" style:font-style-asian="normal" style:font-size-complex="11pt" style:font-size-asian="11pt" style:font-name-complex="&quot;Arial&quot;" fo:font-style="normal" style:text-line-through-type="none" fo:font-size="11pt" style:font-name="&quot;Arial&quot;" style:font-style-complex="normal" style:text-outline="false" style:text-underline-style="none" style:text-underline-color="font-color" fo:color="#000000" fo:font-weight="normal" style:font-weight-asian="normal" style:font-weight-complex="normal"/>
    </style:style>
    <style:style style:name="T81" style:family="text">
      <style:text-properties style:text-position="0% 100%" fo:text-shadow="none" style:font-style-asian="normal" style:font-size-complex="11pt" style:font-size-asian="11pt" style:font-name-complex="Arial" fo:font-style="normal" style:text-line-through-type="none" style:text-underline-style="none" style:text-underline-color="font-color" fo:font-size="11pt" style:font-name="Arial" style:font-style-complex="normal" style:text-outline="false" fo:font-weight="bold" fo:color="#a61c00" style:font-weight-asian="bold" style:font-weight-complex="bold"/>
    </style:style>
    <style:style style:name="T82" style:family="text">
      <style:text-properties style:text-position="0% 100%" fo:text-shadow="none" style:font-style-asian="normal" style:font-size-complex="11pt" style:font-size-asian="11pt" style:font-name-complex="Arial" fo:font-style="normal" style:text-line-through-type="none" fo:font-size="11pt" style:font-name="Arial" style:font-style-complex="normal" style:text-outline="false" fo:font-weight="bold" fo:color="#a61c00" style:font-weight-asian="bold" style:font-weight-complex="bold" style:text-underline-style="solid" style:text-underline-width="auto" style:text-underline-color="font-color"/>
    </style:style>
    <style:style style:name="T83" style:family="text">
      <style:text-properties style:text-position="0% 100%" fo:text-shadow="none" style:font-style-asian="normal" style:font-size-complex="11pt" style:font-size-asian="11pt" style:font-name-complex="Arial" fo:font-style="normal" style:text-line-through-type="none" fo:font-size="11pt" style:font-name="Arial" style:font-style-complex="normal" style:text-outline="false" fo:color="#000000" fo:font-weight="normal" style:text-underline-style="none" style:text-underline-color="font-color" style:font-weight-asian="normal" style:font-weight-complex="normal"/>
    </style:style>
    <style:style style:name="T84" style:family="text">
      <style:text-properties style:text-position="0% 100%" fo:text-shadow="none" style:font-style-asian="normal" style:font-size-complex="11pt" style:font-size-asian="11pt" style:font-name-complex="&quot;Arial&quot;" fo:font-style="normal" style:text-line-through-type="none" style:text-underline-style="none" style:text-underline-color="font-color" fo:font-size="11pt" style:font-name="&quot;Arial&quot;" style:font-style-complex="normal" style:text-outline="false" fo:font-weight="bold" fo:color="#a61c00" style:font-weight-asian="bold" style:font-weight-complex="bold"/>
    </style:style>
    <style:style style:name="T85" style:family="text">
      <style:text-properties style:text-position="0% 100%" fo:text-shadow="none" style:font-style-asian="normal" style:font-size-complex="11pt" style:font-size-asian="11pt" style:font-name-complex="&quot;Arial&quot;" fo:font-style="normal" style:text-line-through-type="none" fo:font-size="11pt" style:font-name="&quot;Arial&quot;" style:font-style-complex="normal" style:text-outline="false" fo:font-weight="bold" fo:color="#a61c00" style:font-weight-asian="bold" style:font-weight-complex="bold" style:text-underline-style="solid" style:text-underline-width="auto" style:text-underline-color="font-color"/>
    </style:style>
    <style:style style:name="T86" style:family="text">
      <style:text-properties style:text-position="0% 100%" fo:text-shadow="none" style:font-style-asian="normal" style:font-size-complex="11pt" style:font-size-asian="11pt" style:font-name-complex="&quot;Arial&quot;" fo:font-style="normal" style:text-line-through-type="none" fo:font-size="11pt" style:font-name="&quot;Arial&quot;" style:font-style-complex="normal" style:text-outline="false" fo:color="#000000" fo:font-weight="normal" style:text-underline-style="none" style:text-underline-color="font-color" style:font-weight-asian="normal" style:font-weight-complex="normal"/>
    </style:style>
    <style:style style:name="T87" style:family="text">
      <style:text-properties fo:text-shadow="none" fo:color="#000000" style:font-style-complex="normal" fo:font-size="11pt" fo:font-weight="normal" style:text-underline-style="none" style:text-underline-color="font-color" style:text-line-through-type="none" fo:font-style="normal" style:text-outline="false" style:font-name-complex="Arial" style:font-size-asian="11pt" style:font-size-complex="11pt" style:font-weight-asian="normal" style:font-weight-complex="normal" style:font-style-asian="normal" style:font-name="Arial" style:text-position="0% 100%"/>
    </style:style>
    <style:style style:name="T88" style:family="text">
      <style:text-properties fo:text-shadow="none" style:font-style-complex="normal" fo:font-size="11pt" style:text-underline-style="none" style:text-underline-color="font-color" style:text-line-through-type="none" fo:font-style="normal" style:text-outline="false" style:font-name-complex="Arial" style:font-size-asian="11pt" style:font-size-complex="11pt" style:font-style-asian="normal" style:font-name="Arial" style:text-position="0% 100%" fo:color="#a61c00" style:font-weight-complex="bold" style:font-weight-asian="bold" fo:font-weight="bold"/>
    </style:style>
    <style:style style:name="T89" style:family="text">
      <style:text-properties fo:text-shadow="none" style:font-style-complex="normal" fo:font-size="11pt" style:text-line-through-type="none" fo:font-style="normal" style:text-outline="false" style:font-name-complex="Arial" style:font-size-asian="11pt" style:font-size-complex="11pt" style:font-style-asian="normal" style:font-name="Arial" style:text-position="0% 100%" fo:color="#000000" fo:font-weight="normal" style:text-underline-style="solid" style:text-underline-width="auto" style:text-underline-color="font-color" style:font-weight-asian="normal" style:font-weight-complex="normal"/>
    </style:style>
    <style:style style:name="T90" style:family="text">
      <style:text-properties fo:text-shadow="none" style:font-style-complex="normal" fo:font-size="11pt" style:text-line-through-type="none" fo:font-style="normal" style:text-outline="false" style:font-name-complex="Arial" style:font-size-asian="11pt" style:font-size-complex="11pt" style:font-style-asian="normal" style:font-name="Arial" style:text-position="0% 100%" fo:color="#000000" fo:font-weight="normal" style:font-weight-asian="normal" style:font-weight-complex="normal" style:text-underline-style="none" style:text-underline-color="font-color"/>
    </style:style>
    <style:style style:name="T91" style:family="text">
      <style:text-properties style:text-underline-style="none" style:text-underline-color="font-color" style:font-weight-complex="normal" style:text-line-through-type="none" fo:font-style="normal" style:text-outline="false" fo:color="#000000" style:font-style-complex="normal" style:font-name="&quot;Arial&quot;" style:font-style-asian="normal" fo:font-size="11pt" fo:text-shadow="none" style:text-position="0% 100%" style:font-name-complex="&quot;Arial&quot;" style:font-size-asian="11pt" style:font-size-complex="11pt" style:font-weight-asian="normal" fo:font-weight="normal"/>
    </style:style>
    <style:style style:name="T92" style:family="text">
      <style:text-properties style:text-underline-style="none" style:text-underline-color="font-color" style:text-line-through-type="none" fo:font-style="normal" style:text-outline="false" style:font-style-complex="normal" style:font-name="&quot;Arial&quot;" style:font-style-asian="normal" fo:font-size="11pt" fo:text-shadow="none" style:text-position="0% 100%" style:font-name-complex="&quot;Arial&quot;" style:font-size-asian="11pt" style:font-size-complex="11pt" fo:color="#a61c00" style:font-weight-complex="bold" style:font-weight-asian="bold" fo:font-weight="bold"/>
    </style:style>
    <style:style style:name="T93" style:family="text">
      <style:text-properties style:text-underline-style="none" style:text-underline-color="font-color" style:text-line-through-type="none" fo:font-style="normal" style:text-outline="false" style:font-style-complex="normal" style:font-name="&quot;Arial&quot;" style:font-style-asian="normal" fo:font-size="11pt" fo:text-shadow="none" style:text-position="0% 100%" style:font-name-complex="&quot;Arial&quot;" style:font-size-asian="11pt" style:font-size-complex="11pt" fo:color="#000000" fo:font-weight="normal" style:font-weight-asian="normal" style:font-weight-complex="normal"/>
    </style:style>
    <style:style style:name="T94" style:family="text">
      <style:text-properties style:text-line-through-type="none" fo:font-style="normal" style:text-outline="false" style:font-style-complex="normal" style:font-name="&quot;Arial&quot;" style:font-style-asian="normal" fo:font-size="11pt" fo:text-shadow="none" style:text-position="0% 100%" style:font-name-complex="&quot;Arial&quot;" style:font-size-asian="11pt" style:font-size-complex="11pt" fo:color="#000000" fo:font-weight="normal" style:font-weight-asian="normal" style:font-weight-complex="normal" style:text-underline-style="solid" style:text-underline-width="auto" style:text-underline-color="font-color"/>
    </style:style>
    <style:style style:name="T95" style:family="text">
      <style:text-properties style:text-line-through-type="none" fo:font-style="normal" style:text-outline="false" style:font-style-complex="normal" style:font-name="&quot;Arial&quot;" style:font-style-asian="normal" fo:font-size="11pt" fo:text-shadow="none" style:text-position="0% 100%" style:font-name-complex="&quot;Arial&quot;" style:font-size-asian="11pt" style:font-size-complex="11pt" fo:color="#000000" fo:font-weight="normal" style:font-weight-asian="normal" style:font-weight-complex="normal" style:text-underline-style="none" style:text-underline-color="font-color"/>
    </style:style>
    <style:style style:name="T96" style:family="text">
      <style:text-properties fo:text-shadow="none" fo:color="#000000" style:font-style-complex="normal" fo:font-size="11pt" fo:font-weight="normal" style:text-underline-style="none" style:text-underline-color="font-color" style:text-line-through-type="none" fo:font-style="normal" style:text-outline="false" style:font-name-complex="&quot;Arial&quot;" style:font-size-asian="11pt" style:font-size-complex="11pt" style:font-weight-asian="normal" style:font-weight-complex="normal" style:font-style-asian="normal" style:font-name="&quot;Arial&quot;" style:text-position="0% 100%"/>
    </style:style>
    <style:style style:name="T97" style:family="text">
      <style:text-properties fo:text-shadow="none" style:font-style-complex="normal" fo:font-size="11pt" style:text-underline-style="none" style:text-underline-color="font-color" style:text-line-through-type="none" fo:font-style="normal" style:text-outline="false" style:font-name-complex="&quot;Arial&quot;" style:font-size-asian="11pt" style:font-size-complex="11pt" style:font-style-asian="normal" style:font-name="&quot;Arial&quot;" style:text-position="0% 100%" fo:color="#a61c00" style:font-weight-complex="bold" style:font-weight-asian="bold" fo:font-weight="bold"/>
    </style:style>
    <style:style style:name="T98" style:family="text">
      <style:text-properties fo:text-shadow="none" style:font-style-complex="normal" fo:font-size="11pt" style:text-line-through-type="none" fo:font-style="normal" style:text-outline="false" style:font-name-complex="&quot;Arial&quot;" style:font-size-asian="11pt" style:font-size-complex="11pt" style:font-style-asian="normal" style:font-name="&quot;Arial&quot;" style:text-position="0% 100%" fo:color="#000000" fo:font-weight="normal" style:text-underline-style="solid" style:text-underline-width="auto" style:text-underline-color="font-color" style:font-weight-asian="normal" style:font-weight-complex="normal"/>
    </style:style>
    <style:style style:name="T99" style:family="text">
      <style:text-properties fo:text-shadow="none" style:font-style-complex="normal" fo:font-size="11pt" style:text-line-through-type="none" fo:font-style="normal" style:text-outline="false" style:font-name-complex="&quot;Arial&quot;" style:font-size-asian="11pt" style:font-size-complex="11pt" style:font-style-asian="normal" style:font-name="&quot;Arial&quot;" style:text-position="0% 100%" fo:color="#000000" fo:font-weight="normal" style:font-weight-asian="normal" style:font-weight-complex="normal" style:text-underline-style="none" style:text-underline-color="font-color"/>
    </style:style>
    <style:style style:name="T100" style:family="text">
      <style:text-properties style:font-style-complex="normal" style:font-name="&quot;Arial&quot;" style:font-style-asian="normal" style:font-weight-complex="normal" style:font-weight-asian="normal" style:font-size-complex="11pt" style:font-size-asian="11pt" style:font-name-complex="&quot;Arial&quot;" style:text-position="0% 100%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01" style:family="text">
      <style:text-properties style:font-style-complex="normal" style:font-name="&quot;Arial&quot;" style:font-style-asian="normal" style:font-size-complex="11pt" style:font-size-asian="11pt" style:font-name-complex="&quot;Arial&quot;" style:text-position="0% 100%" style:text-outline="false" fo:font-style="normal" style:text-line-through-type="none" style:text-underline-style="none" style:text-underline-color="font-color" fo:font-size="11pt" fo:text-shadow="none" fo:color="#a61c00" fo:font-weight="bold" style:font-weight-asian="bold" style:font-weight-complex="bold"/>
    </style:style>
    <style:style style:name="T102" style:family="text">
      <style:text-properties style:font-name="Arial" style:font-style-complex="norm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fo:color="#000000"/>
    </style:style>
    <style:style style:name="T103" style:family="text">
      <style:text-properties style:font-name="Arial" style:font-style-complex="norm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fo:color="#a61c00" fo:font-weight="bold" style:font-weight-asian="bold" style:font-weight-complex="bold"/>
    </style:style>
    <style:style style:name="T104" style:family="text">
      <style:text-properties fo:color="#000000" style:font-name="&quot;Arial&quot;" style:font-style-asian="normal" style:font-weight-complex="normal" style:font-weight-asian="normal" style:font-size-complex="11pt" style:font-size-asian="11pt" style:font-name-complex="&quot;Arial&quot;" style:text-position="0% 100%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05" style:family="text">
      <style:text-properties style:font-name="&quot;Arial&quot;" style:font-style-asian="normal" style:font-size-complex="11pt" style:font-size-asian="11pt" style:font-name-complex="&quot;Arial&quot;" style:text-position="0% 100%" fo:text-shadow="none" style:text-outline="false" fo:font-style="normal" style:text-line-through-type="none" style:text-underline-style="none" style:text-underline-color="font-color" fo:font-size="11pt" style:font-style-complex="normal" fo:color="#a61c00" fo:font-weight="bold" style:font-weight-asian="bold" style:font-weight-complex="bold"/>
    </style:style>
    <style:style style:name="T106" style:family="text">
      <style:text-properties style:font-name="&quot;Arial&quot;" style:font-style-asian="normal" style:font-size-complex="11pt" style:font-size-asian="11pt" style:font-name-complex="&quot;Arial&quot;" style:text-position="0% 100%" fo:text-shadow="none" style:text-outline="false" fo:font-style="normal" style:text-line-through-type="none" style:text-underline-style="none" style:text-underline-color="font-color" fo:font-size="11pt" style:font-style-complex="normal" fo:color="#000000" fo:font-weight="normal" style:font-weight-asian="normal" style:font-weight-complex="normal"/>
    </style:style>
    <style:style style:name="T107" style:family="text">
      <style:text-properties fo:text-shadow="none" style:font-style-complex="normal" fo:font-size="11pt" style:text-line-through-type="none" fo:font-style="normal" style:text-outline="false" style:font-name-complex="Arial" style:font-size-asian="11pt" style:font-size-complex="11pt" style:font-style-asian="normal" style:font-name="Arial" style:text-position="0% 100%" fo:color="#a61c00" fo:font-weight="bold" style:text-underline-style="solid" style:text-underline-width="auto" style:text-underline-color="font-color" style:font-weight-asian="bold" style:font-weight-complex="bold"/>
    </style:style>
    <style:style style:name="T108" style:family="text">
      <style:text-properties fo:text-shadow="none" style:font-style-complex="normal" fo:font-size="11pt" style:text-line-through-type="none" fo:font-style="normal" style:text-outline="false" style:font-name-complex="Arial" style:font-size-asian="11pt" style:font-size-complex="11pt" style:font-style-asian="normal" style:font-name="Arial" style:text-position="0% 100%" style:text-underline-style="solid" style:text-underline-width="auto" style:text-underline-color="font-color" fo:color="#000000" fo:font-weight="normal" style:font-weight-asian="normal" style:font-weight-complex="normal"/>
    </style:style>
    <style:style style:name="T109" style:family="text">
      <style:text-properties style:text-position="0% 100%" style:font-style-complex="norm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fo:font-weight="normal" fo:font-size="11pt" style:font-name="Arial" style:text-underline-style="solid" style:text-underline-width="auto" style:text-underline-color="font-color"/>
    </style:style>
    <style:style style:name="T110" style:family="text">
      <style:text-properties style:text-underline-style="none" style:text-underline-color="font-color" style:text-line-through-type="none" fo:font-style="normal" style:text-outline="false" style:font-style-complex="normal" style:font-name="Arial" style:font-style-asian="normal" fo:font-size="11pt" fo:text-shadow="none" style:text-position="0% 100%" style:font-name-complex="Arial" style:font-size-asian="11pt" style:font-size-complex="11pt" fo:color="#a61c00" fo:font-weight="bold" style:font-weight-asian="bold" style:font-weight-complex="bold"/>
    </style:style>
    <style:style style:name="T11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weight-asian="normal" style:font-weight-complex="normal" style:font-style-asian="normal" style:font-name="Arial" fo:color="#a61c00"/>
    </style:style>
    <style:style style:name="T11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weight-asian="normal" style:font-weight-complex="normal" style:font-style-asian="normal" style:font-name="Arial" fo:color="#000000"/>
    </style:style>
    <style:style style:name="T113" style:family="text">
      <style:text-properties fo:font-size="11pt" style:font-weight-complex="bold" fo:font-style="normal" style:font-name-complex="Arial" style:text-underline-style="none" style:text-underline-color="font-color" fo:text-shadow="none" style:font-style-complex="normal" style:text-line-through-type="none" style:text-position="0% 100%" style:font-size-complex="11pt" fo:font-weight="bold" style:font-size-asian="11pt" style:text-outline="false" style:font-weight-asian="bold" style:font-style-asian="normal" style:font-name="Arial" fo:color="#a61c00"/>
    </style:style>
    <style:style style:name="T114" style:family="text">
      <style:text-properties fo:font-size="11pt" fo:font-style="normal" style:font-name-complex="Arial" style:text-underline-style="none" style:text-underline-color="font-color" fo:text-shadow="none" style:font-style-complex="normal" style:text-line-through-type="none" style:text-position="0% 100%" style:font-size-complex="11pt" style:font-size-asian="11pt" style:text-outline="false" style:font-style-asian="normal" style:font-name="Arial" style:font-weight-complex="normal" fo:color="#000000" style:font-weight-asian="normal" fo:font-weight="normal"/>
    </style:style>
    <style:style style:name="T115" style:family="text">
      <style:text-properties fo:font-size="11pt" fo:font-style="normal" style:font-name-complex="Arial" style:text-underline-style="none" style:text-underline-color="font-color" fo:text-shadow="none" style:font-style-complex="normal" style:text-line-through-type="none" style:text-position="0% 100%" style:font-size-complex="11pt" style:font-size-asian="11pt" style:text-outline="false" style:font-style-asian="normal" style:font-name="Arial" style:font-weight-complex="bold" style:font-weight-asian="bold" fo:color="#a61c00" fo:font-weight="bold"/>
    </style:style>
    <style:style style:name="T116" style:family="text">
      <style:text-properties fo:font-size="11pt" fo:font-style="normal" style:font-name-complex="Arial" style:text-underline-style="none" style:text-underline-color="font-color" fo:text-shadow="none" style:font-style-complex="normal" style:text-line-through-type="none" style:text-position="0% 100%" style:font-size-complex="11pt" style:font-size-asian="11pt" style:text-outline="false" style:font-style-asian="normal" style:font-name="Arial" style:font-weight-complex="normal" style:font-weight-asian="normal" fo:font-weight="normal" fo:color="#000000"/>
    </style:style>
    <style:style style:name="T117" style:family="text">
      <style:text-properties fo:font-size="11pt" fo:font-style="normal" style:font-name-complex="Arial" style:text-underline-style="none" style:text-underline-color="font-color" fo:text-shadow="none" style:font-style-complex="normal" style:text-line-through-type="none" style:text-position="0% 100%" style:font-size-complex="11pt" style:font-size-asian="11pt" style:text-outline="false" style:font-style-asian="normal" style:font-name="Arial" fo:font-weight="bold" style:font-weight-asian="bold" style:font-weight-complex="bold" fo:color="#a61c00"/>
    </style:style>
    <style:style style:name="T118" style:family="text">
      <style:text-properties fo:font-size="11pt" fo:font-style="normal" style:font-name-complex="Arial" style:text-underline-style="none" style:text-underline-color="font-color" fo:text-shadow="none" style:font-style-complex="normal" style:text-line-through-type="none" style:text-position="0% 100%" style:font-size-complex="11pt" style:font-size-asian="11pt" style:text-outline="false" style:font-style-asian="normal" style:font-name="Arial" fo:color="#000000" fo:font-weight="normal" style:font-weight-asian="normal" style:font-weight-complex="normal"/>
    </style:style>
    <style:style style:name="T119" style:family="text">
      <style:text-properties fo:font-size="11pt" fo:font-style="normal" style:font-name-complex="Arial" style:text-underline-style="none" style:text-underline-color="font-color" fo:text-shadow="none" style:font-style-complex="normal" style:text-line-through-type="none" style:text-position="0% 100%" style:font-size-complex="11pt" style:font-size-asian="11pt" style:text-outline="false" style:font-style-asian="normal" style:font-name="Arial" fo:color="#a61c00" fo:font-weight="bold" style:font-weight-asian="bold" style:font-weight-complex="bold"/>
    </style:style>
    <style:style style:name="T120" style:family="text">
      <style:text-properties fo:font-size="11pt" style:font-weight-complex="bold" fo:font-style="normal" style:font-name-complex="&quot;Arial&quot;" style:text-underline-style="none" style:text-underline-color="font-color" fo:text-shadow="none" style:font-style-complex="normal" style:text-line-through-type="none" style:text-position="0% 100%" style:font-size-complex="11pt" fo:font-weight="bold" style:font-size-asian="11pt" style:text-outline="false" style:font-weight-asian="bold" style:font-style-asian="normal" style:font-name="&quot;Arial&quot;" fo:color="#a61c00"/>
    </style:style>
    <style:style style:name="T121" style:family="text">
      <style:text-properties fo:font-size="11pt" fo:font-style="normal" style:font-name-complex="&quot;Arial&quot;" style:text-underline-style="none" style:text-underline-color="font-color" fo:text-shadow="none" style:font-style-complex="normal" style:text-line-through-type="none" style:text-position="0% 100%" style:font-size-complex="11pt" style:font-size-asian="11pt" style:text-outline="false" style:font-style-asian="normal" style:font-name="&quot;Arial&quot;" style:font-weight-complex="normal" fo:color="#000000" style:font-weight-asian="normal" fo:font-weight="normal"/>
    </style:style>
    <style:style style:name="T122" style:family="text">
      <style:text-properties fo:font-size="11pt" fo:font-style="normal" style:font-name-complex="&quot;Arial&quot;" style:text-underline-style="none" style:text-underline-color="font-color" fo:text-shadow="none" style:font-style-complex="normal" style:text-line-through-type="none" style:text-position="0% 100%" style:font-size-complex="11pt" style:font-size-asian="11pt" style:text-outline="false" style:font-style-asian="normal" style:font-name="&quot;Arial&quot;" style:font-weight-complex="bold" style:font-weight-asian="bold" fo:color="#a61c00" fo:font-weight="bold"/>
    </style:style>
    <style:style style:name="T123" style:family="text">
      <style:text-properties fo:font-size="11pt" fo:font-style="normal" style:font-name-complex="&quot;Arial&quot;" style:text-underline-style="none" style:text-underline-color="font-color" fo:text-shadow="none" style:font-style-complex="normal" style:text-line-through-type="none" style:text-position="0% 100%" style:font-size-complex="11pt" style:font-size-asian="11pt" style:text-outline="false" style:font-style-asian="normal" style:font-name="&quot;Arial&quot;" style:font-weight-complex="normal" style:font-weight-asian="normal" fo:font-weight="normal" fo:color="#000000"/>
    </style:style>
    <style:style style:name="T124" style:family="text">
      <style:text-properties fo:font-size="11pt" fo:font-style="normal" style:font-name-complex="&quot;Arial&quot;" style:text-underline-style="none" style:text-underline-color="font-color" fo:text-shadow="none" style:font-style-complex="normal" style:text-line-through-type="none" style:text-position="0% 100%" style:font-size-complex="11pt" style:font-size-asian="11pt" style:text-outline="false" style:font-style-asian="normal" style:font-name="&quot;Arial&quot;" fo:font-weight="bold" style:font-weight-asian="bold" style:font-weight-complex="bold" fo:color="#a61c00"/>
    </style:style>
    <style:style style:name="T125" style:family="text">
      <style:text-properties fo:font-size="11pt" fo:font-style="normal" style:font-name-complex="&quot;Arial&quot;" style:text-underline-style="none" style:text-underline-color="font-color" fo:text-shadow="none" style:font-style-complex="normal" style:text-line-through-type="none" style:text-position="0% 100%" style:font-size-complex="11pt" style:font-size-asian="11pt" style:text-outline="false" style:font-style-asian="normal" style:font-name="&quot;Arial&quot;" fo:color="#000000" fo:font-weight="normal" style:font-weight-asian="normal" style:font-weight-complex="normal"/>
    </style:style>
    <style:style style:name="T126" style:family="text">
      <style:text-properties fo:font-size="11pt" fo:font-style="normal" style:font-name-complex="&quot;Arial&quot;" style:text-underline-style="none" style:text-underline-color="font-color" fo:text-shadow="none" style:font-style-complex="normal" style:text-line-through-type="none" style:text-position="0% 100%" style:font-size-complex="11pt" style:font-size-asian="11pt" style:text-outline="false" style:font-style-asian="normal" style:font-name="&quot;Arial&quot;" fo:color="#a61c00" fo:font-weight="bold" style:font-weight-asian="bold" style:font-weight-complex="bold"/>
    </style:style>
    <style:style style:name="T127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128" style:family="text">
      <style:text-properties fo:color="#000000" style:font-name="&quot;Arial&quot;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&quot;Arial&quot;" style:font-size-asian="11pt" style:font-size-complex="11pt" style:font-weight-asian="normal" style:font-weight-complex="normal" style:font-style-asian="normal" style:font-style-complex="normal"/>
    </style:style>
    <style:style style:name="T129" style:family="text">
      <style:text-properties style:font-name="Arial" style:text-position="0% 100%" fo:font-size="11pt" style:text-line-through-type="none" fo:font-style="normal" style:text-outline="false" fo:text-shadow="none" style:font-name-complex="Arial" style:font-size-asian="11pt" style:font-size-complex="11pt" style:font-style-asian="normal" style:font-style-complex="normal" fo:color="#a61c00" fo:font-weight="bold" style:text-underline-style="none" style:text-underline-color="font-color" style:font-weight-asian="bold" style:font-weight-complex="bold"/>
    </style:style>
    <style:style style:name="T130" style:family="text">
      <style:text-properties style:text-underline-style="none" style:text-underline-color="font-color" style:text-line-through-type="none" fo:font-style="normal" style:text-outline="false" style:font-style-complex="normal" style:font-name="&quot;Arial&quot;" style:font-style-asian="normal" fo:font-size="11pt" fo:text-shadow="none" style:text-position="0% 100%" style:font-name-complex="&quot;Arial&quot;" style:font-size-asian="11pt" style:font-size-complex="11pt" fo:color="#a61c00" fo:font-weight="bold" style:font-weight-asian="bold" style:font-weight-complex="bold"/>
    </style:style>
    <style:style style:name="T131" style:family="text">
      <style:text-properties fo:text-shadow="none" style:font-style-complex="normal" fo:font-size="11pt" style:text-underline-style="none" style:text-underline-color="font-color" style:text-line-through-type="none" fo:font-style="normal" style:text-outline="false" style:font-name-complex="Arial" style:font-size-asian="11pt" style:font-size-complex="11pt" style:font-style-asian="normal" style:font-name="Arial" style:text-position="0% 100%" fo:color="#a61c00" fo:font-weight="bold" style:font-weight-asian="bold" style:font-weight-complex="bold"/>
    </style:style>
    <style:style style:name="T132" style:family="text">
      <style:text-properties fo:text-shadow="none" style:font-style-complex="normal" fo:font-size="11pt" style:text-underline-style="none" style:text-underline-color="font-color" style:text-line-through-type="none" fo:font-style="normal" style:text-outline="false" style:font-name-complex="&quot;Arial&quot;" style:font-size-asian="11pt" style:font-size-complex="11pt" style:font-style-asian="normal" style:font-name="&quot;Arial&quot;" style:text-position="0% 100%" fo:color="#a61c00" fo:font-weight="bold" style:font-weight-asian="bold" style:font-weight-complex="bold"/>
    </style:style>
    <style:style style:name="T133" style:family="text">
      <style:text-properties style:font-name="&quot;Arial&quot;" style:text-position="0% 100%" fo:font-size="11pt" fo:font-weight="normal" style:text-underline-style="none" style:text-underline-color="font-color" style:text-line-through-type="none" fo:font-style="normal" style:text-outline="false" fo:text-shadow="none" fo:color="#000000" style:font-name-complex="&quot;Arial&quot;" style:font-size-asian="11pt" style:font-size-complex="11pt" style:font-weight-asian="normal" style:font-weight-complex="normal" style:font-style-asian="normal" style:font-style-complex="normal"/>
    </style:style>
    <style:style style:name="T134" style:family="text">
      <style:text-properties style:font-name="&quot;Arial&quot;" style:text-position="0% 100%" fo:font-size="11pt" fo:font-weight="normal" style:text-line-through-type="none" fo:font-style="normal" style:text-outline="false" fo:text-shadow="none" fo:color="#000000" style:font-name-complex="&quot;Arial&quot;" style:font-size-asian="11pt" style:font-size-complex="11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135" style:family="text">
      <style:text-properties style:font-name="&quot;Arial&quot;" style:text-position="0% 100%" fo:font-size="11pt" fo:font-weight="normal" style:text-line-through-type="none" fo:font-style="normal" style:text-outline="false" fo:text-shadow="none" fo:color="#000000" style:font-name-complex="&quot;Arial&quot;" style:font-size-asian="11pt" style:font-size-complex="11pt" style:font-weight-asian="normal" style:font-weight-complex="normal" style:font-style-asian="normal" style:font-style-complex="normal" style:text-underline-style="none" style:text-underline-color="font-color"/>
    </style:style>
    <style:style style:name="T136" style:family="text">
      <style:text-properties fo:text-shadow="none" fo:color="#000000" style:font-name="Arial" style:font-style-asian="normal" style:font-weight-complex="normal" style:font-weight-asian="normal" style:font-size-complex="11pt" style:font-size-asian="11pt" style:font-name-complex="Arial" fo:font-style="normal" style:text-line-through-type="none" style:text-underline-style="none" style:text-underline-color="font-color" fo:font-weight="normal" fo:font-size="11pt" style:font-style-complex="normal" style:text-position="0% 100%" style:text-outline="false"/>
    </style:style>
    <style:style style:name="T137" style:family="text">
      <style:text-properties fo:text-shadow="none" fo:color="#000000" style:font-name="Arial" style:font-style-asian="normal" style:font-weight-complex="normal" style:font-weight-asian="normal" style:font-size-complex="11pt" style:font-size-asian="11pt" style:font-name-complex="Arial" fo:font-style="normal" style:text-line-through-type="none" fo:font-weight="normal" fo:font-size="11pt" style:font-style-complex="normal" style:text-position="0% 100%" style:text-outline="false" style:text-underline-style="solid" style:text-underline-width="auto" style:text-underline-color="font-color"/>
    </style:style>
    <style:style style:name="T138" style:family="text">
      <style:text-properties fo:text-shadow="none" style:font-name="Arial" style:font-style-asian="normal" style:font-size-complex="11pt" style:font-size-asian="11pt" style:font-name-complex="Arial" fo:font-style="normal" style:text-line-through-type="none" fo:font-size="11pt" style:font-style-complex="normal" style:text-position="0% 100%" style:text-outline="false" fo:color="#a61c00" fo:font-weight="bold" style:text-underline-style="none" style:text-underline-color="font-color" style:font-weight-asian="bold" style:font-weight-complex="bold"/>
    </style:style>
    <style:style style:name="T139" style:family="text">
      <style:text-properties fo:text-shadow="none" style:font-name="Arial" style:font-style-asian="normal" style:font-size-complex="11pt" style:font-size-asian="11pt" style:font-name-complex="Arial" fo:font-style="normal" style:text-line-through-type="none" fo:font-size="11pt" style:font-style-complex="normal" style:text-position="0% 100%" style:text-outline="false" style:text-underline-style="none" style:text-underline-color="font-color" fo:color="#000000" fo:font-weight="normal" style:font-weight-asian="normal" style:font-weight-complex="normal"/>
    </style:style>
    <style:style style:name="T140" style:family="text">
      <style:text-properties style:font-name="&quot;Arial&quot;" fo:text-shadow="none" style:font-style-asian="normal" style:font-weight-complex="normal" style:font-weight-asian="normal" style:font-size-complex="11pt" style:font-size-asian="11pt" style:font-name-complex="&quot;Arial&quot;" style:text-position="0% 100%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41" style:family="text">
      <style:text-properties style:font-name="&quot;Arial&quot;" fo:text-shadow="none" style:font-style-asian="normal" style:font-size-complex="11pt" style:font-size-asian="11pt" style:font-name-complex="&quot;Arial&quot;" style:text-position="0% 100%" style:text-outline="false" fo:font-style="normal" style:text-line-through-type="none" style:text-underline-style="none" style:text-underline-color="font-color" fo:font-size="11pt" style:font-style-complex="normal" fo:color="#a61c00" fo:font-weight="bold" style:font-weight-asian="bold" style:font-weight-complex="bold"/>
    </style:style>
    <style:style style:name="T142" style:family="text">
      <style:text-properties style:font-name="&quot;Arial&quot;" fo:text-shadow="none" style:font-style-asian="normal" style:font-size-complex="11pt" style:font-size-asian="11pt" style:font-name-complex="&quot;Arial&quot;" style:text-position="0% 100%" style:text-outline="false" fo:font-style="normal" style:text-line-through-type="none" style:text-underline-style="none" style:text-underline-color="font-color" fo:font-size="11pt" style:font-style-complex="normal" fo:color="#000000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Presente</text:p>
          </table:table-cell>
          <table:table-cell table:style-name="ce12" office:value-type="string" calcext:value-type="string">
            <text:p>Amar</text:p>
          </table:table-cell>
          <table:table-cell table:style-name="ce26" office:value-type="string" calcext:value-type="string">
            <text:p>Comer</text:p>
          </table:table-cell>
          <table:table-cell/>
          <table:table-cell table:style-name="ce1" office:value-type="string" calcext:value-type="string">
            <text:p>Perfeito</text:p>
          </table:table-cell>
          <table:table-cell table:style-name="ce12" office:value-type="string" calcext:value-type="string">
            <text:p>Amar</text:p>
          </table:table-cell>
          <table:table-cell table:style-name="ce26" office:value-type="string" calcext:value-type="string">
            <text:p>Com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4">a</text:span><text:span text:style-name="T5">mo</text:span></text:p>
          </table:table-cell>
          <table:table-cell table:style-name="ce22" office:value-type="string" calcext:value-type="string">
            <text:p><text:span text:style-name="T16">c</text:span><text:span text:style-name="T17">o</text:span><text:span text:style-name="T11">mo</text:span></text:p>
          </table:table-cell>
          <table:table-cell/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87">am</text:span><text:span text:style-name="T107">e</text:span><text:span text:style-name="T108">i</text:span></text:p>
          </table:table-cell>
          <table:table-cell table:style-name="ce22" office:value-type="string" calcext:value-type="string">
            <text:p><text:span text:style-name="T50">com</text:span><text:span text:style-name="T109">i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6">a</text:span><text:span text:style-name="T7">m</text:span><text:span text:style-name="T8">a</text:span><text:span text:style-name="T9">s</text:span></text:p>
          </table:table-cell>
          <table:table-cell table:style-name="ce22" office:value-type="string" calcext:value-type="string">
            <text:p><text:span text:style-name="T18">c</text:span><text:span text:style-name="T19">o</text:span><text:span text:style-name="T20">m</text:span><text:span text:style-name="T21">e</text:span><text:span text:style-name="T22">s</text:span></text:p>
          </table:table-cell>
          <table:table-cell/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13">am</text:span><text:span text:style-name="T14">a</text:span><text:span text:style-name="T15">ste</text:span></text:p>
          </table:table-cell>
          <table:table-cell table:style-name="ce22" office:value-type="string" calcext:value-type="string">
            <text:p><text:span text:style-name="T13">com</text:span><text:span text:style-name="T14">e</text:span><text:span text:style-name="T15">ste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10">a</text:span><text:span text:style-name="T11">m</text:span><text:span text:style-name="T12">a</text:span></text:p>
          </table:table-cell>
          <table:table-cell table:style-name="ce22" office:value-type="string" calcext:value-type="string">
            <text:p><text:span text:style-name="T23">c</text:span><text:span text:style-name="T24">o</text:span><text:span text:style-name="T25">m</text:span><text:span text:style-name="T26">e</text:span></text:p>
          </table:table-cell>
          <table:table-cell/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13">am</text:span><text:span text:style-name="T14">o</text:span><text:span text:style-name="T15">u</text:span></text:p>
          </table:table-cell>
          <table:table-cell table:style-name="ce22" office:value-type="string" calcext:value-type="string">
            <text:p><text:span text:style-name="T13">com</text:span><text:span text:style-name="T14">e</text:span><text:span text:style-name="T15">u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13">am</text:span><text:span text:style-name="T14">a</text:span><text:span text:style-name="T15">mos</text:span></text:p>
          </table:table-cell>
          <table:table-cell table:style-name="ce22" office:value-type="string" calcext:value-type="string">
            <text:p><text:span text:style-name="T13">com</text:span><text:span text:style-name="T14">e</text:span><text:span text:style-name="T15">mos</text:span></text:p>
          </table:table-cell>
          <table:table-cell/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13">am</text:span><text:span text:style-name="T14">á</text:span><text:span text:style-name="T15">mos</text:span></text:p>
          </table:table-cell>
          <table:table-cell table:style-name="ce22" office:value-type="string" calcext:value-type="string">
            <text:p><text:span text:style-name="T13">com</text:span><text:span text:style-name="T14">e</text:span><text:span text:style-name="T15">mos</text:span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as/eles</text:p>
          </table:table-cell>
          <table:table-cell table:style-name="ce13" office:value-type="string" calcext:value-type="string">
            <text:p><text:span text:style-name="T6">a</text:span><text:span text:style-name="T7">m</text:span><text:span text:style-name="T8">a</text:span><text:span text:style-name="T9">m</text:span></text:p>
          </table:table-cell>
          <table:table-cell table:style-name="ce27" office:value-type="string" calcext:value-type="string">
            <text:p><text:span text:style-name="T65">c</text:span><text:span text:style-name="T66">o</text:span><text:span text:style-name="T67">m</text:span><text:span text:style-name="T68">e</text:span><text:span text:style-name="T69">m</text:span></text:p>
          </table:table-cell>
          <table:table-cell/>
          <table:table-cell table:style-name="ce3" office:value-type="string" calcext:value-type="string">
            <text:p>Elas/eles</text:p>
          </table:table-cell>
          <table:table-cell table:style-name="ce13" office:value-type="string" calcext:value-type="string">
            <text:p><text:span text:style-name="T13">am</text:span><text:span text:style-name="T14">a</text:span><text:span text:style-name="T15">ram</text:span></text:p>
          </table:table-cell>
          <table:table-cell table:style-name="ce27" office:value-type="string" calcext:value-type="string">
            <text:p><text:span text:style-name="T74">com</text:span><text:span text:style-name="T75">e</text:span><text:span text:style-name="T76">ram</text:span>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Presente</text:p>
          </table:table-cell>
          <table:table-cell table:style-name="ce12" office:value-type="string" calcext:value-type="string">
            <text:p>Partir</text:p>
          </table:table-cell>
          <table:table-cell table:style-name="ce26" office:value-type="string" calcext:value-type="string">
            <text:p>Vir</text:p>
          </table:table-cell>
          <table:table-cell/>
          <table:table-cell table:style-name="ce1" office:value-type="string" calcext:value-type="string">
            <text:p>Perfeito</text:p>
          </table:table-cell>
          <table:table-cell table:style-name="ce12" office:value-type="string" calcext:value-type="string">
            <text:p>Partir</text:p>
          </table:table-cell>
          <table:table-cell table:style-name="ce26" office:value-type="string" calcext:value-type="string">
            <text:p>Vi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16">p</text:span><text:span text:style-name="T17">a</text:span><text:span text:style-name="T11">rto</text:span></text:p>
          </table:table-cell>
          <table:table-cell table:style-name="ce22" office:value-type="string" calcext:value-type="string">
            <text:p><text:span text:style-name="T27">v</text:span><text:span text:style-name="T28">e</text:span><text:span text:style-name="T29">nh</text:span><text:span text:style-name="T30">o</text:span></text:p>
          </table:table-cell>
          <table:table-cell/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50">part</text:span><text:span text:style-name="T109">i</text:span></text:p>
          </table:table-cell>
          <table:table-cell table:style-name="ce22" office:value-type="string" calcext:value-type="string">
            <text:p><text:span text:style-name="T16">v</text:span><text:span text:style-name="T17">i</text:span><text:span text:style-name="T129">m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18">p</text:span><text:span text:style-name="T19">a</text:span><text:span text:style-name="T20">rt</text:span><text:span text:style-name="T21">e</text:span><text:span text:style-name="T22">s</text:span></text:p>
          </table:table-cell>
          <table:table-cell table:style-name="ce22" office:value-type="string" calcext:value-type="string">
            <text:p><text:span text:style-name="T27">v</text:span><text:span text:style-name="T28">e</text:span><text:span text:style-name="T29">n</text:span><text:span text:style-name="T30">s</text:span></text:p>
          </table:table-cell>
          <table:table-cell/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13">part</text:span><text:span text:style-name="T14">i</text:span><text:span text:style-name="T15">ste</text:span></text:p>
          </table:table-cell>
          <table:table-cell table:style-name="ce22" office:value-type="string" calcext:value-type="string">
            <text:p><text:span text:style-name="T13">vi</text:span><text:span text:style-name="T14">e</text:span><text:span text:style-name="T15">ste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23">p</text:span><text:span text:style-name="T24">a</text:span><text:span text:style-name="T25">rt</text:span><text:span text:style-name="T26">e</text:span></text:p>
          </table:table-cell>
          <table:table-cell table:style-name="ce22" office:value-type="string" calcext:value-type="string">
            <text:p><text:span text:style-name="T40">v</text:span><text:span text:style-name="T70">e</text:span><text:span text:style-name="T71">m</text:span></text:p>
          </table:table-cell>
          <table:table-cell/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13">part</text:span><text:span text:style-name="T14">i</text:span><text:span text:style-name="T15">u</text:span></text:p>
          </table:table-cell>
          <table:table-cell table:style-name="ce22" office:value-type="string" calcext:value-type="string">
            <text:p><text:span text:style-name="T40">v</text:span><text:span text:style-name="T70">ei</text:span><text:span text:style-name="T71">o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13">part</text:span><text:span text:style-name="T14">i</text:span><text:span text:style-name="T15">mos</text:span></text:p>
          </table:table-cell>
          <table:table-cell table:style-name="ce22" office:value-type="string" calcext:value-type="string">
            <text:p><text:span text:style-name="T16">v</text:span><text:span text:style-name="T17">i</text:span><text:span text:style-name="T11">mos</text:span></text:p>
          </table:table-cell>
          <table:table-cell/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13">part</text:span><text:span text:style-name="T14">i</text:span><text:span text:style-name="T15">mos</text:span></text:p>
          </table:table-cell>
          <table:table-cell table:style-name="ce22" office:value-type="string" calcext:value-type="string">
            <text:p><text:span text:style-name="T13">vi</text:span><text:span text:style-name="T14">e</text:span><text:span text:style-name="T15">mos</text:span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as/eles</text:p>
          </table:table-cell>
          <table:table-cell table:style-name="ce13" office:value-type="string" calcext:value-type="string">
            <text:p><text:span text:style-name="T18">p</text:span><text:span text:style-name="T19">a</text:span><text:span text:style-name="T20">rt</text:span><text:span text:style-name="T21">e</text:span><text:span text:style-name="T22">m</text:span></text:p>
          </table:table-cell>
          <table:table-cell table:style-name="ce27" office:value-type="string" calcext:value-type="string">
            <text:p><text:span text:style-name="T54">v</text:span><text:span text:style-name="T72">ê</text:span><text:span text:style-name="T73">m</text:span></text:p>
          </table:table-cell>
          <table:table-cell/>
          <table:table-cell table:style-name="ce3" office:value-type="string" calcext:value-type="string">
            <text:p>Elas/eles</text:p>
          </table:table-cell>
          <table:table-cell table:style-name="ce13" office:value-type="string" calcext:value-type="string">
            <text:p><text:span text:style-name="T13">part</text:span><text:span text:style-name="T14">i</text:span><text:span text:style-name="T15">ram</text:span></text:p>
          </table:table-cell>
          <table:table-cell table:style-name="ce27" office:value-type="string" calcext:value-type="string">
            <text:p><text:span text:style-name="T74">vi</text:span><text:span text:style-name="T75">e</text:span><text:span text:style-name="T76">ram</text:span>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mperfeito</text:p>
          </table:table-cell>
          <table:table-cell table:style-name="ce12" office:value-type="string" calcext:value-type="string">
            <text:p>Amar</text:p>
          </table:table-cell>
          <table:table-cell table:style-name="ce26" office:value-type="string" calcext:value-type="string">
            <text:p>Comer</text:p>
          </table:table-cell>
          <table:table-cell/>
          <table:table-cell table:style-name="ce1" office:value-type="string" calcext:value-type="string">
            <text:p>Futuro</text:p>
          </table:table-cell>
          <table:table-cell table:style-name="ce12" office:value-type="string" calcext:value-type="string">
            <text:p>Amar</text:p>
          </table:table-cell>
          <table:table-cell table:style-name="ce26" office:value-type="string" calcext:value-type="string">
            <text:p>Com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27">am</text:span><text:span text:style-name="T28">a</text:span><text:span text:style-name="T29">v</text:span><text:span text:style-name="T30">a</text:span></text:p>
          </table:table-cell>
          <table:table-cell table:style-name="ce22" office:value-type="string" calcext:value-type="string">
            <text:p><text:span text:style-name="T13">com</text:span><text:span text:style-name="T14">i</text:span><text:span text:style-name="T15">a</text:span></text:p>
          </table:table-cell>
          <table:table-cell/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31">am</text:span><text:span text:style-name="T110">a</text:span><text:span text:style-name="T33">r</text:span><text:span text:style-name="T34">ei</text:span></text:p>
          </table:table-cell>
          <table:table-cell table:style-name="ce22" office:value-type="string" calcext:value-type="string">
            <text:p><text:span text:style-name="T31">com</text:span><text:span text:style-name="T110">e</text:span><text:span text:style-name="T33">r</text:span><text:span text:style-name="T34">ei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27">am</text:span><text:span text:style-name="T28">a</text:span><text:span text:style-name="T29">v</text:span><text:span text:style-name="T30">as</text:span></text:p>
          </table:table-cell>
          <table:table-cell table:style-name="ce22" office:value-type="string" calcext:value-type="string">
            <text:p><text:span text:style-name="T13">com</text:span><text:span text:style-name="T14">i</text:span><text:span text:style-name="T15">as</text:span></text:p>
          </table:table-cell>
          <table:table-cell/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31">am</text:span><text:span text:style-name="T32">a</text:span><text:span text:style-name="T33">r</text:span><text:span text:style-name="T34">á</text:span><text:span text:style-name="T35">s</text:span></text:p>
          </table:table-cell>
          <table:table-cell table:style-name="ce22" office:value-type="string" calcext:value-type="string">
            <text:p><text:span text:style-name="T31">com</text:span><text:span text:style-name="T32">e</text:span><text:span text:style-name="T33">r</text:span><text:span text:style-name="T34">á</text:span><text:span text:style-name="T35">s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27">am</text:span><text:span text:style-name="T28">a</text:span><text:span text:style-name="T29">v</text:span><text:span text:style-name="T30">a</text:span></text:p>
          </table:table-cell>
          <table:table-cell table:style-name="ce22" office:value-type="string" calcext:value-type="string">
            <text:p><text:span text:style-name="T13">com</text:span><text:span text:style-name="T14">i</text:span><text:span text:style-name="T15">a</text:span></text:p>
          </table:table-cell>
          <table:table-cell/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31">am</text:span><text:span text:style-name="T110">a</text:span><text:span text:style-name="T33">r</text:span><text:span text:style-name="T34">á</text:span></text:p>
          </table:table-cell>
          <table:table-cell table:style-name="ce22" office:value-type="string" calcext:value-type="string">
            <text:p><text:span text:style-name="T31">com</text:span><text:span text:style-name="T110">e</text:span><text:span text:style-name="T33">r</text:span><text:span text:style-name="T34">á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27">am</text:span><text:span text:style-name="T28">á</text:span><text:span text:style-name="T29">v</text:span><text:span text:style-name="T30">amos</text:span></text:p>
          </table:table-cell>
          <table:table-cell table:style-name="ce22" office:value-type="string" calcext:value-type="string">
            <text:p><text:span text:style-name="T13">com</text:span><text:span text:style-name="T14">í</text:span><text:span text:style-name="T15">amos</text:span></text:p>
          </table:table-cell>
          <table:table-cell/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31">am</text:span><text:span text:style-name="T32">a</text:span><text:span text:style-name="T33">r</text:span><text:span text:style-name="T34">e</text:span><text:span text:style-name="T35">mos</text:span></text:p>
          </table:table-cell>
          <table:table-cell table:style-name="ce22" office:value-type="string" calcext:value-type="string">
            <text:p><text:span text:style-name="T31">com</text:span><text:span text:style-name="T32">e</text:span><text:span text:style-name="T33">r</text:span><text:span text:style-name="T34">e</text:span><text:span text:style-name="T35">mos</text:span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as/eles</text:p>
          </table:table-cell>
          <table:table-cell table:style-name="ce13" office:value-type="string" calcext:value-type="string">
            <text:p><text:span text:style-name="T27">am</text:span><text:span text:style-name="T28">a</text:span><text:span text:style-name="T29">v</text:span><text:span text:style-name="T30">am</text:span></text:p>
          </table:table-cell>
          <table:table-cell table:style-name="ce27" office:value-type="string" calcext:value-type="string">
            <text:p><text:span text:style-name="T74">com</text:span><text:span text:style-name="T75">i</text:span><text:span text:style-name="T76">am</text:span></text:p>
          </table:table-cell>
          <table:table-cell/>
          <table:table-cell table:style-name="ce3" office:value-type="string" calcext:value-type="string">
            <text:p>Elas/eles</text:p>
          </table:table-cell>
          <table:table-cell table:style-name="ce13" office:value-type="string" calcext:value-type="string">
            <text:p><text:span text:style-name="T31">am</text:span><text:span text:style-name="T110">a</text:span><text:span text:style-name="T33">r</text:span><text:span text:style-name="T34">ão</text:span></text:p>
          </table:table-cell>
          <table:table-cell table:style-name="ce27" office:value-type="string" calcext:value-type="string">
            <text:p><text:span text:style-name="T91">com</text:span><text:span text:style-name="T130">e</text:span><text:span text:style-name="T93">r</text:span><text:span text:style-name="T94">ão</text:span>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mperfeito</text:p>
          </table:table-cell>
          <table:table-cell table:style-name="ce12" office:value-type="string" calcext:value-type="string">
            <text:p>Partir</text:p>
          </table:table-cell>
          <table:table-cell table:style-name="ce26" office:value-type="string" calcext:value-type="string">
            <text:p>Vir</text:p>
          </table:table-cell>
          <table:table-cell/>
          <table:table-cell table:style-name="ce1" office:value-type="string" calcext:value-type="string">
            <text:p>Futuro</text:p>
          </table:table-cell>
          <table:table-cell table:style-name="ce12" office:value-type="string" calcext:value-type="string">
            <text:p>Partir</text:p>
          </table:table-cell>
          <table:table-cell table:style-name="ce26" office:value-type="string" calcext:value-type="string">
            <text:p>D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13">part</text:span><text:span text:style-name="T14">i</text:span><text:span text:style-name="T15">a</text:span></text:p>
          </table:table-cell>
          <table:table-cell table:style-name="ce22" office:value-type="string" calcext:value-type="string">
            <text:p><text:span text:style-name="T27">v</text:span><text:span text:style-name="T28">i</text:span><text:span text:style-name="T29">nh</text:span><text:span text:style-name="T30">a</text:span></text:p>
          </table:table-cell>
          <table:table-cell/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31">part</text:span><text:span text:style-name="T110">i</text:span><text:span text:style-name="T33">r</text:span><text:span text:style-name="T34">ei</text:span></text:p>
          </table:table-cell>
          <table:table-cell table:style-name="ce22" office:value-type="string" calcext:value-type="string">
            <text:p><text:span text:style-name="T87">d</text:span><text:span text:style-name="T131">ir</text:span><text:span text:style-name="T89">ei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13">part</text:span><text:span text:style-name="T14">i</text:span><text:span text:style-name="T15">as</text:span></text:p>
          </table:table-cell>
          <table:table-cell table:style-name="ce22" office:value-type="string" calcext:value-type="string">
            <text:p><text:span text:style-name="T27">v</text:span><text:span text:style-name="T28">i</text:span><text:span text:style-name="T29">nh</text:span><text:span text:style-name="T30">as</text:span></text:p>
          </table:table-cell>
          <table:table-cell/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31">part</text:span><text:span text:style-name="T32">i</text:span><text:span text:style-name="T33">r</text:span><text:span text:style-name="T34">á</text:span><text:span text:style-name="T35">s</text:span></text:p>
          </table:table-cell>
          <table:table-cell table:style-name="ce22" office:value-type="string" calcext:value-type="string">
            <text:p><text:span text:style-name="T87">d</text:span><text:span text:style-name="T88">ir</text:span><text:span text:style-name="T89">á</text:span><text:span text:style-name="T90">s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13">part</text:span><text:span text:style-name="T14">i</text:span><text:span text:style-name="T15">a</text:span></text:p>
          </table:table-cell>
          <table:table-cell table:style-name="ce22" office:value-type="string" calcext:value-type="string">
            <text:p><text:span text:style-name="T27">v</text:span><text:span text:style-name="T28">i</text:span><text:span text:style-name="T29">nh</text:span><text:span text:style-name="T30">a</text:span></text:p>
          </table:table-cell>
          <table:table-cell/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31">part</text:span><text:span text:style-name="T110">i</text:span><text:span text:style-name="T33">r</text:span><text:span text:style-name="T34">á</text:span></text:p>
          </table:table-cell>
          <table:table-cell table:style-name="ce22" office:value-type="string" calcext:value-type="string">
            <text:p><text:span text:style-name="T87">d</text:span><text:span text:style-name="T131">ir</text:span><text:span text:style-name="T89">á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13">part</text:span><text:span text:style-name="T14">í</text:span><text:span text:style-name="T15">amos</text:span></text:p>
          </table:table-cell>
          <table:table-cell table:style-name="ce22" office:value-type="string" calcext:value-type="string">
            <text:p><text:span text:style-name="T27">v</text:span><text:span text:style-name="T28">í</text:span><text:span text:style-name="T29">nh</text:span><text:span text:style-name="T30">amos</text:span></text:p>
          </table:table-cell>
          <table:table-cell/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31">part</text:span><text:span text:style-name="T32">i</text:span><text:span text:style-name="T33">r</text:span><text:span text:style-name="T34">e</text:span><text:span text:style-name="T35">mos</text:span></text:p>
          </table:table-cell>
          <table:table-cell table:style-name="ce22" office:value-type="string" calcext:value-type="string">
            <text:p><text:span text:style-name="T87">d</text:span><text:span text:style-name="T88">ir</text:span><text:span text:style-name="T89">e</text:span><text:span text:style-name="T90">mos</text:span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as/eles</text:p>
          </table:table-cell>
          <table:table-cell table:style-name="ce13" office:value-type="string" calcext:value-type="string">
            <text:p><text:span text:style-name="T13">part</text:span><text:span text:style-name="T14">i</text:span><text:span text:style-name="T15">am</text:span></text:p>
          </table:table-cell>
          <table:table-cell table:style-name="ce27" office:value-type="string" calcext:value-type="string">
            <text:p><text:span text:style-name="T77">v</text:span><text:span text:style-name="T78">i</text:span><text:span text:style-name="T79">nh</text:span><text:span text:style-name="T80">am</text:span></text:p>
          </table:table-cell>
          <table:table-cell/>
          <table:table-cell table:style-name="ce3" office:value-type="string" calcext:value-type="string">
            <text:p>Elas/eles</text:p>
          </table:table-cell>
          <table:table-cell table:style-name="ce13" office:value-type="string" calcext:value-type="string">
            <text:p><text:span text:style-name="T31">part</text:span><text:span text:style-name="T110">i</text:span><text:span text:style-name="T33">r</text:span><text:span text:style-name="T34">ão</text:span></text:p>
          </table:table-cell>
          <table:table-cell table:style-name="ce27" office:value-type="string" calcext:value-type="string">
            <text:p><text:span text:style-name="T96">d</text:span><text:span text:style-name="T132">ir</text:span><text:span text:style-name="T98">ão</text:span>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Mais-que-perf.</text:p>
          </table:table-cell>
          <table:table-cell table:style-name="ce12" office:value-type="string" calcext:value-type="string">
            <text:p>Amar</text:p>
          </table:table-cell>
          <table:table-cell table:style-name="ce26" office:value-type="string" calcext:value-type="string">
            <text:p>Comer</text:p>
          </table:table-cell>
          <table:table-cell/>
          <table:table-cell table:style-name="ce1" office:value-type="string" calcext:value-type="string">
            <text:p>Imperativo</text:p>
          </table:table-cell>
          <table:table-cell table:style-name="ce12" office:value-type="string" calcext:value-type="string">
            <text:p>Amar</text:p>
          </table:table-cell>
          <table:table-cell table:style-name="ce26" office:value-type="string" calcext:value-type="string">
            <text:p>Com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13">am</text:span><text:span text:style-name="T14">a</text:span><text:span text:style-name="T15">ra</text:span></text:p>
          </table:table-cell>
          <table:table-cell table:style-name="ce22" office:value-type="string" calcext:value-type="string">
            <text:p><text:span text:style-name="T13">com</text:span><text:span text:style-name="T14">e</text:span><text:span text:style-name="T15">ra</text:span></text:p>
          </table:table-cell>
          <table:table-cell/>
          <table:table-cell table:style-name="ce2" office:value-type="string" calcext:value-type="string">
            <text:p>Tu (+)</text:p>
          </table:table-cell>
          <table:table-cell table:style-name="ce4" office:value-type="string" calcext:value-type="string">
            <text:p><text:span text:style-name="T10">a</text:span><text:span text:style-name="T11">m</text:span><text:span text:style-name="T12">a</text:span></text:p>
          </table:table-cell>
          <table:table-cell table:style-name="ce22" office:value-type="string" calcext:value-type="string">
            <text:p><text:span text:style-name="T23">c</text:span><text:span text:style-name="T24">o</text:span><text:span text:style-name="T25">m</text:span><text:span text:style-name="T26">e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13">am</text:span><text:span text:style-name="T14">a</text:span><text:span text:style-name="T15">ras</text:span></text:p>
          </table:table-cell>
          <table:table-cell table:style-name="ce22" office:value-type="string" calcext:value-type="string">
            <text:p><text:span text:style-name="T13">com</text:span><text:span text:style-name="T14">e</text:span><text:span text:style-name="T15">ras</text:span></text:p>
          </table:table-cell>
          <table:table-cell/>
          <table:table-cell table:style-name="ce2" office:value-type="string" calcext:value-type="string">
            <text:p>Tu (-)</text:p>
          </table:table-cell>
          <table:table-cell table:style-name="ce4" office:value-type="string" calcext:value-type="string">
            <text:p><text:span text:style-name="T6">a</text:span><text:span text:style-name="T7">m</text:span><text:span text:style-name="T8">e</text:span><text:span text:style-name="T9">s</text:span></text:p>
          </table:table-cell>
          <table:table-cell table:style-name="ce22" office:value-type="string" calcext:value-type="string">
            <text:p><text:span text:style-name="T18">c</text:span><text:span text:style-name="T19">o</text:span><text:span text:style-name="T20">m</text:span><text:span text:style-name="T21">a</text:span><text:span text:style-name="T22">s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13">am</text:span><text:span text:style-name="T14">a</text:span><text:span text:style-name="T15">ra</text:span></text:p>
          </table:table-cell>
          <table:table-cell table:style-name="ce22" office:value-type="string" calcext:value-type="string">
            <text:p><text:span text:style-name="T13">com</text:span><text:span text:style-name="T14">e</text:span><text:span text:style-name="T15">ra</text:span></text:p>
          </table:table-cell>
          <table:table-cell/>
          <table:table-cell table:style-name="ce2" office:value-type="string" calcext:value-type="string">
            <text:p>Você</text:p>
          </table:table-cell>
          <table:table-cell table:style-name="ce4" office:value-type="string" calcext:value-type="string">
            <text:p><text:span text:style-name="T10">a</text:span><text:span text:style-name="T11">m</text:span><text:span text:style-name="T12">e</text:span></text:p>
          </table:table-cell>
          <table:table-cell table:style-name="ce22" office:value-type="string" calcext:value-type="string">
            <text:p><text:span text:style-name="T23">c</text:span><text:span text:style-name="T24">o</text:span><text:span text:style-name="T25">m</text:span><text:span text:style-name="T26">a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13">am</text:span><text:span text:style-name="T14">á</text:span><text:span text:style-name="T15">ramos</text:span></text:p>
          </table:table-cell>
          <table:table-cell table:style-name="ce22" office:value-type="string" calcext:value-type="string">
            <text:p><text:span text:style-name="T13">com</text:span><text:span text:style-name="T14">ê</text:span><text:span text:style-name="T15">ramos</text:span></text:p>
          </table:table-cell>
          <table:table-cell/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13">am</text:span><text:span text:style-name="T14">e</text:span><text:span text:style-name="T15">mos</text:span></text:p>
          </table:table-cell>
          <table:table-cell table:style-name="ce22" office:value-type="string" calcext:value-type="string">
            <text:p><text:span text:style-name="T13">com</text:span><text:span text:style-name="T14">a</text:span><text:span text:style-name="T15">mos</text:span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as/eles</text:p>
          </table:table-cell>
          <table:table-cell table:style-name="ce13" office:value-type="string" calcext:value-type="string">
            <text:p><text:span text:style-name="T13">am</text:span><text:span text:style-name="T14">a</text:span><text:span text:style-name="T15">ram</text:span></text:p>
          </table:table-cell>
          <table:table-cell table:style-name="ce27" office:value-type="string" calcext:value-type="string">
            <text:p><text:span text:style-name="T74">com</text:span><text:span text:style-name="T75">e</text:span><text:span text:style-name="T76">ram</text:span></text:p>
          </table:table-cell>
          <table:table-cell/>
          <table:table-cell table:style-name="ce3" office:value-type="string" calcext:value-type="string">
            <text:p>Vocês</text:p>
          </table:table-cell>
          <table:table-cell table:style-name="ce13" office:value-type="string" calcext:value-type="string">
            <text:p><text:span text:style-name="T6">a</text:span><text:span text:style-name="T7">m</text:span><text:span text:style-name="T8">e</text:span><text:span text:style-name="T9">m</text:span></text:p>
          </table:table-cell>
          <table:table-cell table:style-name="ce27" office:value-type="string" calcext:value-type="string">
            <text:p><text:span text:style-name="T65">c</text:span><text:span text:style-name="T66">o</text:span><text:span text:style-name="T67">m</text:span><text:span text:style-name="T68">a</text:span><text:span text:style-name="T69">m</text:span>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Mais-que-perf.</text:p>
          </table:table-cell>
          <table:table-cell table:style-name="ce12" office:value-type="string" calcext:value-type="string">
            <text:p>Partir</text:p>
          </table:table-cell>
          <table:table-cell table:style-name="ce26" office:value-type="string" calcext:value-type="string">
            <text:p>Vir</text:p>
          </table:table-cell>
          <table:table-cell/>
          <table:table-cell table:style-name="ce1" office:value-type="string" calcext:value-type="string">
            <text:p>Imperativo</text:p>
          </table:table-cell>
          <table:table-cell table:style-name="ce12" office:value-type="string" calcext:value-type="string">
            <text:p>Partir</text:p>
          </table:table-cell>
          <table:table-cell table:style-name="ce26" office:value-type="string" calcext:value-type="string">
            <text:p>Vi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13">part</text:span><text:span text:style-name="T14">i</text:span><text:span text:style-name="T15">ra</text:span></text:p>
          </table:table-cell>
          <table:table-cell table:style-name="ce22" office:value-type="string" calcext:value-type="string">
            <text:p><text:span text:style-name="T27">v</text:span><text:span text:style-name="T81">i</text:span><text:span text:style-name="T82">e</text:span><text:span text:style-name="T83">ra</text:span></text:p>
          </table:table-cell>
          <table:table-cell/>
          <table:table-cell table:style-name="ce2" office:value-type="string" calcext:value-type="string">
            <text:p>Tu (+)</text:p>
          </table:table-cell>
          <table:table-cell table:style-name="ce4" office:value-type="string" calcext:value-type="string">
            <text:p><text:span text:style-name="T23">p</text:span><text:span text:style-name="T24">a</text:span><text:span text:style-name="T25">rt</text:span><text:span text:style-name="T26">e</text:span></text:p>
          </table:table-cell>
          <table:table-cell table:style-name="ce22" office:value-type="string" calcext:value-type="string">
            <text:p><text:span text:style-name="T40">v</text:span><text:span text:style-name="T70">e</text:span><text:span text:style-name="T71">m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13">part</text:span><text:span text:style-name="T14">i</text:span><text:span text:style-name="T15">ras</text:span></text:p>
          </table:table-cell>
          <table:table-cell table:style-name="ce22" office:value-type="string" calcext:value-type="string">
            <text:p><text:span text:style-name="T27">v</text:span><text:span text:style-name="T81">i</text:span><text:span text:style-name="T82">e</text:span><text:span text:style-name="T83">ras</text:span></text:p>
          </table:table-cell>
          <table:table-cell/>
          <table:table-cell table:style-name="ce2" office:value-type="string" calcext:value-type="string">
            <text:p>Tu (-)</text:p>
          </table:table-cell>
          <table:table-cell table:style-name="ce4" office:value-type="string" calcext:value-type="string">
            <text:p><text:span text:style-name="T18">p</text:span><text:span text:style-name="T19">a</text:span><text:span text:style-name="T20">rt</text:span><text:span text:style-name="T21">a</text:span><text:span text:style-name="T22">s</text:span></text:p>
          </table:table-cell>
          <table:table-cell table:style-name="ce22" office:value-type="string" calcext:value-type="string">
            <text:p><text:span text:style-name="T27">v</text:span><text:span text:style-name="T28">e</text:span><text:span text:style-name="T29">nh</text:span><text:span text:style-name="T30">as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13">part</text:span><text:span text:style-name="T14">i</text:span><text:span text:style-name="T15">ra</text:span></text:p>
          </table:table-cell>
          <table:table-cell table:style-name="ce22" office:value-type="string" calcext:value-type="string">
            <text:p><text:span text:style-name="T27">v</text:span><text:span text:style-name="T81">i</text:span><text:span text:style-name="T82">e</text:span><text:span text:style-name="T83">ra</text:span></text:p>
          </table:table-cell>
          <table:table-cell/>
          <table:table-cell table:style-name="ce2" office:value-type="string" calcext:value-type="string">
            <text:p>Você</text:p>
          </table:table-cell>
          <table:table-cell table:style-name="ce4" office:value-type="string" calcext:value-type="string">
            <text:p><text:span text:style-name="T23">p</text:span><text:span text:style-name="T24">a</text:span><text:span text:style-name="T25">rt</text:span><text:span text:style-name="T26">a</text:span></text:p>
          </table:table-cell>
          <table:table-cell table:style-name="ce22" office:value-type="string" calcext:value-type="string">
            <text:p><text:span text:style-name="T27">v</text:span><text:span text:style-name="T28">e</text:span><text:span text:style-name="T29">nh</text:span><text:span text:style-name="T30">a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13">part</text:span><text:span text:style-name="T14">í</text:span><text:span text:style-name="T15">ramos</text:span></text:p>
          </table:table-cell>
          <table:table-cell table:style-name="ce22" office:value-type="string" calcext:value-type="string">
            <text:p><text:span text:style-name="T27">v</text:span><text:span text:style-name="T81">i</text:span><text:span text:style-name="T82">é</text:span><text:span text:style-name="T83">ramos</text:span></text:p>
          </table:table-cell>
          <table:table-cell/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13">part</text:span><text:span text:style-name="T14">a</text:span><text:span text:style-name="T15">mos</text:span></text:p>
          </table:table-cell>
          <table:table-cell table:style-name="ce22" office:value-type="string" calcext:value-type="string">
            <text:p><text:span text:style-name="T87">v</text:span><text:span text:style-name="T88">enh</text:span><text:span text:style-name="T89">a</text:span><text:span text:style-name="T90">mos</text:span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as/eles</text:p>
          </table:table-cell>
          <table:table-cell table:style-name="ce13" office:value-type="string" calcext:value-type="string">
            <text:p><text:span text:style-name="T13">part</text:span><text:span text:style-name="T14">i</text:span><text:span text:style-name="T15">ram</text:span></text:p>
          </table:table-cell>
          <table:table-cell table:style-name="ce27" office:value-type="string" calcext:value-type="string">
            <text:p><text:span text:style-name="T77">v</text:span><text:span text:style-name="T84">i</text:span><text:span text:style-name="T85">e</text:span><text:span text:style-name="T86">ram</text:span></text:p>
          </table:table-cell>
          <table:table-cell/>
          <table:table-cell table:style-name="ce3" office:value-type="string" calcext:value-type="string">
            <text:p>Vocês</text:p>
          </table:table-cell>
          <table:table-cell table:style-name="ce13" office:value-type="string" calcext:value-type="string">
            <text:p><text:span text:style-name="T18">p</text:span><text:span text:style-name="T19">a</text:span><text:span text:style-name="T20">rt</text:span><text:span text:style-name="T21">a</text:span><text:span text:style-name="T22">m</text:span></text:p>
          </table:table-cell>
          <table:table-cell table:style-name="ce27" office:value-type="string" calcext:value-type="string">
            <text:p><text:span text:style-name="T77">v</text:span><text:span text:style-name="T78">e</text:span><text:span text:style-name="T79">nh</text:span><text:span text:style-name="T80">am</text:span>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Conj. presente</text:p>
          </table:table-cell>
          <table:table-cell table:style-name="ce12" office:value-type="string" calcext:value-type="string">
            <text:p>Amar</text:p>
          </table:table-cell>
          <table:table-cell table:style-name="ce26" office:value-type="string" calcext:value-type="string">
            <text:p>Comer</text:p>
          </table:table-cell>
          <table:table-cell/>
          <table:table-cell table:style-name="ce1" office:value-type="string" calcext:value-type="string">
            <text:p>Conj. imperf.</text:p>
          </table:table-cell>
          <table:table-cell table:style-name="ce12" office:value-type="string" calcext:value-type="string">
            <text:p>Amar</text:p>
          </table:table-cell>
          <table:table-cell table:style-name="ce26" office:value-type="string" calcext:value-type="string">
            <text:p>Com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10">a</text:span><text:span text:style-name="T11">m</text:span><text:span text:style-name="T12">e</text:span></text:p>
          </table:table-cell>
          <table:table-cell table:style-name="ce22" office:value-type="string" calcext:value-type="string">
            <text:p><text:span text:style-name="T23">c</text:span><text:span text:style-name="T24">o</text:span><text:span text:style-name="T25">m</text:span><text:span text:style-name="T26">a</text:span></text:p>
          </table:table-cell>
          <table:table-cell/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13">am</text:span><text:span text:style-name="T14">a</text:span><text:span text:style-name="T15">sse</text:span></text:p>
          </table:table-cell>
          <table:table-cell table:style-name="ce22" office:value-type="string" calcext:value-type="string">
            <text:p><text:span text:style-name="T13">com</text:span><text:span text:style-name="T14">e</text:span><text:span text:style-name="T15">sse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6">a</text:span><text:span text:style-name="T7">m</text:span><text:span text:style-name="T8">e</text:span><text:span text:style-name="T9">s</text:span></text:p>
          </table:table-cell>
          <table:table-cell table:style-name="ce22" office:value-type="string" calcext:value-type="string">
            <text:p><text:span text:style-name="T18">c</text:span><text:span text:style-name="T19">o</text:span><text:span text:style-name="T20">m</text:span><text:span text:style-name="T21">a</text:span><text:span text:style-name="T22">s</text:span></text:p>
          </table:table-cell>
          <table:table-cell/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13">am</text:span><text:span text:style-name="T14">a</text:span><text:span text:style-name="T15">sses</text:span></text:p>
          </table:table-cell>
          <table:table-cell table:style-name="ce22" office:value-type="string" calcext:value-type="string">
            <text:p><text:span text:style-name="T13">com</text:span><text:span text:style-name="T14">e</text:span><text:span text:style-name="T15">sses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10">a</text:span><text:span text:style-name="T11">m</text:span><text:span text:style-name="T12">e</text:span></text:p>
          </table:table-cell>
          <table:table-cell table:style-name="ce22" office:value-type="string" calcext:value-type="string">
            <text:p><text:span text:style-name="T23">c</text:span><text:span text:style-name="T24">o</text:span><text:span text:style-name="T25">m</text:span><text:span text:style-name="T26">a</text:span></text:p>
          </table:table-cell>
          <table:table-cell/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13">am</text:span><text:span text:style-name="T14">a</text:span><text:span text:style-name="T15">sse</text:span></text:p>
          </table:table-cell>
          <table:table-cell table:style-name="ce22" office:value-type="string" calcext:value-type="string">
            <text:p><text:span text:style-name="T13">com</text:span><text:span text:style-name="T14">e</text:span><text:span text:style-name="T15">sse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13">am</text:span><text:span text:style-name="T14">e</text:span><text:span text:style-name="T15">mos</text:span></text:p>
          </table:table-cell>
          <table:table-cell table:style-name="ce22" office:value-type="string" calcext:value-type="string">
            <text:p><text:span text:style-name="T13">com</text:span><text:span text:style-name="T14">a</text:span><text:span text:style-name="T15">mos</text:span></text:p>
          </table:table-cell>
          <table:table-cell/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13">am</text:span><text:span text:style-name="T14">á</text:span><text:span text:style-name="T15">ssemos</text:span></text:p>
          </table:table-cell>
          <table:table-cell table:style-name="ce22" office:value-type="string" calcext:value-type="string">
            <text:p><text:span text:style-name="T13">com</text:span><text:span text:style-name="T14">ê</text:span><text:span text:style-name="T15">ssemos</text:span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as/eles</text:p>
          </table:table-cell>
          <table:table-cell table:style-name="ce13" office:value-type="string" calcext:value-type="string">
            <text:p><text:span text:style-name="T6">a</text:span><text:span text:style-name="T7">m</text:span><text:span text:style-name="T8">e</text:span><text:span text:style-name="T9">m</text:span></text:p>
          </table:table-cell>
          <table:table-cell table:style-name="ce27" office:value-type="string" calcext:value-type="string">
            <text:p><text:span text:style-name="T65">c</text:span><text:span text:style-name="T66">o</text:span><text:span text:style-name="T67">m</text:span><text:span text:style-name="T68">a</text:span><text:span text:style-name="T69">m</text:span></text:p>
          </table:table-cell>
          <table:table-cell/>
          <table:table-cell table:style-name="ce3" office:value-type="string" calcext:value-type="string">
            <text:p>Elas/eles</text:p>
          </table:table-cell>
          <table:table-cell table:style-name="ce13" office:value-type="string" calcext:value-type="string">
            <text:p><text:span text:style-name="T13">am</text:span><text:span text:style-name="T14">a</text:span><text:span text:style-name="T15">ssem</text:span></text:p>
          </table:table-cell>
          <table:table-cell table:style-name="ce27" office:value-type="string" calcext:value-type="string">
            <text:p><text:span text:style-name="T74">com</text:span><text:span text:style-name="T75">e</text:span><text:span text:style-name="T76">ssem</text:span>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Conj. presente</text:p>
          </table:table-cell>
          <table:table-cell table:style-name="ce12" office:value-type="string" calcext:value-type="string">
            <text:p>Partir</text:p>
          </table:table-cell>
          <table:table-cell table:style-name="ce26" office:value-type="string" calcext:value-type="string">
            <text:p>Vir</text:p>
          </table:table-cell>
          <table:table-cell/>
          <table:table-cell table:style-name="ce1" office:value-type="string" calcext:value-type="string">
            <text:p>Conj. imperf.</text:p>
          </table:table-cell>
          <table:table-cell table:style-name="ce12" office:value-type="string" calcext:value-type="string">
            <text:p>Partir</text:p>
          </table:table-cell>
          <table:table-cell table:style-name="ce26" office:value-type="string" calcext:value-type="string">
            <text:p>Vi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23">p</text:span><text:span text:style-name="T24">a</text:span><text:span text:style-name="T25">rt</text:span><text:span text:style-name="T26">a</text:span></text:p>
          </table:table-cell>
          <table:table-cell table:style-name="ce22" office:value-type="string" calcext:value-type="string">
            <text:p><text:span text:style-name="T27">v</text:span><text:span text:style-name="T28">e</text:span><text:span text:style-name="T29">nh</text:span><text:span text:style-name="T30">a</text:span></text:p>
          </table:table-cell>
          <table:table-cell/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13">part</text:span><text:span text:style-name="T14">i</text:span><text:span text:style-name="T15">sse</text:span></text:p>
          </table:table-cell>
          <table:table-cell table:style-name="ce22" office:value-type="string" calcext:value-type="string">
            <text:p><text:span text:style-name="T27">v</text:span><text:span text:style-name="T81">i</text:span><text:span text:style-name="T82">e</text:span><text:span text:style-name="T83">sse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18">p</text:span><text:span text:style-name="T19">a</text:span><text:span text:style-name="T20">rt</text:span><text:span text:style-name="T21">a</text:span><text:span text:style-name="T22">s</text:span></text:p>
          </table:table-cell>
          <table:table-cell table:style-name="ce22" office:value-type="string" calcext:value-type="string">
            <text:p><text:span text:style-name="T27">v</text:span><text:span text:style-name="T28">e</text:span><text:span text:style-name="T29">nh</text:span><text:span text:style-name="T30">as</text:span></text:p>
          </table:table-cell>
          <table:table-cell/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13">part</text:span><text:span text:style-name="T14">i</text:span><text:span text:style-name="T15">sses</text:span></text:p>
          </table:table-cell>
          <table:table-cell table:style-name="ce22" office:value-type="string" calcext:value-type="string">
            <text:p><text:span text:style-name="T27">v</text:span><text:span text:style-name="T81">i</text:span><text:span text:style-name="T82">e</text:span><text:span text:style-name="T83">sses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23">p</text:span><text:span text:style-name="T24">a</text:span><text:span text:style-name="T25">rt</text:span><text:span text:style-name="T26">a</text:span></text:p>
          </table:table-cell>
          <table:table-cell table:style-name="ce22" office:value-type="string" calcext:value-type="string">
            <text:p><text:span text:style-name="T27">v</text:span><text:span text:style-name="T28">e</text:span><text:span text:style-name="T29">nh</text:span><text:span text:style-name="T30">a</text:span></text:p>
          </table:table-cell>
          <table:table-cell/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13">part</text:span><text:span text:style-name="T14">i</text:span><text:span text:style-name="T15">sse</text:span></text:p>
          </table:table-cell>
          <table:table-cell table:style-name="ce22" office:value-type="string" calcext:value-type="string">
            <text:p><text:span text:style-name="T27">v</text:span><text:span text:style-name="T81">i</text:span><text:span text:style-name="T82">e</text:span><text:span text:style-name="T83">sse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13">part</text:span><text:span text:style-name="T14">a</text:span><text:span text:style-name="T15">mos</text:span></text:p>
          </table:table-cell>
          <table:table-cell table:style-name="ce22" office:value-type="string" calcext:value-type="string">
            <text:p><text:span text:style-name="T87">v</text:span><text:span text:style-name="T88">enh</text:span><text:span text:style-name="T89">a</text:span><text:span text:style-name="T90">mos</text:span></text:p>
          </table:table-cell>
          <table:table-cell/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13">part</text:span><text:span text:style-name="T14">í</text:span><text:span text:style-name="T15">ssemos</text:span></text:p>
          </table:table-cell>
          <table:table-cell table:style-name="ce22" office:value-type="string" calcext:value-type="string">
            <text:p><text:span text:style-name="T27">v</text:span><text:span text:style-name="T81">i</text:span><text:span text:style-name="T82">é</text:span><text:span text:style-name="T83">ssemos</text:span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as/eles</text:p>
          </table:table-cell>
          <table:table-cell table:style-name="ce13" office:value-type="string" calcext:value-type="string">
            <text:p><text:span text:style-name="T18">p</text:span><text:span text:style-name="T19">a</text:span><text:span text:style-name="T20">rt</text:span><text:span text:style-name="T21">a</text:span><text:span text:style-name="T22">m</text:span></text:p>
          </table:table-cell>
          <table:table-cell table:style-name="ce27" office:value-type="string" calcext:value-type="string">
            <text:p><text:span text:style-name="T77">v</text:span><text:span text:style-name="T78">e</text:span><text:span text:style-name="T79">nh</text:span><text:span text:style-name="T80">am</text:span></text:p>
          </table:table-cell>
          <table:table-cell/>
          <table:table-cell table:style-name="ce3" office:value-type="string" calcext:value-type="string">
            <text:p>Elas/eles</text:p>
          </table:table-cell>
          <table:table-cell table:style-name="ce13" office:value-type="string" calcext:value-type="string">
            <text:p><text:span text:style-name="T13">part</text:span><text:span text:style-name="T14">i</text:span><text:span text:style-name="T15">ssem</text:span></text:p>
          </table:table-cell>
          <table:table-cell table:style-name="ce27" office:value-type="string" calcext:value-type="string">
            <text:p><text:span text:style-name="T77">v</text:span><text:span text:style-name="T84">i</text:span><text:span text:style-name="T85">e</text:span><text:span text:style-name="T86">ssem</text:span>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Conj. futuro</text:p>
          </table:table-cell>
          <table:table-cell table:style-name="ce12" office:value-type="string" calcext:value-type="string">
            <text:p>Amar</text:p>
          </table:table-cell>
          <table:table-cell table:style-name="ce26" office:value-type="string" calcext:value-type="string">
            <text:p>Comer</text:p>
          </table:table-cell>
          <table:table-cell/>
          <table:table-cell table:style-name="ce1" office:value-type="string" calcext:value-type="string">
            <text:p>Infinit. pessoal</text:p>
          </table:table-cell>
          <table:table-cell table:style-name="ce12" office:value-type="string" calcext:value-type="string">
            <text:p>Amar</text:p>
          </table:table-cell>
          <table:table-cell table:style-name="ce26" office:value-type="string" calcext:value-type="string">
            <text:p>Com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13">am</text:span><text:span text:style-name="T14">a</text:span><text:span text:style-name="T15">r</text:span></text:p>
          </table:table-cell>
          <table:table-cell table:style-name="ce22" office:value-type="string" calcext:value-type="string">
            <text:p><text:span text:style-name="T13">com</text:span><text:span text:style-name="T14">e</text:span><text:span text:style-name="T15">r</text:span></text:p>
          </table:table-cell>
          <table:table-cell/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13">am</text:span><text:span text:style-name="T14">a</text:span><text:span text:style-name="T15">r</text:span></text:p>
          </table:table-cell>
          <table:table-cell table:style-name="ce22" office:value-type="string" calcext:value-type="string">
            <text:p><text:span text:style-name="T13">com</text:span><text:span text:style-name="T14">e</text:span><text:span text:style-name="T15">r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13">am</text:span><text:span text:style-name="T14">a</text:span><text:span text:style-name="T15">res</text:span></text:p>
          </table:table-cell>
          <table:table-cell table:style-name="ce22" office:value-type="string" calcext:value-type="string">
            <text:p><text:span text:style-name="T13">com</text:span><text:span text:style-name="T14">e</text:span><text:span text:style-name="T15">res</text:span></text:p>
          </table:table-cell>
          <table:table-cell/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13">am</text:span><text:span text:style-name="T14">a</text:span><text:span text:style-name="T15">res</text:span></text:p>
          </table:table-cell>
          <table:table-cell table:style-name="ce22" office:value-type="string" calcext:value-type="string">
            <text:p><text:span text:style-name="T13">com</text:span><text:span text:style-name="T14">e</text:span><text:span text:style-name="T15">res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13">am</text:span><text:span text:style-name="T14">a</text:span><text:span text:style-name="T15">r</text:span></text:p>
          </table:table-cell>
          <table:table-cell table:style-name="ce22" office:value-type="string" calcext:value-type="string">
            <text:p><text:span text:style-name="T13">com</text:span><text:span text:style-name="T14">e</text:span><text:span text:style-name="T15">r</text:span></text:p>
          </table:table-cell>
          <table:table-cell/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13">am</text:span><text:span text:style-name="T14">a</text:span><text:span text:style-name="T15">r</text:span></text:p>
          </table:table-cell>
          <table:table-cell table:style-name="ce22" office:value-type="string" calcext:value-type="string">
            <text:p><text:span text:style-name="T13">com</text:span><text:span text:style-name="T14">e</text:span><text:span text:style-name="T15">r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13">am</text:span><text:span text:style-name="T14">a</text:span><text:span text:style-name="T15">rmos</text:span></text:p>
          </table:table-cell>
          <table:table-cell table:style-name="ce22" office:value-type="string" calcext:value-type="string">
            <text:p><text:span text:style-name="T13">com</text:span><text:span text:style-name="T14">e</text:span><text:span text:style-name="T15">rmos</text:span></text:p>
          </table:table-cell>
          <table:table-cell/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13">am</text:span><text:span text:style-name="T14">a</text:span><text:span text:style-name="T15">rmos</text:span></text:p>
          </table:table-cell>
          <table:table-cell table:style-name="ce22" office:value-type="string" calcext:value-type="string">
            <text:p><text:span text:style-name="T13">com</text:span><text:span text:style-name="T14">e</text:span><text:span text:style-name="T15">rmos</text:span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as/eles</text:p>
          </table:table-cell>
          <table:table-cell table:style-name="ce13" office:value-type="string" calcext:value-type="string">
            <text:p><text:span text:style-name="T13">am</text:span><text:span text:style-name="T14">a</text:span><text:span text:style-name="T15">rem</text:span></text:p>
          </table:table-cell>
          <table:table-cell table:style-name="ce27" office:value-type="string" calcext:value-type="string">
            <text:p><text:span text:style-name="T74">com</text:span><text:span text:style-name="T75">e</text:span><text:span text:style-name="T76">rem</text:span></text:p>
          </table:table-cell>
          <table:table-cell/>
          <table:table-cell table:style-name="ce3" office:value-type="string" calcext:value-type="string">
            <text:p>Elas/eles</text:p>
          </table:table-cell>
          <table:table-cell table:style-name="ce13" office:value-type="string" calcext:value-type="string">
            <text:p><text:span text:style-name="T13">am</text:span><text:span text:style-name="T14">a</text:span><text:span text:style-name="T15">rem</text:span></text:p>
          </table:table-cell>
          <table:table-cell table:style-name="ce27" office:value-type="string" calcext:value-type="string">
            <text:p><text:span text:style-name="T74">com</text:span><text:span text:style-name="T75">e</text:span><text:span text:style-name="T76">rem</text:span>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j. futuro</text:p>
          </table:table-cell>
          <table:table-cell table:style-name="ce12" office:value-type="string" calcext:value-type="string">
            <text:p>Partir</text:p>
          </table:table-cell>
          <table:table-cell table:style-name="ce26" office:value-type="string" calcext:value-type="string">
            <text:p>Vir</text:p>
          </table:table-cell>
          <table:table-cell/>
          <table:table-cell table:style-name="ce1" office:value-type="string" calcext:value-type="string">
            <text:p>Infinit. pessoal</text:p>
          </table:table-cell>
          <table:table-cell table:style-name="ce12" office:value-type="string" calcext:value-type="string">
            <text:p>Partir</text:p>
          </table:table-cell>
          <table:table-cell table:style-name="ce26" office:value-type="string" calcext:value-type="string">
            <text:p>Vi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13">part</text:span><text:span text:style-name="T14">i</text:span><text:span text:style-name="T15">r</text:span></text:p>
          </table:table-cell>
          <table:table-cell table:style-name="ce22" office:value-type="string" calcext:value-type="string">
            <text:p><text:span text:style-name="T27">v</text:span><text:span text:style-name="T81">i</text:span><text:span text:style-name="T82">e</text:span><text:span text:style-name="T83">r</text:span></text:p>
          </table:table-cell>
          <table:table-cell/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13">part</text:span><text:span text:style-name="T14">i</text:span><text:span text:style-name="T15">r</text:span></text:p>
          </table:table-cell>
          <table:table-cell table:style-name="ce22" office:value-type="string" calcext:value-type="string">
            <text:p><text:span text:style-name="T16">v</text:span><text:span text:style-name="T17">i</text:span><text:span text:style-name="T11">r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13">part</text:span><text:span text:style-name="T14">i</text:span><text:span text:style-name="T15">res</text:span></text:p>
          </table:table-cell>
          <table:table-cell table:style-name="ce22" office:value-type="string" calcext:value-type="string">
            <text:p><text:span text:style-name="T27">v</text:span><text:span text:style-name="T81">i</text:span><text:span text:style-name="T82">e</text:span><text:span text:style-name="T83">res</text:span></text:p>
          </table:table-cell>
          <table:table-cell/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13">part</text:span><text:span text:style-name="T14">i</text:span><text:span text:style-name="T15">res</text:span></text:p>
          </table:table-cell>
          <table:table-cell table:style-name="ce22" office:value-type="string" calcext:value-type="string">
            <text:p><text:span text:style-name="T16">v</text:span><text:span text:style-name="T17">i</text:span><text:span text:style-name="T11">res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13">part</text:span><text:span text:style-name="T14">i</text:span><text:span text:style-name="T15">r</text:span></text:p>
          </table:table-cell>
          <table:table-cell table:style-name="ce22" office:value-type="string" calcext:value-type="string">
            <text:p><text:span text:style-name="T27">v</text:span><text:span text:style-name="T81">i</text:span><text:span text:style-name="T82">e</text:span><text:span text:style-name="T83">r</text:span></text:p>
          </table:table-cell>
          <table:table-cell/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13">part</text:span><text:span text:style-name="T14">i</text:span><text:span text:style-name="T15">r</text:span></text:p>
          </table:table-cell>
          <table:table-cell table:style-name="ce22" office:value-type="string" calcext:value-type="string">
            <text:p><text:span text:style-name="T16">v</text:span><text:span text:style-name="T17">i</text:span><text:span text:style-name="T11">r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13">part</text:span><text:span text:style-name="T14">i</text:span><text:span text:style-name="T15">rmos</text:span></text:p>
          </table:table-cell>
          <table:table-cell table:style-name="ce22" office:value-type="string" calcext:value-type="string">
            <text:p><text:span text:style-name="T27">v</text:span><text:span text:style-name="T81">i</text:span><text:span text:style-name="T82">e</text:span><text:span text:style-name="T83">rmos</text:span></text:p>
          </table:table-cell>
          <table:table-cell/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13">part</text:span><text:span text:style-name="T14">i</text:span><text:span text:style-name="T15">rmos</text:span></text:p>
          </table:table-cell>
          <table:table-cell table:style-name="ce22" office:value-type="string" calcext:value-type="string">
            <text:p><text:span text:style-name="T16">v</text:span><text:span text:style-name="T17">i</text:span><text:span text:style-name="T11">rmos</text:span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as/eles</text:p>
          </table:table-cell>
          <table:table-cell table:style-name="ce13" office:value-type="string" calcext:value-type="string">
            <text:p><text:span text:style-name="T13">part</text:span><text:span text:style-name="T14">i</text:span><text:span text:style-name="T15">rem</text:span></text:p>
          </table:table-cell>
          <table:table-cell table:style-name="ce27" office:value-type="string" calcext:value-type="string">
            <text:p><text:span text:style-name="T77">v</text:span><text:span text:style-name="T84">i</text:span><text:span text:style-name="T85">e</text:span><text:span text:style-name="T86">rem</text:span></text:p>
          </table:table-cell>
          <table:table-cell/>
          <table:table-cell table:style-name="ce3" office:value-type="string" calcext:value-type="string">
            <text:p>Elas/eles</text:p>
          </table:table-cell>
          <table:table-cell table:style-name="ce13" office:value-type="string" calcext:value-type="string">
            <text:p><text:span text:style-name="T13">part</text:span><text:span text:style-name="T14">i</text:span><text:span text:style-name="T15">rem</text:span></text:p>
          </table:table-cell>
          <table:table-cell table:style-name="ce27" office:value-type="string" calcext:value-type="string">
            <text:p><text:span text:style-name="T133">v</text:span><text:span text:style-name="T134">i</text:span><text:span text:style-name="T135">rem</text:span>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Condicional</text:p>
          </table:table-cell>
          <table:table-cell table:style-name="ce12" office:value-type="string" calcext:value-type="string">
            <text:p>Amar</text:p>
          </table:table-cell>
          <table:table-cell table:style-name="ce26" office:value-type="string" calcext:value-type="string">
            <text:p>Comer</text:p>
          </table:table-cell>
          <table:table-cell/>
          <table:table-cell table:style-name="ce34" office:value-type="string" calcext:value-type="string">
            <text:p>Infinitivo</text:p>
          </table:table-cell>
          <table:table-cell table:style-name="ce35" office:value-type="string" calcext:value-type="string">
            <text:p><text:span text:style-name="T13">am</text:span><text:span text:style-name="T14">a</text:span><text:span text:style-name="T15">r</text:span></text:p>
          </table:table-cell>
          <table:table-cell table:style-name="ce40" office:value-type="string" calcext:value-type="string">
            <text:p><text:span text:style-name="T13">com</text:span><text:span text:style-name="T14">e</text:span><text:span text:style-name="T15">r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31">am</text:span><text:span text:style-name="T32">a</text:span><text:span text:style-name="T33">r</text:span><text:span text:style-name="T34">i</text:span><text:span text:style-name="T35">a</text:span></text:p>
          </table:table-cell>
          <table:table-cell table:style-name="ce22" office:value-type="string" calcext:value-type="string">
            <text:p><text:span text:style-name="T31">com</text:span><text:span text:style-name="T32">e</text:span><text:span text:style-name="T33">r</text:span><text:span text:style-name="T34">i</text:span><text:span text:style-name="T35">a</text:span></text:p>
          </table:table-cell>
          <table:table-cell/>
          <table:table-cell table:style-name="ce2" office:value-type="string" calcext:value-type="string">
            <text:p>Part. passado</text:p>
          </table:table-cell>
          <table:table-cell table:style-name="ce4" office:value-type="string" calcext:value-type="string">
            <text:p><text:span text:style-name="T13">am</text:span><text:span text:style-name="T14">a</text:span><text:span text:style-name="T15">do</text:span></text:p>
          </table:table-cell>
          <table:table-cell table:style-name="ce22" office:value-type="string" calcext:value-type="string">
            <text:p><text:span text:style-name="T13">com</text:span><text:span text:style-name="T14">i</text:span><text:span text:style-name="T15">do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31">am</text:span><text:span text:style-name="T32">a</text:span><text:span text:style-name="T33">r</text:span><text:span text:style-name="T34">i</text:span><text:span text:style-name="T35">as</text:span></text:p>
          </table:table-cell>
          <table:table-cell table:style-name="ce22" office:value-type="string" calcext:value-type="string">
            <text:p><text:span text:style-name="T31">com</text:span><text:span text:style-name="T32">e</text:span><text:span text:style-name="T33">r</text:span><text:span text:style-name="T34">i</text:span><text:span text:style-name="T35">as</text:span></text:p>
          </table:table-cell>
          <table:table-cell/>
          <table:table-cell table:style-name="ce3" office:value-type="string" calcext:value-type="string">
            <text:p>Gerúndio</text:p>
          </table:table-cell>
          <table:table-cell table:style-name="ce13" office:value-type="string" calcext:value-type="string">
            <text:p><text:span text:style-name="T13">am</text:span><text:span text:style-name="T14">a</text:span><text:span text:style-name="T15">ndo</text:span></text:p>
          </table:table-cell>
          <table:table-cell table:style-name="ce27" office:value-type="string" calcext:value-type="string">
            <text:p><text:span text:style-name="T74">com</text:span><text:span text:style-name="T75">e</text:span><text:span text:style-name="T76">ndo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31">am</text:span><text:span text:style-name="T32">a</text:span><text:span text:style-name="T33">r</text:span><text:span text:style-name="T34">i</text:span><text:span text:style-name="T35">a</text:span></text:p>
          </table:table-cell>
          <table:table-cell table:style-name="ce22" office:value-type="string" calcext:value-type="string">
            <text:p><text:span text:style-name="T31">com</text:span><text:span text:style-name="T32">e</text:span><text:span text:style-name="T33">r</text:span><text:span text:style-name="T34">i</text:span><text:span text:style-name="T35">a</text:span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31">am</text:span><text:span text:style-name="T32">a</text:span><text:span text:style-name="T33">r</text:span><text:span text:style-name="T34">í</text:span><text:span text:style-name="T35">amos</text:span></text:p>
          </table:table-cell>
          <table:table-cell table:style-name="ce22" office:value-type="string" calcext:value-type="string">
            <text:p><text:span text:style-name="T31">com</text:span><text:span text:style-name="T32">e</text:span><text:span text:style-name="T33">r</text:span><text:span text:style-name="T34">í</text:span><text:span text:style-name="T35">amos</text:span></text:p>
          </table:table-cell>
          <table:table-cell/>
          <table:table-cell table:style-name="ce34" office:value-type="string" calcext:value-type="string">
            <text:p>Infinitivo</text:p>
          </table:table-cell>
          <table:table-cell table:style-name="ce35" office:value-type="string" calcext:value-type="string">
            <text:p><text:span text:style-name="T13">part</text:span><text:span text:style-name="T14">i</text:span><text:span text:style-name="T15">r</text:span></text:p>
          </table:table-cell>
          <table:table-cell table:style-name="ce40" office:value-type="string" calcext:value-type="string">
            <text:p><text:span text:style-name="T16">v</text:span><text:span text:style-name="T17">i</text:span><text:span text:style-name="T11">r</text:span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as/eles</text:p>
          </table:table-cell>
          <table:table-cell table:style-name="ce13" office:value-type="string" calcext:value-type="string">
            <text:p><text:span text:style-name="T31">am</text:span><text:span text:style-name="T32">a</text:span><text:span text:style-name="T33">r</text:span><text:span text:style-name="T34">i</text:span><text:span text:style-name="T35">am</text:span></text:p>
          </table:table-cell>
          <table:table-cell table:style-name="ce27" office:value-type="string" calcext:value-type="string">
            <text:p><text:span text:style-name="T91">com</text:span><text:span text:style-name="T92">e</text:span><text:span text:style-name="T93">r</text:span><text:span text:style-name="T94">i</text:span><text:span text:style-name="T95">am</text:span></text:p>
          </table:table-cell>
          <table:table-cell/>
          <table:table-cell table:style-name="ce2" office:value-type="string" calcext:value-type="string">
            <text:p>Part. passado</text:p>
          </table:table-cell>
          <table:table-cell table:style-name="ce4" office:value-type="string" calcext:value-type="string">
            <text:p><text:span text:style-name="T13">part</text:span><text:span text:style-name="T14">i</text:span><text:span text:style-name="T15">do</text:span></text:p>
          </table:table-cell>
          <table:table-cell table:style-name="ce22" office:value-type="string" calcext:value-type="string">
            <text:p><text:span text:style-name="T136">v</text:span><text:span text:style-name="T137">i</text:span><text:span text:style-name="T138">n</text:span><text:span text:style-name="T139">do</text:span>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3" office:value-type="string" calcext:value-type="string">
            <text:p>Gerúndio</text:p>
          </table:table-cell>
          <table:table-cell table:style-name="ce13" office:value-type="string" calcext:value-type="string">
            <text:p><text:span text:style-name="T13">part</text:span><text:span text:style-name="T14">i</text:span><text:span text:style-name="T15">ndo</text:span></text:p>
          </table:table-cell>
          <table:table-cell table:style-name="ce27" office:value-type="string" calcext:value-type="string">
            <text:p><text:span text:style-name="T133">v</text:span><text:span text:style-name="T134">i</text:span><text:span text:style-name="T135">ndo</text:span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nditional</text:p>
          </table:table-cell>
          <table:table-cell table:style-name="ce12" office:value-type="string" calcext:value-type="string">
            <text:p>Partir</text:p>
          </table:table-cell>
          <table:table-cell table:style-name="ce26" office:value-type="string" calcext:value-type="string">
            <text:p>Diz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31">part</text:span><text:span text:style-name="T32">i</text:span><text:span text:style-name="T33">r</text:span><text:span text:style-name="T34">i</text:span><text:span text:style-name="T35">a</text:span></text:p>
          </table:table-cell>
          <table:table-cell table:style-name="ce22" office:value-type="string" calcext:value-type="string">
            <text:p><text:span text:style-name="T87">d</text:span><text:span text:style-name="T88">ir</text:span><text:span text:style-name="T89">i</text:span><text:span text:style-name="T90">a</text:span></text:p>
          </table:table-cell>
          <table:table-cell/>
          <table:table-cell table:style-name="ce34" office:value-type="string" calcext:value-type="string" table:number-columns-spanned="2" table:number-rows-spanned="1">
            <text:p>Perfeito composto</text:p>
          </table:table-cell>
          <table:covered-table-cell table:style-name="ce36"/>
          <table:table-cell table:style-name="ce40" office:value-type="string" calcext:value-type="string">
            <text:p>tenho amad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31">part</text:span><text:span text:style-name="T32">i</text:span><text:span text:style-name="T33">r</text:span><text:span text:style-name="T34">i</text:span><text:span text:style-name="T35">as</text:span></text:p>
          </table:table-cell>
          <table:table-cell table:style-name="ce22" office:value-type="string" calcext:value-type="string">
            <text:p><text:span text:style-name="T87">d</text:span><text:span text:style-name="T88">ir</text:span><text:span text:style-name="T89">i</text:span><text:span text:style-name="T90">as</text:span></text:p>
          </table:table-cell>
          <table:table-cell/>
          <table:table-cell table:style-name="ce2" office:value-type="string" calcext:value-type="string" table:number-columns-spanned="2" table:number-rows-spanned="1">
            <text:p>Mais-que-perfeito composto</text:p>
          </table:table-cell>
          <table:covered-table-cell table:style-name="ce37"/>
          <table:table-cell table:style-name="ce22" office:value-type="string" calcext:value-type="string">
            <text:p>tinha amad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31">part</text:span><text:span text:style-name="T32">i</text:span><text:span text:style-name="T33">r</text:span><text:span text:style-name="T34">i</text:span><text:span text:style-name="T35">a</text:span></text:p>
          </table:table-cell>
          <table:table-cell table:style-name="ce22" office:value-type="string" calcext:value-type="string">
            <text:p><text:span text:style-name="T87">d</text:span><text:span text:style-name="T88">ir</text:span><text:span text:style-name="T89">i</text:span><text:span text:style-name="T90">a</text:span></text:p>
          </table:table-cell>
          <table:table-cell/>
          <table:table-cell table:style-name="ce2" office:value-type="string" calcext:value-type="string" table:number-columns-spanned="2" table:number-rows-spanned="1">
            <text:p>Mais-que-perfeito anterior</text:p>
          </table:table-cell>
          <table:covered-table-cell table:style-name="ce37"/>
          <table:table-cell table:style-name="ce22" office:value-type="string" calcext:value-type="string">
            <text:p>tivera amad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31">part</text:span><text:span text:style-name="T32">i</text:span><text:span text:style-name="T33">r</text:span><text:span text:style-name="T34">í</text:span><text:span text:style-name="T35">amos</text:span></text:p>
          </table:table-cell>
          <table:table-cell table:style-name="ce22" office:value-type="string" calcext:value-type="string">
            <text:p><text:span text:style-name="T87">d</text:span><text:span text:style-name="T88">ir</text:span><text:span text:style-name="T89">í</text:span><text:span text:style-name="T90">amos</text:span></text:p>
          </table:table-cell>
          <table:table-cell/>
          <table:table-cell table:style-name="ce2" office:value-type="string" calcext:value-type="string" table:number-columns-spanned="2" table:number-rows-spanned="1">
            <text:p>Futuro composto</text:p>
          </table:table-cell>
          <table:covered-table-cell table:style-name="ce37"/>
          <table:table-cell table:style-name="ce22" office:value-type="string" calcext:value-type="string">
            <text:p>terei amad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as/eles</text:p>
          </table:table-cell>
          <table:table-cell table:style-name="ce13" office:value-type="string" calcext:value-type="string">
            <text:p><text:span text:style-name="T31">part</text:span><text:span text:style-name="T32">i</text:span><text:span text:style-name="T33">r</text:span><text:span text:style-name="T34">i</text:span><text:span text:style-name="T35">am</text:span></text:p>
          </table:table-cell>
          <table:table-cell table:style-name="ce27" office:value-type="string" calcext:value-type="string">
            <text:p><text:span text:style-name="T96">d</text:span><text:span text:style-name="T97">ir</text:span><text:span text:style-name="T98">i</text:span><text:span text:style-name="T99">am</text:span></text:p>
          </table:table-cell>
          <table:table-cell/>
          <table:table-cell table:style-name="ce5" office:value-type="string" calcext:value-type="string" table:number-columns-spanned="2" table:number-rows-spanned="1">
            <text:p>Conjuntivo perfeito</text:p>
          </table:table-cell>
          <table:covered-table-cell table:style-name="ce38"/>
          <table:table-cell table:style-name="ce29" office:value-type="string" calcext:value-type="string">
            <text:p>tenha amad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2" table:number-rows-spanned="1">
            <text:p>Conj. mais-que-perf. composto</text:p>
          </table:table-cell>
          <table:covered-table-cell table:style-name="ce37"/>
          <table:table-cell table:style-name="ce22" office:value-type="string" calcext:value-type="string">
            <text:p>tivesse amad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2" table:number-rows-spanned="1">
            <text:p>Conjuntico futuro composto</text:p>
          </table:table-cell>
          <table:covered-table-cell table:style-name="ce37"/>
          <table:table-cell table:style-name="ce22" office:value-type="string" calcext:value-type="string">
            <text:p>tiver amad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2" table:number-rows-spanned="1">
            <text:p>Condicional composto</text:p>
          </table:table-cell>
          <table:covered-table-cell table:style-name="ce38"/>
          <table:table-cell table:style-name="ce29" office:value-type="string" calcext:value-type="string">
            <text:p>teria amad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2" table:number-rows-spanned="1">
            <text:p>Infinitivo pessoal perfeito</text:p>
          </table:table-cell>
          <table:covered-table-cell table:style-name="ce38"/>
          <table:table-cell table:style-name="ce29" office:value-type="string" calcext:value-type="string">
            <text:p>ter amad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2" table:number-rows-spanned="1">
            <text:p>Infinitivo perfeito</text:p>
          </table:table-cell>
          <table:covered-table-cell table:style-name="ce37"/>
          <table:table-cell table:style-name="ce22" office:value-type="string" calcext:value-type="string">
            <text:p>ter amad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2" table:number-rows-spanned="1">
            <text:p>Gerúndio perfeito</text:p>
          </table:table-cell>
          <table:covered-table-cell table:style-name="ce39"/>
          <table:table-cell table:style-name="ce27" office:value-type="string" calcext:value-type="string">
            <text:p>tendo amado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 table:style-name="ce1"/>
          <table:table-cell table:style-name="ce12" office:value-type="string" calcext:value-type="string">
            <text:p>Ser</text:p>
          </table:table-cell>
          <table:table-cell table:style-name="ce26" office:value-type="string" calcext:value-type="string">
            <text:p>Ir</text:p>
          </table:table-cell>
          <table:table-cell/>
          <table:table-cell table:style-name="ce1"/>
          <table:table-cell table:style-name="ce12" office:value-type="string" calcext:value-type="string">
            <text:p>Dar</text:p>
          </table:table-cell>
          <table:table-cell table:style-name="ce26" office:value-type="string" calcext:value-type="string">
            <text:p>T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esente (eu)</text:p>
          </table:table-cell>
          <table:table-cell table:style-name="ce4" office:value-type="string" calcext:value-type="string">
            <text:p><text:span text:style-name="T36">s</text:span><text:span text:style-name="T37">ou</text:span></text:p>
          </table:table-cell>
          <table:table-cell table:style-name="ce28" office:value-type="string" calcext:value-type="string">
            <text:p><text:span text:style-name="T45">vou</text:span></text:p>
          </table:table-cell>
          <table:table-cell/>
          <table:table-cell table:style-name="ce2" office:value-type="string" calcext:value-type="string">
            <text:p>Presente (eu)</text:p>
          </table:table-cell>
          <table:table-cell table:style-name="ce4" office:value-type="string" calcext:value-type="string">
            <text:p><text:span text:style-name="T36">d</text:span><text:span text:style-name="T37">ou</text:span></text:p>
          </table:table-cell>
          <table:table-cell table:style-name="ce22" office:value-type="string" calcext:value-type="string">
            <text:p><text:span text:style-name="T46">t</text:span><text:span text:style-name="T47">enh</text:span><text:span text:style-name="T48">o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38">é</text:span><text:span text:style-name="T39">s</text:span></text:p>
          </table:table-cell>
          <table:table-cell table:style-name="ce22" office:value-type="string" calcext:value-type="string">
            <text:p><text:span text:style-name="T43">vai</text:span><text:span text:style-name="T44">s</text:span></text:p>
          </table:table-cell>
          <table:table-cell/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49">dás</text:span></text:p>
          </table:table-cell>
          <table:table-cell table:style-name="ce22" office:value-type="string" calcext:value-type="string">
            <text:p><text:span text:style-name="T46">t</text:span><text:span text:style-name="T47">en</text:span><text:span text:style-name="T48">s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a/ele</text:p>
          </table:table-cell>
          <table:table-cell table:style-name="ce14" office:value-type="string" calcext:value-type="string">
            <text:p>é</text:p>
          </table:table-cell>
          <table:table-cell table:style-name="ce28" office:value-type="string" calcext:value-type="string">
            <text:p>vai</text:p>
          </table:table-cell>
          <table:table-cell/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50">dá</text:span></text:p>
          </table:table-cell>
          <table:table-cell table:style-name="ce22" office:value-type="string" calcext:value-type="string">
            <text:p><text:span text:style-name="T40">t</text:span><text:span text:style-name="T41">em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40">s</text:span><text:span text:style-name="T41">o</text:span><text:span text:style-name="T42">mos</text:span></text:p>
          </table:table-cell>
          <table:table-cell table:style-name="ce22" office:value-type="string" calcext:value-type="string">
            <text:p><text:span text:style-name="T43">va</text:span><text:span text:style-name="T44">mos</text:span></text:p>
          </table:table-cell>
          <table:table-cell/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49">damos</text:span></text:p>
          </table:table-cell>
          <table:table-cell table:style-name="ce22" office:value-type="string" calcext:value-type="string">
            <text:p><text:span text:style-name="T49">temos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as/eles</text:p>
          </table:table-cell>
          <table:table-cell table:style-name="ce4" office:value-type="string" calcext:value-type="string">
            <text:p><text:span text:style-name="T36">s</text:span><text:span text:style-name="T37">ão</text:span></text:p>
          </table:table-cell>
          <table:table-cell table:style-name="ce28" office:value-type="string" calcext:value-type="string">
            <text:p><text:span text:style-name="T45">vão</text:span></text:p>
          </table:table-cell>
          <table:table-cell/>
          <table:table-cell table:style-name="ce2" office:value-type="string" calcext:value-type="string">
            <text:p>Elas/eles</text:p>
          </table:table-cell>
          <table:table-cell table:style-name="ce4" office:value-type="string" calcext:value-type="string">
            <text:p><text:span text:style-name="T50">dão</text:span></text:p>
          </table:table-cell>
          <table:table-cell table:style-name="ce22" office:value-type="string" calcext:value-type="string">
            <text:p><text:span text:style-name="T40">t</text:span><text:span text:style-name="T41">êm</text:span>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erfeito (eu)</text:p>
          </table:table-cell>
          <table:table-cell table:style-name="ce15" office:value-type="string" calcext:value-type="string">
            <text:p><text:span text:style-name="T38">fu</text:span><text:span text:style-name="T39">i</text:span></text:p>
          </table:table-cell>
          <table:table-cell table:style-name="ce29" office:value-type="string" calcext:value-type="string">
            <text:p><text:span text:style-name="T38">fu</text:span><text:span text:style-name="T39">i</text:span></text:p>
          </table:table-cell>
          <table:table-cell/>
          <table:table-cell table:style-name="ce5" office:value-type="string" calcext:value-type="string">
            <text:p>Perfeito (eu)</text:p>
          </table:table-cell>
          <table:table-cell table:style-name="ce15" office:value-type="string" calcext:value-type="string">
            <text:p><text:span text:style-name="T50">dei</text:span></text:p>
          </table:table-cell>
          <table:table-cell table:style-name="ce29" office:value-type="string" calcext:value-type="string">
            <text:p><text:span text:style-name="T40">t</text:span><text:span text:style-name="T41">ive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43">fo</text:span><text:span text:style-name="T44">ste</text:span></text:p>
          </table:table-cell>
          <table:table-cell table:style-name="ce22" office:value-type="string" calcext:value-type="string">
            <text:p><text:span text:style-name="T43">fo</text:span><text:span text:style-name="T44">ste</text:span></text:p>
          </table:table-cell>
          <table:table-cell/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40">d</text:span><text:span text:style-name="T41">e</text:span><text:span text:style-name="T42">ste</text:span>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2" office:value-type="string" calcext:value-type="string">
            <text:p>Ela/ele</text:p>
          </table:table-cell>
          <table:table-cell table:style-name="ce14" office:value-type="string" calcext:value-type="string">
            <text:p><text:span text:style-name="T45">foi</text:span></text:p>
          </table:table-cell>
          <table:table-cell table:style-name="ce28" office:value-type="string" calcext:value-type="string">
            <text:p><text:span text:style-name="T45">foi</text:span></text:p>
          </table:table-cell>
          <table:table-cell/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40">d</text:span><text:span text:style-name="T41">e</text:span><text:span text:style-name="T42">u</text:span></text:p>
          </table:table-cell>
          <table:table-cell table:style-name="ce22" office:value-type="string" calcext:value-type="string">
            <text:p><text:span text:style-name="T40">t</text:span><text:span text:style-name="T41">eve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43">fo</text:span><text:span text:style-name="T44">mos</text:span></text:p>
          </table:table-cell>
          <table:table-cell table:style-name="ce22" office:value-type="string" calcext:value-type="string">
            <text:p><text:span text:style-name="T43">fo</text:span><text:span text:style-name="T44">mos</text:span></text:p>
          </table:table-cell>
          <table:table-cell/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40">d</text:span><text:span text:style-name="T41">e</text:span><text:span text:style-name="T42">mos</text:span>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2" office:value-type="string" calcext:value-type="string">
            <text:p>Elas/eles</text:p>
          </table:table-cell>
          <table:table-cell table:style-name="ce4" office:value-type="string" calcext:value-type="string">
            <text:p><text:span text:style-name="T43">fo</text:span><text:span text:style-name="T44">ram</text:span></text:p>
          </table:table-cell>
          <table:table-cell table:style-name="ce22" office:value-type="string" calcext:value-type="string">
            <text:p><text:span text:style-name="T43">fo</text:span><text:span text:style-name="T44">ram</text:span></text:p>
          </table:table-cell>
          <table:table-cell/>
          <table:table-cell table:style-name="ce2" office:value-type="string" calcext:value-type="string">
            <text:p>Elas/eles</text:p>
          </table:table-cell>
          <table:table-cell table:style-name="ce4" office:value-type="string" calcext:value-type="string">
            <text:p><text:span text:style-name="T40">d</text:span><text:span text:style-name="T41">e</text:span><text:span text:style-name="T42">ram</text:span>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6" office:value-type="string" calcext:value-type="string">
            <text:p>Imperfeito (eu)</text:p>
          </table:table-cell>
          <table:table-cell table:style-name="ce16" office:value-type="string" calcext:value-type="string">
            <text:p><text:span text:style-name="T43">er</text:span><text:span text:style-name="T44">a</text:span></text:p>
          </table:table-cell>
          <table:table-cell table:style-name="ce30" office:value-type="string" calcext:value-type="string">
            <text:p>ia</text:p>
          </table:table-cell>
          <table:table-cell/>
          <table:table-cell table:style-name="ce6" office:value-type="string" calcext:value-type="string">
            <text:p>Imperfeito (eu)</text:p>
          </table:table-cell>
          <table:table-cell table:style-name="ce16" office:value-type="string" calcext:value-type="string">
            <text:p>dava</text:p>
          </table:table-cell>
          <table:table-cell table:style-name="ce30" office:value-type="string" calcext:value-type="string">
            <text:p><text:span text:style-name="T46">t</text:span><text:span text:style-name="T47">inh</text:span><text:span text:style-name="T48">a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nj. pres. (eu)</text:p>
          </table:table-cell>
          <table:table-cell table:style-name="ce4" office:value-type="string" calcext:value-type="string">
            <text:p><text:span text:style-name="T46">s</text:span><text:span text:style-name="T47">ej</text:span><text:span text:style-name="T48">a</text:span></text:p>
          </table:table-cell>
          <table:table-cell table:style-name="ce31" office:value-type="string" calcext:value-type="string">
            <text:p><text:span text:style-name="T100">v</text:span><text:span text:style-name="T101">á</text:span></text:p>
          </table:table-cell>
          <table:table-cell/>
          <table:table-cell table:style-name="ce3" office:value-type="string" calcext:value-type="string">
            <text:p>Conj. pres. (eu)</text:p>
          </table:table-cell>
          <table:table-cell table:style-name="ce13" office:value-type="string" calcext:value-type="string">
            <text:p><text:span text:style-name="T36">d</text:span><text:span text:style-name="T37">ê</text:span></text:p>
          </table:table-cell>
          <table:table-cell table:style-name="ce27"/>
          <table:table-cell table:number-columns-repeated="1017"/>
        </table:table-row>
        <table:table-row table:style-name="ro1">
          <table:table-cell table:style-name="ce7" office:value-type="string" calcext:value-type="string">
            <text:p>Imperativo (tu+)</text:p>
          </table:table-cell>
          <table:table-cell table:style-name="ce17" office:value-type="string" calcext:value-type="string">
            <text:p><text:span text:style-name="T36">s</text:span><text:span text:style-name="T37">ê</text:span></text:p>
          </table:table-cell>
          <table:table-cell table:style-name="ce32"/>
          <table:table-cell table:number-columns-repeated="1021"/>
        </table:table-row>
        <table:table-row table:style-name="ro1">
          <table:table-cell/>
          <table:table-cell table:style-name="ce18" table:number-columns-repeated="7"/>
          <table:table-cell/>
          <table:table-cell table:style-name="ce18" table:number-columns-repeated="2"/>
          <table:table-cell table:number-columns-repeated="1013"/>
        </table:table-row>
        <table:table-row table:style-name="ro1">
          <table:table-cell table:style-name="ce1"/>
          <table:table-cell table:style-name="ce12" office:value-type="string" calcext:value-type="string">
            <text:p>Ver</text:p>
          </table:table-cell>
          <table:table-cell table:style-name="ce26" office:value-type="string" calcext:value-type="string">
            <text:p>Vir</text:p>
          </table:table-cell>
          <table:table-cell/>
          <table:table-cell table:style-name="ce1"/>
          <table:table-cell table:style-name="ce12" office:value-type="string" calcext:value-type="string">
            <text:p>Pôr</text:p>
          </table:table-cell>
          <table:table-cell table:style-name="ce26" office:value-type="string" calcext:value-type="string">
            <text:p>Hav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esente (eu)</text:p>
          </table:table-cell>
          <table:table-cell table:style-name="ce4" office:value-type="string" calcext:value-type="string">
            <text:p><text:span text:style-name="T46">v</text:span><text:span text:style-name="T47">ej</text:span><text:span text:style-name="T48">o</text:span></text:p>
          </table:table-cell>
          <table:table-cell table:style-name="ce22" office:value-type="string" calcext:value-type="string">
            <text:p><text:span text:style-name="T46">v</text:span><text:span text:style-name="T47">enh</text:span><text:span text:style-name="T48">o</text:span></text:p>
          </table:table-cell>
          <table:table-cell/>
          <table:table-cell table:style-name="ce2" office:value-type="string" calcext:value-type="string">
            <text:p>Presente (eu)</text:p>
          </table:table-cell>
          <table:table-cell table:style-name="ce4" office:value-type="string" calcext:value-type="string">
            <text:p><text:span text:style-name="T46">p</text:span><text:span text:style-name="T47">onh</text:span><text:span text:style-name="T48">o</text:span></text:p>
          </table:table-cell>
          <table:table-cell table:style-name="ce22" office:value-type="string" calcext:value-type="string">
            <text:p><text:span text:style-name="T36">h</text:span><text:span text:style-name="T37">ei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40">v</text:span><text:span text:style-name="T41">ê</text:span><text:span text:style-name="T42">s</text:span></text:p>
          </table:table-cell>
          <table:table-cell table:style-name="ce22" office:value-type="string" calcext:value-type="string">
            <text:p><text:span text:style-name="T46">v</text:span><text:span text:style-name="T47">en</text:span><text:span text:style-name="T48">s</text:span></text:p>
          </table:table-cell>
          <table:table-cell/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46">p</text:span><text:span text:style-name="T47">õe</text:span><text:span text:style-name="T48">s</text:span></text:p>
          </table:table-cell>
          <table:table-cell table:style-name="ce22" office:value-type="string" calcext:value-type="string">
            <text:p><text:span text:style-name="T40">h</text:span><text:span text:style-name="T41">ás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36">v</text:span><text:span text:style-name="T37">ê</text:span></text:p>
          </table:table-cell>
          <table:table-cell table:style-name="ce22" office:value-type="string" calcext:value-type="string">
            <text:p><text:span text:style-name="T40">v</text:span><text:span text:style-name="T41">em</text:span></text:p>
          </table:table-cell>
          <table:table-cell/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40">p</text:span><text:span text:style-name="T41">õe</text:span></text:p>
          </table:table-cell>
          <table:table-cell table:style-name="ce22" office:value-type="string" calcext:value-type="string">
            <text:p><text:span text:style-name="T36">h</text:span><text:span text:style-name="T37">á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49">vemos</text:span></text:p>
          </table:table-cell>
          <table:table-cell table:style-name="ce22" office:value-type="string" calcext:value-type="string">
            <text:p><text:span text:style-name="T49">vimos</text:span></text:p>
          </table:table-cell>
          <table:table-cell/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49">pomos</text:span></text:p>
          </table:table-cell>
          <table:table-cell table:style-name="ce22" office:value-type="string" calcext:value-type="string">
            <text:p><text:span text:style-name="T49">havemos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as/eles</text:p>
          </table:table-cell>
          <table:table-cell table:style-name="ce4" office:value-type="string" calcext:value-type="string">
            <text:p><text:span text:style-name="T40">v</text:span><text:span text:style-name="T41">e</text:span><text:span text:style-name="T42">em</text:span></text:p>
          </table:table-cell>
          <table:table-cell table:style-name="ce22" office:value-type="string" calcext:value-type="string">
            <text:p><text:span text:style-name="T40">v</text:span><text:span text:style-name="T41">êm</text:span></text:p>
          </table:table-cell>
          <table:table-cell/>
          <table:table-cell table:style-name="ce2" office:value-type="string" calcext:value-type="string">
            <text:p>Elas/eles</text:p>
          </table:table-cell>
          <table:table-cell table:style-name="ce4" office:value-type="string" calcext:value-type="string">
            <text:p><text:span text:style-name="T46">p</text:span><text:span text:style-name="T47">õe</text:span><text:span text:style-name="T48">m</text:span></text:p>
          </table:table-cell>
          <table:table-cell table:style-name="ce22" office:value-type="string" calcext:value-type="string">
            <text:p><text:span text:style-name="T36">h</text:span><text:span text:style-name="T37">ão</text:span>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erfeito (eu)</text:p>
          </table:table-cell>
          <table:table-cell table:style-name="ce15" office:value-type="string" calcext:value-type="string">
            <text:p><text:span text:style-name="T36">v</text:span><text:span text:style-name="T37">i</text:span></text:p>
          </table:table-cell>
          <table:table-cell table:style-name="ce29" office:value-type="string" calcext:value-type="string">
            <text:p><text:span text:style-name="T102">vi</text:span><text:span text:style-name="T103">m</text:span></text:p>
          </table:table-cell>
          <table:table-cell/>
          <table:table-cell table:style-name="ce5" office:value-type="string" calcext:value-type="string">
            <text:p>Perfeito (eu)</text:p>
          </table:table-cell>
          <table:table-cell table:style-name="ce15" office:value-type="string" calcext:value-type="string">
            <text:p><text:span text:style-name="T40">p</text:span><text:span text:style-name="T41">us</text:span></text:p>
          </table:table-cell>
          <table:table-cell table:style-name="ce29" office:value-type="string" calcext:value-type="string">
            <text:p><text:span text:style-name="T40">h</text:span><text:span text:style-name="T41">ouve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40">v</text:span><text:span text:style-name="T41">i</text:span><text:span text:style-name="T42">ste</text:span></text:p>
          </table:table-cell>
          <table:table-cell table:style-name="ce22" office:value-type="string" calcext:value-type="string">
            <text:p><text:span text:style-name="T40">vi</text:span><text:span text:style-name="T41">e</text:span><text:span text:style-name="T42">ste</text:span></text:p>
          </table:table-cell>
          <table:table-cell/>
          <table:table-cell table:style-name="ce2" office:value-type="string" calcext:value-type="string">
            <text:p>Tu</text:p>
          </table:table-cell>
          <table:table-cell table:style-name="ce4"/>
          <table:table-cell table:style-name="ce22"/>
          <table:table-cell table:number-columns-repeated="1017"/>
        </table:table-row>
        <table:table-row table:style-name="ro1"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40">v</text:span><text:span text:style-name="T41">i</text:span><text:span text:style-name="T42">u</text:span></text:p>
          </table:table-cell>
          <table:table-cell table:style-name="ce22" office:value-type="string" calcext:value-type="string">
            <text:p><text:span text:style-name="T40">v</text:span><text:span text:style-name="T41">eio</text:span></text:p>
          </table:table-cell>
          <table:table-cell/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40">p</text:span><text:span text:style-name="T41">ôs</text:span></text:p>
          </table:table-cell>
          <table:table-cell table:style-name="ce22" office:value-type="string" calcext:value-type="string">
            <text:p><text:span text:style-name="T40">h</text:span><text:span text:style-name="T41">ouve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40">v</text:span><text:span text:style-name="T41">i</text:span><text:span text:style-name="T42">mos</text:span></text:p>
          </table:table-cell>
          <table:table-cell table:style-name="ce22" office:value-type="string" calcext:value-type="string">
            <text:p><text:span text:style-name="T40">vi</text:span><text:span text:style-name="T41">e</text:span><text:span text:style-name="T42">mos</text:span></text:p>
          </table:table-cell>
          <table:table-cell/>
          <table:table-cell table:style-name="ce2" office:value-type="string" calcext:value-type="string">
            <text:p>Nós</text:p>
          </table:table-cell>
          <table:table-cell table:style-name="ce4"/>
          <table:table-cell table:style-name="ce22"/>
          <table:table-cell table:number-columns-repeated="1017"/>
        </table:table-row>
        <table:table-row table:style-name="ro1">
          <table:table-cell table:style-name="ce2" office:value-type="string" calcext:value-type="string">
            <text:p>Elas/eles</text:p>
          </table:table-cell>
          <table:table-cell table:style-name="ce4" office:value-type="string" calcext:value-type="string">
            <text:p><text:span text:style-name="T40">v</text:span><text:span text:style-name="T41">i</text:span><text:span text:style-name="T42">ram</text:span></text:p>
          </table:table-cell>
          <table:table-cell table:style-name="ce22" office:value-type="string" calcext:value-type="string">
            <text:p><text:span text:style-name="T40">vi</text:span><text:span text:style-name="T41">e</text:span><text:span text:style-name="T42">ram</text:span></text:p>
          </table:table-cell>
          <table:table-cell/>
          <table:table-cell table:style-name="ce2" office:value-type="string" calcext:value-type="string">
            <text:p>Elas/eles</text:p>
          </table:table-cell>
          <table:table-cell table:style-name="ce4"/>
          <table:table-cell table:style-name="ce22"/>
          <table:table-cell table:number-columns-repeated="1017"/>
        </table:table-row>
        <table:table-row table:style-name="ro1">
          <table:table-cell table:style-name="ce6" office:value-type="string" calcext:value-type="string">
            <text:p>Imperfeito (eu)</text:p>
          </table:table-cell>
          <table:table-cell table:style-name="ce16" office:value-type="string" calcext:value-type="string">
            <text:p>via</text:p>
          </table:table-cell>
          <table:table-cell table:style-name="ce30" office:value-type="string" calcext:value-type="string">
            <text:p><text:span text:style-name="T46">v</text:span><text:span text:style-name="T47">inh</text:span><text:span text:style-name="T48">a</text:span></text:p>
          </table:table-cell>
          <table:table-cell/>
          <table:table-cell table:style-name="ce6" office:value-type="string" calcext:value-type="string">
            <text:p>Imperfeito (eu)</text:p>
          </table:table-cell>
          <table:table-cell table:style-name="ce16" office:value-type="string" calcext:value-type="string">
            <text:p><text:span text:style-name="T46">p</text:span><text:span text:style-name="T47">unh</text:span><text:span text:style-name="T48">a</text:span></text:p>
          </table:table-cell>
          <table:table-cell table:style-name="ce30" office:value-type="string" calcext:value-type="string">
            <text:p>havia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nj. pres. (eu)</text:p>
          </table:table-cell>
          <table:table-cell table:style-name="ce13"/>
          <table:table-cell table:style-name="ce27"/>
          <table:table-cell/>
          <table:table-cell table:style-name="ce3" office:value-type="string" calcext:value-type="string">
            <text:p>Conj. pres. (eu)</text:p>
          </table:table-cell>
          <table:table-cell table:style-name="ce13"/>
          <table:table-cell table:style-name="ce27" office:value-type="string" calcext:value-type="string">
            <text:p><text:span text:style-name="T140">h</text:span><text:span text:style-name="T141">aj</text:span><text:span text:style-name="T142">a</text:span>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7"/>
          <table:table-cell/>
          <table:table-cell table:style-name="ce18" table:number-columns-repeated="2"/>
          <table:table-cell table:number-columns-repeated="1013"/>
        </table:table-row>
        <table:table-row table:style-name="ro1">
          <table:table-cell table:style-name="ce1"/>
          <table:table-cell table:style-name="ce12" office:value-type="string" calcext:value-type="string">
            <text:p>Estar</text:p>
          </table:table-cell>
          <table:table-cell table:style-name="ce26" office:value-type="string" calcext:value-type="string">
            <text:p>Querer</text:p>
          </table:table-cell>
          <table:table-cell table:style-name="ce4" table:number-columns-repeated="5"/>
          <table:table-cell/>
          <table:table-cell table:style-name="ce18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Presente (eu)</text:p>
          </table:table-cell>
          <table:table-cell table:style-name="ce4" office:value-type="string" calcext:value-type="string">
            <text:p><text:span text:style-name="T36">est</text:span><text:span text:style-name="T37">ou</text:span></text:p>
          </table:table-cell>
          <table:table-cell table:style-name="ce22"/>
          <table:table-cell table:style-name="ce4" table:number-columns-repeated="5"/>
          <table:table-cell/>
          <table:table-cell table:style-name="ce18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49">estás</text:span></text:p>
          </table:table-cell>
          <table:table-cell table:style-name="ce22"/>
          <table:table-cell table:style-name="ce4" table:number-columns-repeated="5"/>
          <table:table-cell/>
          <table:table-cell table:style-name="ce18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50">está</text:span></text:p>
          </table:table-cell>
          <table:table-cell table:style-name="ce22" office:value-type="string" calcext:value-type="string">
            <text:p><text:span text:style-name="T102">que</text:span><text:span text:style-name="T103">r</text:span></text:p>
          </table:table-cell>
          <table:table-cell table:style-name="ce4" table:number-columns-repeated="5"/>
          <table:table-cell table:style-name="ce18" table:number-columns-repeated="3"/>
          <table:table-cell table:number-columns-repeated="1013"/>
        </table:table-row>
        <table:table-row table:style-name="ro1"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49">estamos</text:span></text:p>
          </table:table-cell>
          <table:table-cell table:style-name="ce22"/>
          <table:table-cell table:style-name="ce4" table:number-columns-repeated="5"/>
          <table:table-cell table:style-name="ce18" table:number-columns-repeated="3"/>
          <table:table-cell table:number-columns-repeated="1013"/>
        </table:table-row>
        <table:table-row table:style-name="ro1">
          <table:table-cell table:style-name="ce2" office:value-type="string" calcext:value-type="string">
            <text:p>Elas/eles</text:p>
          </table:table-cell>
          <table:table-cell table:style-name="ce4" office:value-type="string" calcext:value-type="string">
            <text:p><text:span text:style-name="T50">estão</text:span></text:p>
          </table:table-cell>
          <table:table-cell table:style-name="ce22"/>
          <table:table-cell table:style-name="ce4" table:number-columns-repeated="5"/>
          <table:table-cell table:style-name="ce18" table:number-columns-repeated="3"/>
          <table:table-cell table:number-columns-repeated="1013"/>
        </table:table-row>
        <table:table-row table:style-name="ro1">
          <table:table-cell table:style-name="ce5" office:value-type="string" calcext:value-type="string">
            <text:p>Perfeito (eu)</text:p>
          </table:table-cell>
          <table:table-cell table:style-name="ce15" office:value-type="string" calcext:value-type="string">
            <text:p><text:span text:style-name="T40">est</text:span><text:span text:style-name="T41">ive</text:span></text:p>
          </table:table-cell>
          <table:table-cell table:style-name="ce29" office:value-type="string" calcext:value-type="string">
            <text:p><text:span text:style-name="T40">qu</text:span><text:span text:style-name="T41">is</text:span></text:p>
          </table:table-cell>
          <table:table-cell table:style-name="ce4" table:number-columns-repeated="5"/>
          <table:table-cell table:style-name="ce18" table:number-columns-repeated="3"/>
          <table:table-cell table:number-columns-repeated="1013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4"/>
          <table:table-cell table:style-name="ce22"/>
          <table:table-cell table:style-name="ce4" table:number-columns-repeated="5"/>
          <table:table-cell table:style-name="ce18" table:number-columns-repeated="3"/>
          <table:table-cell table:number-columns-repeated="1013"/>
        </table:table-row>
        <table:table-row table:style-name="ro1"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40">est</text:span><text:span text:style-name="T41">eve</text:span></text:p>
          </table:table-cell>
          <table:table-cell table:style-name="ce22" office:value-type="string" calcext:value-type="string">
            <text:p><text:span text:style-name="T40">qu</text:span><text:span text:style-name="T41">is</text:span></text:p>
          </table:table-cell>
          <table:table-cell table:style-name="ce4" table:number-columns-repeated="5"/>
          <table:table-cell table:style-name="ce18" table:number-columns-repeated="3"/>
          <table:table-cell table:number-columns-repeated="1013"/>
        </table:table-row>
        <table:table-row table:style-name="ro1">
          <table:table-cell table:style-name="ce2" office:value-type="string" calcext:value-type="string">
            <text:p>Nós</text:p>
          </table:table-cell>
          <table:table-cell table:style-name="ce4"/>
          <table:table-cell table:style-name="ce22"/>
          <table:table-cell table:style-name="ce4" table:number-columns-repeated="5"/>
          <table:table-cell table:style-name="ce18" table:number-columns-repeated="3"/>
          <table:table-cell table:number-columns-repeated="1013"/>
        </table:table-row>
        <table:table-row table:style-name="ro1">
          <table:table-cell table:style-name="ce2" office:value-type="string" calcext:value-type="string">
            <text:p>Elas/eles</text:p>
          </table:table-cell>
          <table:table-cell table:style-name="ce4"/>
          <table:table-cell table:style-name="ce22"/>
          <table:table-cell table:style-name="ce4" table:number-columns-repeated="5"/>
          <table:table-cell table:style-name="ce18" table:number-columns-repeated="3"/>
          <table:table-cell table:number-columns-repeated="1013"/>
        </table:table-row>
        <table:table-row table:style-name="ro1">
          <table:table-cell table:style-name="ce6" office:value-type="string" calcext:value-type="string">
            <text:p>Imperfeito (eu)</text:p>
          </table:table-cell>
          <table:table-cell table:style-name="ce16" office:value-type="string" calcext:value-type="string">
            <text:p>estava</text:p>
          </table:table-cell>
          <table:table-cell table:style-name="ce30" office:value-type="string" calcext:value-type="string">
            <text:p>queria</text:p>
          </table:table-cell>
          <table:table-cell table:style-name="ce4" table:number-columns-repeated="5"/>
          <table:table-cell table:style-name="ce18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Conj. pres. (eu)</text:p>
          </table:table-cell>
          <table:table-cell table:style-name="ce13" office:value-type="string" calcext:value-type="string">
            <text:p><text:span text:style-name="T46">est</text:span><text:span text:style-name="T47">ej</text:span><text:span text:style-name="T48">a</text:span></text:p>
          </table:table-cell>
          <table:table-cell table:style-name="ce27" office:value-type="string" calcext:value-type="string">
            <text:p><text:span text:style-name="T104">que</text:span><text:span text:style-name="T105">i</text:span><text:span text:style-name="T106">ra</text:span></text:p>
          </table:table-cell>
          <table:table-cell table:style-name="ce4" table:number-columns-repeated="5"/>
          <table:table-cell table:style-name="ce18" table:number-columns-repeated="3"/>
          <table:table-cell table:number-columns-repeated="1013"/>
        </table:table-row>
        <table:table-row table:style-name="ro1">
          <table:table-cell/>
          <table:table-cell table:style-name="ce4" table:number-columns-repeated="7"/>
          <table:table-cell table:style-name="ce18" table:number-columns-repeated="3"/>
          <table:table-cell table:number-columns-repeated="1013"/>
        </table:table-row>
        <table:table-row table:style-name="ro4">
          <table:table-cell/>
          <table:table-cell table:style-name="ce4" table:number-columns-repeated="7"/>
          <table:table-cell table:style-name="ce18" table:number-columns-repeated="3"/>
          <table:table-cell table:number-columns-repeated="1013"/>
        </table:table-row>
        <table:table-row table:style-name="ro1">
          <table:table-cell table:style-name="ce1"/>
          <table:table-cell table:style-name="ce12" office:value-type="string" calcext:value-type="string">
            <text:p>Dizer</text:p>
          </table:table-cell>
          <table:table-cell table:style-name="ce26" office:value-type="string" calcext:value-type="string">
            <text:p>Trazer</text:p>
          </table:table-cell>
          <table:table-cell/>
          <table:table-cell table:style-name="ce1"/>
          <table:table-cell table:style-name="ce12" office:value-type="string" calcext:value-type="string">
            <text:p>Saber</text:p>
          </table:table-cell>
          <table:table-cell table:style-name="ce26" office:value-type="string" calcext:value-type="string">
            <text:p>Cab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esente (eu)</text:p>
          </table:table-cell>
          <table:table-cell table:style-name="ce4" office:value-type="string" calcext:value-type="string">
            <text:p><text:span text:style-name="T51">di</text:span><text:span text:style-name="T52">g</text:span><text:span text:style-name="T53">o</text:span></text:p>
          </table:table-cell>
          <table:table-cell table:style-name="ce22" office:value-type="string" calcext:value-type="string">
            <text:p><text:span text:style-name="T51">tra</text:span><text:span text:style-name="T52">g</text:span><text:span text:style-name="T53">o</text:span></text:p>
          </table:table-cell>
          <table:table-cell/>
          <table:table-cell table:style-name="ce2" office:value-type="string" calcext:value-type="string">
            <text:p>Presente (eu)</text:p>
          </table:table-cell>
          <table:table-cell table:style-name="ce4" office:value-type="string" calcext:value-type="string">
            <text:p><text:span text:style-name="T61">s</text:span><text:span text:style-name="T62">ei</text:span><text:span text:style-name="T60"> / sa</text:span><text:span text:style-name="T59">i</text:span><text:span text:style-name="T60">bo</text:span></text:p>
          </table:table-cell>
          <table:table-cell table:style-name="ce22" office:value-type="string" calcext:value-type="string">
            <text:p><text:span text:style-name="T51">ca</text:span><text:span text:style-name="T52">i</text:span><text:span text:style-name="T53">bo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erfeito (eu)</text:p>
          </table:table-cell>
          <table:table-cell table:style-name="ce4" office:value-type="string" calcext:value-type="string">
            <text:p><text:span text:style-name="T40">d</text:span><text:span text:style-name="T41">isse</text:span></text:p>
          </table:table-cell>
          <table:table-cell table:style-name="ce22" office:value-type="string" calcext:value-type="string">
            <text:p><text:span text:style-name="T40">tr</text:span><text:span text:style-name="T41">ouxe</text:span></text:p>
          </table:table-cell>
          <table:table-cell/>
          <table:table-cell table:style-name="ce2" office:value-type="string" calcext:value-type="string">
            <text:p>Perfeito (eu)</text:p>
          </table:table-cell>
          <table:table-cell table:style-name="ce4" office:value-type="string" calcext:value-type="string">
            <text:p><text:span text:style-name="T40">s</text:span><text:span text:style-name="T41">oube</text:span></text:p>
          </table:table-cell>
          <table:table-cell table:style-name="ce22" office:value-type="string" calcext:value-type="string">
            <text:p><text:span text:style-name="T40">c</text:span><text:span text:style-name="T41">oube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pan text:style-name="T1">Perfeito</text:span><text:span text:style-name="T2"> </text:span><text:span text:style-name="T3">(ela/ele)</text:span></text:p>
          </table:table-cell>
          <table:table-cell table:style-name="ce4" office:value-type="string" calcext:value-type="string">
            <text:p><text:span text:style-name="T40">d</text:span><text:span text:style-name="T41">isse</text:span></text:p>
          </table:table-cell>
          <table:table-cell table:style-name="ce22" office:value-type="string" calcext:value-type="string">
            <text:p><text:span text:style-name="T40">tr</text:span><text:span text:style-name="T41">ouxe</text:span></text:p>
          </table:table-cell>
          <table:table-cell/>
          <table:table-cell table:style-name="ce2" office:value-type="string" calcext:value-type="string">
            <text:p><text:span text:style-name="T1">Perfeito</text:span><text:span text:style-name="T2"> </text:span><text:span text:style-name="T3">(ela/ele)</text:span></text:p>
          </table:table-cell>
          <table:table-cell table:style-name="ce4" office:value-type="string" calcext:value-type="string">
            <text:p><text:span text:style-name="T40">s</text:span><text:span text:style-name="T41">oube</text:span></text:p>
          </table:table-cell>
          <table:table-cell table:style-name="ce31" office:value-type="string" calcext:value-type="string">
            <text:p><text:span text:style-name="T54">c</text:span><text:span text:style-name="T55">oube</text:span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uturo (eu)</text:p>
          </table:table-cell>
          <table:table-cell table:style-name="ce13" office:value-type="string" calcext:value-type="string">
            <text:p><text:span text:style-name="T40">d</text:span><text:span text:style-name="T41">ir</text:span><text:span text:style-name="T42">ei</text:span></text:p>
          </table:table-cell>
          <table:table-cell table:style-name="ce27" office:value-type="string" calcext:value-type="string">
            <text:p><text:span text:style-name="T54">tr</text:span><text:span text:style-name="T55">ar</text:span><text:span text:style-name="T56">ei</text:span></text:p>
          </table:table-cell>
          <table:table-cell/>
          <table:table-cell table:style-name="ce3" office:value-type="string" calcext:value-type="string">
            <text:p>Conj. pres. (eu)</text:p>
          </table:table-cell>
          <table:table-cell table:style-name="ce13" office:value-type="string" calcext:value-type="string">
            <text:p><text:span text:style-name="T40">s</text:span><text:span text:style-name="T41">aib</text:span><text:span text:style-name="T42">a</text:span></text:p>
          </table:table-cell>
          <table:table-cell table:style-name="ce27"/>
          <table:table-cell table:style-name="ce18"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12" office:value-type="string" calcext:value-type="string">
            <text:p>Fazer</text:p>
          </table:table-cell>
          <table:table-cell table:style-name="ce26" office:value-type="string" calcext:value-type="string">
            <text:p>Poder</text:p>
          </table:table-cell>
          <table:table-cell/>
          <table:table-cell table:style-name="ce1"/>
          <table:table-cell table:style-name="ce26" office:value-type="string" calcext:value-type="string">
            <text:p>Prazer</text:p>
          </table:table-cell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Present (eu)</text:p>
          </table:table-cell>
          <table:table-cell table:style-name="ce4" office:value-type="string" calcext:value-type="string">
            <text:p><text:span text:style-name="T51">fa</text:span><text:span text:style-name="T52">ç</text:span><text:span text:style-name="T53">o</text:span></text:p>
          </table:table-cell>
          <table:table-cell table:style-name="ce22" office:value-type="string" calcext:value-type="string">
            <text:p><text:span text:style-name="T51">po</text:span><text:span text:style-name="T52">ss</text:span><text:span text:style-name="T53">o</text:span></text:p>
          </table:table-cell>
          <table:table-cell/>
          <table:table-cell table:style-name="ce2" office:value-type="string" calcext:value-type="string">
            <text:p>Perfeito (eu)</text:p>
          </table:table-cell>
          <table:table-cell table:style-name="ce22" office:value-type="string" calcext:value-type="string">
            <text:p><text:span text:style-name="T40">pr</text:span><text:span text:style-name="T41">ouve</text:span></text:p>
          </table:table-cell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Perfeito (eu)</text:p>
          </table:table-cell>
          <table:table-cell table:style-name="ce4" office:value-type="string" calcext:value-type="string">
            <text:p><text:span text:style-name="T40">f</text:span><text:span text:style-name="T41">iz</text:span></text:p>
          </table:table-cell>
          <table:table-cell table:style-name="ce22" office:value-type="string" calcext:value-type="string">
            <text:p><text:span text:style-name="T40">p</text:span><text:span text:style-name="T41">ude</text:span></text:p>
          </table:table-cell>
          <table:table-cell/>
          <table:table-cell table:style-name="ce3" office:value-type="string" calcext:value-type="string">
            <text:p><text:span text:style-name="T1">Perfeito</text:span><text:span text:style-name="T2"> </text:span><text:span text:style-name="T3">(ela/ele)</text:span></text:p>
          </table:table-cell>
          <table:table-cell table:style-name="ce27" office:value-type="string" calcext:value-type="string">
            <text:p><text:span text:style-name="T54">pr</text:span><text:span text:style-name="T55">ouve</text:span></text:p>
          </table:table-cell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span text:style-name="T1">Perfeito</text:span><text:span text:style-name="T2"> </text:span><text:span text:style-name="T3">(ela/ele)</text:span></text:p>
          </table:table-cell>
          <table:table-cell table:style-name="ce4" office:value-type="string" calcext:value-type="string">
            <text:p><text:span text:style-name="T40">f</text:span><text:span text:style-name="T41">ez</text:span></text:p>
          </table:table-cell>
          <table:table-cell table:style-name="ce22" office:value-type="string" calcext:value-type="string">
            <text:p><text:span text:style-name="T40">p</text:span><text:span text:style-name="T41">ôde</text:span></text:p>
          </table:table-cell>
          <table:table-cell table:number-columns-repeated="3"/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3" office:value-type="string" calcext:value-type="string">
            <text:p>Futuro (eu)</text:p>
          </table:table-cell>
          <table:table-cell table:style-name="ce13" office:value-type="string" calcext:value-type="string">
            <text:p><text:span text:style-name="T40">f</text:span><text:span text:style-name="T41">ar</text:span><text:span text:style-name="T42">ei</text:span></text:p>
          </table:table-cell>
          <table:table-cell table:style-name="ce27"/>
          <table:table-cell table:style-name="ce4" table:number-columns-repeated="7"/>
          <table:table-cell table:number-columns-repeated="1014"/>
        </table:table-row>
        <table:table-row table:style-name="ro1">
          <table:table-cell table:style-name="ce4" table:number-columns-repeated="10"/>
          <table:table-cell table:number-columns-repeated="1014"/>
        </table:table-row>
        <table:table-row table:style-name="ro1">
          <table:table-cell table:style-name="ce8" office:value-type="string" calcext:value-type="string">
            <text:p>Presente</text:p>
          </table:table-cell>
          <table:table-cell table:style-name="ce19" office:value-type="string" calcext:value-type="string">
            <text:p>-zar/zer/zir</text:p>
          </table:table-cell>
          <table:table-cell table:style-name="ce21" office:value-type="string" calcext:value-type="string">
            <text:p>-ear</text:p>
          </table:table-cell>
          <table:table-cell table:style-name="ce33"/>
          <table:table-cell table:style-name="ce8" office:value-type="string" calcext:value-type="string">
            <text:p>Presente</text:p>
          </table:table-cell>
          <table:table-cell table:style-name="ce19" office:value-type="string" calcext:value-type="string">
            <text:p>-ir </text:p>
            <text:p>(curto)</text:p>
          </table:table-cell>
          <table:table-cell table:style-name="ce21" office:value-type="string" calcext:value-type="string">
            <text:p>-ai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introduzo</text:p>
          </table:table-cell>
          <table:table-cell table:style-name="ce22" office:value-type="string" calcext:value-type="string">
            <text:p><text:span text:style-name="T40">passe</text:span><text:span text:style-name="T41">i</text:span><text:span text:style-name="T42">o</text:span></text:p>
          </table:table-cell>
          <table:table-cell/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40">r</text:span><text:span text:style-name="T41">i</text:span><text:span text:style-name="T42">o</text:span></text:p>
          </table:table-cell>
          <table:table-cell table:style-name="ce22" office:value-type="string" calcext:value-type="string">
            <text:p><text:span text:style-name="T40">sa</text:span><text:span text:style-name="T41">i</text:span><text:span text:style-name="T42">o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introduzes</text:p>
          </table:table-cell>
          <table:table-cell table:style-name="ce22" office:value-type="string" calcext:value-type="string">
            <text:p><text:span text:style-name="T40">passe</text:span><text:span text:style-name="T41">i</text:span><text:span text:style-name="T42">as</text:span></text:p>
          </table:table-cell>
          <table:table-cell/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40">r</text:span><text:span text:style-name="T41">i</text:span><text:span text:style-name="T42">s</text:span></text:p>
          </table:table-cell>
          <table:table-cell table:style-name="ce22" office:value-type="string" calcext:value-type="string">
            <text:p><text:span text:style-name="T40">sa</text:span><text:span text:style-name="T41">i</text:span><text:span text:style-name="T42">s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36">introdu</text:span><text:span text:style-name="T37">z</text:span></text:p>
          </table:table-cell>
          <table:table-cell table:style-name="ce22" office:value-type="string" calcext:value-type="string">
            <text:p><text:span text:style-name="T40">passe</text:span><text:span text:style-name="T41">i</text:span><text:span text:style-name="T42">a</text:span></text:p>
          </table:table-cell>
          <table:table-cell/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36">r</text:span><text:span text:style-name="T37">i</text:span></text:p>
          </table:table-cell>
          <table:table-cell table:style-name="ce22" office:value-type="string" calcext:value-type="string">
            <text:p><text:span text:style-name="T36">sa</text:span><text:span text:style-name="T37">i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introduzimos</text:p>
          </table:table-cell>
          <table:table-cell table:style-name="ce22" office:value-type="string" calcext:value-type="string">
            <text:p>passeamos</text:p>
          </table:table-cell>
          <table:table-cell/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rimos</text:p>
          </table:table-cell>
          <table:table-cell table:style-name="ce22" office:value-type="string" calcext:value-type="string">
            <text:p>saímo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as/eles</text:p>
          </table:table-cell>
          <table:table-cell table:style-name="ce13" office:value-type="string" calcext:value-type="string">
            <text:p>introduzem</text:p>
          </table:table-cell>
          <table:table-cell table:style-name="ce27" office:value-type="string" calcext:value-type="string">
            <text:p><text:span text:style-name="T54">passe</text:span><text:span text:style-name="T55">i</text:span><text:span text:style-name="T56">am</text:span></text:p>
          </table:table-cell>
          <table:table-cell/>
          <table:table-cell table:style-name="ce3" office:value-type="string" calcext:value-type="string">
            <text:p>Elas/eles</text:p>
          </table:table-cell>
          <table:table-cell table:style-name="ce13" office:value-type="string" calcext:value-type="string">
            <text:p><text:span text:style-name="T40">r</text:span><text:span text:style-name="T111">i</text:span><text:span text:style-name="T112">em</text:span></text:p>
          </table:table-cell>
          <table:table-cell table:style-name="ce27" office:value-type="string" calcext:value-type="string">
            <text:p>saem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Presente</text:p>
          </table:table-cell>
          <table:table-cell table:style-name="ce19" office:value-type="string" calcext:value-type="string">
            <text:p>-er </text:p>
            <text:p>(curto)</text:p>
          </table:table-cell>
          <table:table-cell table:style-name="ce21" office:value-type="string" calcext:value-type="string">
            <text:p>-oer</text:p>
          </table:table-cell>
          <table:table-cell table:style-name="ce33"/>
          <table:table-cell table:style-name="ce8" office:value-type="string" calcext:value-type="string">
            <text:p>Presente</text:p>
          </table:table-cell>
          <table:table-cell table:style-name="ce19" office:value-type="string" calcext:value-type="string">
            <text:p>-uir</text:p>
          </table:table-cell>
          <table:table-cell table:style-name="ce21" office:value-type="string" calcext:value-type="string">
            <text:p>-strui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40">l</text:span><text:span text:style-name="T41">ei</text:span><text:span text:style-name="T42">o</text:span></text:p>
          </table:table-cell>
          <table:table-cell table:style-name="ce22" office:value-type="string" calcext:value-type="string">
            <text:p>doo</text:p>
          </table:table-cell>
          <table:table-cell/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possuo</text:p>
          </table:table-cell>
          <table:table-cell table:style-name="ce22" office:value-type="string" calcext:value-type="string">
            <text:p>constru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40">l</text:span><text:span text:style-name="T41">ê</text:span><text:span text:style-name="T42">s</text:span></text:p>
          </table:table-cell>
          <table:table-cell table:style-name="ce22" office:value-type="string" calcext:value-type="string">
            <text:p><text:span text:style-name="T40">d</text:span><text:span text:style-name="T41">ói</text:span><text:span text:style-name="T42">s</text:span></text:p>
          </table:table-cell>
          <table:table-cell/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40">possu</text:span><text:span text:style-name="T41">i</text:span><text:span text:style-name="T42">s</text:span></text:p>
          </table:table-cell>
          <table:table-cell table:style-name="ce22" office:value-type="string" calcext:value-type="string">
            <text:p><text:span text:style-name="T40">constr</text:span><text:span text:style-name="T41">ói</text:span><text:span text:style-name="T42">s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36">l</text:span><text:span text:style-name="T37">ê</text:span></text:p>
          </table:table-cell>
          <table:table-cell table:style-name="ce22" office:value-type="string" calcext:value-type="string">
            <text:p><text:span text:style-name="T36">d</text:span><text:span text:style-name="T37">ói</text:span></text:p>
          </table:table-cell>
          <table:table-cell/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36">possu</text:span><text:span text:style-name="T37">i</text:span></text:p>
          </table:table-cell>
          <table:table-cell table:style-name="ce22" office:value-type="string" calcext:value-type="string">
            <text:p><text:span text:style-name="T36">constr</text:span><text:span text:style-name="T37">ói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lemos</text:p>
          </table:table-cell>
          <table:table-cell table:style-name="ce22" office:value-type="string" calcext:value-type="string">
            <text:p>doemos</text:p>
          </table:table-cell>
          <table:table-cell/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possuímos</text:p>
          </table:table-cell>
          <table:table-cell table:style-name="ce22" office:value-type="string" calcext:value-type="string">
            <text:p>construímo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as/eles</text:p>
          </table:table-cell>
          <table:table-cell table:style-name="ce13" office:value-type="string" calcext:value-type="string">
            <text:p><text:span text:style-name="T40">l</text:span><text:span text:style-name="T41">e</text:span><text:span text:style-name="T42">em</text:span></text:p>
          </table:table-cell>
          <table:table-cell table:style-name="ce27" office:value-type="string" calcext:value-type="string">
            <text:p>doem</text:p>
          </table:table-cell>
          <table:table-cell/>
          <table:table-cell table:style-name="ce3" office:value-type="string" calcext:value-type="string">
            <text:p>Elas/eles</text:p>
          </table:table-cell>
          <table:table-cell table:style-name="ce13" office:value-type="string" calcext:value-type="string">
            <text:p>possuem</text:p>
          </table:table-cell>
          <table:table-cell table:style-name="ce27" office:value-type="string" calcext:value-type="string">
            <text:p><text:span text:style-name="T54">constr</text:span><text:span text:style-name="T55">o</text:span><text:span text:style-name="T56">em</text:span></text:p>
          </table:table-cell>
          <table:table-cell table:number-columns-repeated="1017"/>
        </table:table-row>
        <table:table-row table:style-name="ro1">
          <table:table-cell table:style-name="ce4" table:number-columns-repeated="5"/>
          <table:table-cell table:number-columns-repeated="1019"/>
        </table:table-row>
        <table:table-row table:style-name="ro4">
          <table:table-cell table:style-name="ce4" table:number-columns-repeated="5"/>
          <table:table-cell table:number-columns-repeated="1019"/>
        </table:table-row>
        <table:table-row table:style-name="ro1">
          <table:table-cell table:style-name="ce8" office:value-type="string" calcext:value-type="string">
            <text:p>Presente</text:p>
          </table:table-cell>
          <table:table-cell table:style-name="ce19" office:value-type="string" calcext:value-type="string">
            <text:p>-e*ir </text:p>
            <text:p>(às vezes)</text:p>
          </table:table-cell>
          <table:table-cell table:style-name="ce21" office:value-type="string" calcext:value-type="string">
            <text:p>-e*ir </text:p>
            <text:p>(às vezes)</text:p>
          </table:table-cell>
          <table:table-cell table:style-name="ce33"/>
          <table:table-cell table:style-name="ce8" office:value-type="string" calcext:value-type="string">
            <text:p>Presente</text:p>
          </table:table-cell>
          <table:table-cell table:style-name="ce19" office:value-type="string" calcext:value-type="string">
            <text:p>-o*ir</text:p>
            <text:p>(às vezes)</text:p>
          </table:table-cell>
          <table:table-cell table:style-name="ce21" office:value-type="string" calcext:value-type="string">
            <text:p>-u*ir </text:p>
            <text:p>(às vezes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40">prev</text:span><text:span text:style-name="T41">i</text:span><text:span text:style-name="T42">no</text:span></text:p>
          </table:table-cell>
          <table:table-cell table:style-name="ce22" office:value-type="string" calcext:value-type="string">
            <text:p><text:span text:style-name="T40">g</text:span><text:span text:style-name="T41">i</text:span><text:span text:style-name="T42">ro</text:span></text:p>
          </table:table-cell>
          <table:table-cell/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40">d</text:span><text:span text:style-name="T41">u</text:span><text:span text:style-name="T42">rmo</text:span></text:p>
          </table:table-cell>
          <table:table-cell table:style-name="ce22" office:value-type="string" calcext:value-type="string">
            <text:p>sub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40">prev</text:span><text:span text:style-name="T41">i</text:span><text:span text:style-name="T42">nes</text:span></text:p>
          </table:table-cell>
          <table:table-cell table:style-name="ce22" office:value-type="string" calcext:value-type="string">
            <text:p>geres</text:p>
          </table:table-cell>
          <table:table-cell/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dormes</text:p>
          </table:table-cell>
          <table:table-cell table:style-name="ce22" office:value-type="string" calcext:value-type="string">
            <text:p><text:span text:style-name="T40">s</text:span><text:span text:style-name="T41">o</text:span><text:span text:style-name="T42">bes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40">prev</text:span><text:span text:style-name="T41">i</text:span><text:span text:style-name="T42">ne</text:span></text:p>
          </table:table-cell>
          <table:table-cell table:style-name="ce22" office:value-type="string" calcext:value-type="string">
            <text:p>gere</text:p>
          </table:table-cell>
          <table:table-cell/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dorme</text:p>
          </table:table-cell>
          <table:table-cell table:style-name="ce22" office:value-type="string" calcext:value-type="string">
            <text:p><text:span text:style-name="T40">s</text:span><text:span text:style-name="T41">o</text:span><text:span text:style-name="T42">be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prevenimos</text:p>
          </table:table-cell>
          <table:table-cell table:style-name="ce22" office:value-type="string" calcext:value-type="string">
            <text:p>gerimos</text:p>
          </table:table-cell>
          <table:table-cell/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dormimos</text:p>
          </table:table-cell>
          <table:table-cell table:style-name="ce22" office:value-type="string" calcext:value-type="string">
            <text:p>subimo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as/eles</text:p>
          </table:table-cell>
          <table:table-cell table:style-name="ce4" office:value-type="string" calcext:value-type="string">
            <text:p><text:span text:style-name="T40">prev</text:span><text:span text:style-name="T41">i</text:span><text:span text:style-name="T42">nem</text:span></text:p>
          </table:table-cell>
          <table:table-cell table:style-name="ce22" office:value-type="string" calcext:value-type="string">
            <text:p>gerem</text:p>
          </table:table-cell>
          <table:table-cell/>
          <table:table-cell table:style-name="ce2" office:value-type="string" calcext:value-type="string">
            <text:p>Elas/eles</text:p>
          </table:table-cell>
          <table:table-cell table:style-name="ce4" office:value-type="string" calcext:value-type="string">
            <text:p>dormem</text:p>
          </table:table-cell>
          <table:table-cell table:style-name="ce22" office:value-type="string" calcext:value-type="string">
            <text:p><text:span text:style-name="T40">s</text:span><text:span text:style-name="T41">o</text:span><text:span text:style-name="T42">bem</text:span>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Verbos</text:p>
          </table:table-cell>
          <table:table-cell table:style-name="ce20" office:value-type="string" calcext:value-type="string">
            <text:p>agredir</text:p>
            <text:p>*gredir</text:p>
            <text:p>cerzir</text:p>
            <text:p>denegrir</text:p>
            <text:p>prevenir</text:p>
          </table:table-cell>
          <table:table-cell table:style-name="ce23" office:value-type="string" calcext:value-type="string">
            <text:p>aderir</text:p>
            <text:p>advertir</text:p>
            <text:p>compelir</text:p>
            <text:p>competir</text:p>
            <text:p>concernir</text:p>
            <text:p>convergir</text:p>
            <text:p>despir</text:p>
            <text:p>divergir</text:p>
            <text:p>divertir</text:p>
            <text:p>emergir</text:p>
            <text:p>enxerir</text:p>
            <text:p>expelir</text:p>
            <text:p>ferir</text:p>
            <text:p>flectir</text:p>
            <text:p>fletir</text:p>
            <text:p>gerir</text:p>
            <text:p>inserir</text:p>
            <text:p>mentir</text:p>
            <text:p>preterir</text:p>
            <text:p>repetir</text:p>
            <text:p>seguir</text:p>
            <text:p>sentir</text:p>
            <text:p>servir</text:p>
            <text:p>vestir</text:p>
          </table:table-cell>
          <table:table-cell/>
          <table:table-cell table:style-name="ce9" office:value-type="string" calcext:value-type="string">
            <text:p>Verbos</text:p>
          </table:table-cell>
          <table:table-cell table:style-name="ce20" office:value-type="string" calcext:value-type="string">
            <text:p>abolir</text:p>
            <text:p>cobrir</text:p>
            <text:p>dormir</text:p>
            <text:p>engolir</text:p>
            <text:p>extorquir</text:p>
            <text:p>tossir</text:p>
          </table:table-cell>
          <table:table-cell table:style-name="ce23" office:value-type="string" calcext:value-type="string">
            <text:p>acudir</text:p>
            <text:p>bulir</text:p>
            <text:p>cuspir</text:p>
            <text:p>entupir</text:p>
            <text:p>escapulir</text:p>
            <text:p>fugir</text:p>
            <text:p>sacudir</text:p>
            <text:p>subir</text:p>
            <text:p>sumir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Presente</text:p>
          </table:table-cell>
          <table:table-cell table:style-name="ce21" office:value-type="string" calcext:value-type="string">
            <text:p>-iar</text:p>
            <text:p>(às vezes)</text:p>
          </table:table-cell>
          <table:table-cell table:number-columns-repeated="2"/>
          <table:table-cell table:style-name="ce8" office:value-type="string" calcext:value-type="string">
            <text:p>Infinitivo</text:p>
          </table:table-cell>
          <table:table-cell table:style-name="ce21" office:value-type="string" calcext:value-type="string">
            <text:p>Alteraçõ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u</text:p>
          </table:table-cell>
          <table:table-cell table:style-name="ce22" office:value-type="string" calcext:value-type="string">
            <text:p>ans<text:span text:style-name="T38">e</text:span><text:span text:style-name="T39">io</text:span></text:p>
          </table:table-cell>
          <table:table-cell table:number-columns-repeated="2"/>
          <table:table-cell table:style-name="ce2" office:value-type="string" calcext:value-type="string">
            <text:p>-jar/ger/gir</text:p>
          </table:table-cell>
          <table:table-cell table:style-name="ce22" office:value-type="string" calcext:value-type="string">
            <text:p><text:span text:style-name="T113">j</text:span><text:span text:style-name="T114">a/</text:span><text:span text:style-name="T115">g</text:span><text:span text:style-name="T116">e/</text:span><text:span text:style-name="T117">g</text:span><text:span text:style-name="T114">i/</text:span><text:span text:style-name="T115">j</text:span><text:span text:style-name="T118">o/</text:span><text:span text:style-name="T119">j</text:span><text:span text:style-name="T118">u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22" office:value-type="string" calcext:value-type="string">
            <text:p>ans<text:span text:style-name="T38">e</text:span><text:span text:style-name="T39">ias</text:span></text:p>
          </table:table-cell>
          <table:table-cell table:number-columns-repeated="2"/>
          <table:table-cell table:style-name="ce2" office:value-type="string" calcext:value-type="string">
            <text:p>-gar/guer/guir</text:p>
          </table:table-cell>
          <table:table-cell table:style-name="ce22" office:value-type="string" calcext:value-type="string">
            <text:p><text:span text:style-name="T113">g</text:span><text:span text:style-name="T114">a/</text:span><text:span text:style-name="T115">gu</text:span><text:span text:style-name="T116">e/</text:span><text:span text:style-name="T117">gu</text:span><text:span text:style-name="T114">i/</text:span><text:span text:style-name="T115">g</text:span><text:span text:style-name="T118">o/</text:span><text:span text:style-name="T119">g</text:span><text:span text:style-name="T118">u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la/ele</text:p>
          </table:table-cell>
          <table:table-cell table:style-name="ce22" office:value-type="string" calcext:value-type="string">
            <text:p>ans<text:span text:style-name="T38">e</text:span><text:span text:style-name="T39">ia</text:span></text:p>
          </table:table-cell>
          <table:table-cell table:number-columns-repeated="2"/>
          <table:table-cell table:style-name="ce2" office:value-type="string" calcext:value-type="string">
            <text:p>-çar/cer/cir</text:p>
          </table:table-cell>
          <table:table-cell table:style-name="ce22" office:value-type="string" calcext:value-type="string">
            <text:p><text:span text:style-name="T113">ç</text:span><text:span text:style-name="T114">a/</text:span><text:span text:style-name="T115">c</text:span><text:span text:style-name="T116">e/</text:span><text:span text:style-name="T117">c</text:span><text:span text:style-name="T114">i/</text:span><text:span text:style-name="T115">ç</text:span><text:span text:style-name="T118">o/</text:span><text:span text:style-name="T119">ç</text:span><text:span text:style-name="T118">u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ós</text:p>
          </table:table-cell>
          <table:table-cell table:style-name="ce22" office:value-type="string" calcext:value-type="string">
            <text:p>ansiamos</text:p>
          </table:table-cell>
          <table:table-cell table:number-columns-repeated="2"/>
          <table:table-cell table:style-name="ce9" office:value-type="string" calcext:value-type="string">
            <text:p>-car/quer/quir</text:p>
          </table:table-cell>
          <table:table-cell table:style-name="ce23" office:value-type="string" calcext:value-type="string">
            <text:p><text:span text:style-name="T120">c</text:span><text:span text:style-name="T121">a/</text:span><text:span text:style-name="T122">qu</text:span><text:span text:style-name="T123">e/</text:span><text:span text:style-name="T124">qu</text:span><text:span text:style-name="T121">i/</text:span><text:span text:style-name="T122">c</text:span><text:span text:style-name="T125">o/</text:span><text:span text:style-name="T126">c</text:span><text:span text:style-name="T125">u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las/eles</text:p>
          </table:table-cell>
          <table:table-cell table:style-name="ce22" office:value-type="string" calcext:value-type="string">
            <text:p>ans<text:span text:style-name="T38">e</text:span><text:span text:style-name="T39">iam</text:span>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Verbos</text:p>
          </table:table-cell>
          <table:table-cell table:style-name="ce23" office:value-type="string" calcext:value-type="string">
            <text:p>anseiar</text:p>
            <text:p>odiar</text:p>
          </table:table-cell>
          <table:table-cell table:number-columns-repeated="2"/>
          <table:table-cell table:style-name="ce8"/>
          <table:table-cell table:style-name="ce21" office:value-type="string" calcext:value-type="string">
            <text:p>Termina com</text:p>
            <text:p>verbo irregular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9" office:value-type="string" calcext:value-type="string">
            <text:p>Compor</text:p>
          </table:table-cell>
          <table:table-cell table:style-name="ce23" office:value-type="string" calcext:value-type="string">
            <text:p><text:span text:style-name="T100">Com</text:span><text:span text:style-name="T101">ponho</text:span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>
          <table:table-cell table:style-name="ce8"/>
          <table:table-cell table:style-name="ce21" office:value-type="string" calcext:value-type="string">
            <text:p>Presente (eu)</text:p>
          </table:table-cell>
          <table:table-cell table:number-columns-repeated="2"/>
          <table:table-cell table:style-name="ce8"/>
          <table:table-cell table:style-name="ce21" office:value-type="string" calcext:value-type="string">
            <text:p>Clíticos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Valer</text:p>
          </table:table-cell>
          <table:table-cell table:style-name="ce24" office:value-type="string" calcext:value-type="string">
            <text:p><text:span text:style-name="T40">val</text:span><text:span text:style-name="T41">h</text:span><text:span text:style-name="T42">o</text:span></text:p>
          </table:table-cell>
          <table:table-cell table:number-columns-repeated="2"/>
          <table:table-cell table:style-name="ce10" office:value-type="string" calcext:value-type="string">
            <text:p>Tempos </text:p>
            <text:p>simples</text:p>
          </table:table-cell>
          <table:table-cell table:style-name="ce24" office:value-type="string" calcext:value-type="string">
            <text:p><text:span text:style-name="T36">chamo</text:span><text:span text:style-name="T37">-me</text:span>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Requerer</text:p>
          </table:table-cell>
          <table:table-cell table:style-name="ce24" office:value-type="string" calcext:value-type="string">
            <text:p><text:span text:style-name="T40">reque</text:span><text:span text:style-name="T41">i</text:span><text:span text:style-name="T42">ro</text:span></text:p>
          </table:table-cell>
          <table:table-cell table:number-columns-repeated="2"/>
          <table:table-cell table:style-name="ce10" office:value-type="string" calcext:value-type="string">
            <text:p>Tempos </text:p>
            <text:p>compostos</text:p>
          </table:table-cell>
          <table:table-cell table:style-name="ce24" office:value-type="string" calcext:value-type="string">
            <text:p><text:span text:style-name="T40">tenho</text:span><text:span text:style-name="T41">-te</text:span><text:span text:style-name="T42"> </text:span></text:p>
            <text:p><text:span text:style-name="T127">chamado</text:span>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Parir</text:p>
          </table:table-cell>
          <table:table-cell table:style-name="ce24" office:value-type="string" calcext:value-type="string">
            <text:p><text:span text:style-name="T40">pa</text:span><text:span text:style-name="T41">i</text:span><text:span text:style-name="T42">ro</text:span></text:p>
          </table:table-cell>
          <table:table-cell table:number-columns-repeated="2"/>
          <table:table-cell table:style-name="ce10" office:value-type="string" calcext:value-type="string">
            <text:p>Futuro /</text:p>
            <text:p>condicional</text:p>
          </table:table-cell>
          <table:table-cell table:style-name="ce24" office:value-type="string" calcext:value-type="string">
            <text:p><text:span text:style-name="T40">amar</text:span><text:span text:style-name="T41">-me-</text:span><text:span text:style-name="T42">ei</text:span>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Perder</text:p>
          </table:table-cell>
          <table:table-cell table:style-name="ce24" office:value-type="string" calcext:value-type="string">
            <text:p><text:span text:style-name="T40">per</text:span><text:span text:style-name="T41">c</text:span><text:span text:style-name="T42">o</text:span></text:p>
          </table:table-cell>
          <table:table-cell table:number-columns-repeated="2"/>
          <table:table-cell table:style-name="ce10" office:value-type="string" calcext:value-type="string">
            <text:p>Negação</text:p>
          </table:table-cell>
          <table:table-cell table:style-name="ce24" office:value-type="string" calcext:value-type="string">
            <text:p><text:span text:style-name="T127">não </text:span></text:p>
            <text:p><text:span text:style-name="T38">me</text:span><text:span text:style-name="T39"> chamo</text:span>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Ouvir</text:p>
          </table:table-cell>
          <table:table-cell table:style-name="ce24" office:value-type="string" calcext:value-type="string">
            <text:p><text:span text:style-name="T40">ou</text:span><text:span text:style-name="T41">ç</text:span><text:span text:style-name="T42">o</text:span></text:p>
          </table:table-cell>
          <table:table-cell table:number-columns-repeated="2"/>
          <table:table-cell table:style-name="ce10" office:value-type="string" calcext:value-type="string">
            <text:p>Advérbio</text:p>
          </table:table-cell>
          <table:table-cell table:style-name="ce24" office:value-type="string" calcext:value-type="string">
            <text:p><text:span text:style-name="T127">ainda </text:span></text:p>
            <text:p><text:span text:style-name="T38">me</text:span><text:span text:style-name="T39"> chamo</text:span>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Pedir</text:p>
          </table:table-cell>
          <table:table-cell table:style-name="ce24" office:value-type="string" calcext:value-type="string">
            <text:p><text:span text:style-name="T40">pe</text:span><text:span text:style-name="T41">ç</text:span><text:span text:style-name="T42">o</text:span></text:p>
          </table:table-cell>
          <table:table-cell table:number-columns-repeated="2"/>
          <table:table-cell table:style-name="ce10" office:value-type="string" calcext:value-type="string">
            <text:p>Pronome</text:p>
            <text:p>interrogativo</text:p>
          </table:table-cell>
          <table:table-cell table:style-name="ce24" office:value-type="string" calcext:value-type="string">
            <text:p><text:span text:style-name="T127">como </text:span></text:p>
            <text:p><text:span text:style-name="T38">se</text:span><text:span text:style-name="T39"> chama</text:span>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Medir</text:p>
          </table:table-cell>
          <table:table-cell table:style-name="ce25" office:value-type="string" calcext:value-type="string">
            <text:p><text:span text:style-name="T54">me</text:span><text:span text:style-name="T55">ç</text:span><text:span text:style-name="T56">o</text:span></text:p>
          </table:table-cell>
          <table:table-cell table:number-columns-repeated="2"/>
          <table:table-cell table:style-name="ce10" office:value-type="string" calcext:value-type="string">
            <text:p>Conjunção</text:p>
            <text:p>subordinada</text:p>
          </table:table-cell>
          <table:table-cell table:style-name="ce24" office:value-type="string" calcext:value-type="string">
            <text:p><text:span text:style-name="T127">se </text:span></text:p>
            <text:p><text:span text:style-name="T38">me</text:span><text:span text:style-name="T39"> chamo</text:span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9" office:value-type="string" calcext:value-type="string">
            <text:p>Pronome </text:p>
            <text:p>indefinido</text:p>
          </table:table-cell>
          <table:table-cell table:style-name="ce23" office:value-type="string" calcext:value-type="string">
            <text:p><text:span text:style-name="T128">alguém </text:span></text:p>
            <text:p><text:span text:style-name="T63">se</text:span><text:span text:style-name="T64"> chama</text:span>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 table:style-name="ce8"/>
          <table:table-cell table:style-name="ce21" office:value-type="string" calcext:value-type="string">
            <text:p>Part. passado</text:p>
            <text:p>simples</text:p>
          </table:table-cell>
          <table:table-cell table:number-columns-repeated="2"/>
          <table:table-cell table:style-name="ce8" office:value-type="string" calcext:value-type="string">
            <text:p>-*ar </text:p>
            <text:p>(às vezes)</text:p>
          </table:table-cell>
          <table:table-cell table:style-name="ce21" office:value-type="string" calcext:value-type="string">
            <text:p>Part. passad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brir</text:p>
          </table:table-cell>
          <table:table-cell table:style-name="ce22" office:value-type="string" calcext:value-type="string">
            <text:p><text:span text:style-name="T40">ab</text:span><text:span text:style-name="T41">ert</text:span><text:span text:style-name="T42">o</text:span></text:p>
          </table:table-cell>
          <table:table-cell table:number-columns-repeated="2"/>
          <table:table-cell table:style-name="ce2" office:value-type="string" calcext:value-type="string">
            <text:p>aceitar</text:p>
          </table:table-cell>
          <table:table-cell table:style-name="ce22" office:value-type="string" calcext:value-type="string">
            <text:p><text:span text:style-name="T36">aceit</text:span><text:span text:style-name="T37">e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brir</text:p>
          </table:table-cell>
          <table:table-cell table:style-name="ce22" office:value-type="string" calcext:value-type="string">
            <text:p><text:span text:style-name="T40">cob</text:span><text:span text:style-name="T41">ert</text:span><text:span text:style-name="T42">o</text:span></text:p>
          </table:table-cell>
          <table:table-cell table:number-columns-repeated="2"/>
          <table:table-cell table:style-name="ce2" office:value-type="string" calcext:value-type="string">
            <text:p>Verbos</text:p>
          </table:table-cell>
          <table:table-cell table:style-name="ce22" office:value-type="string" calcext:value-type="string">
            <text:p>aceita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zer</text:p>
          </table:table-cell>
          <table:table-cell table:style-name="ce22" office:value-type="string" calcext:value-type="string">
            <text:p><text:span text:style-name="T40">di</text:span><text:span text:style-name="T41">t</text:span><text:span text:style-name="T42">o</text:span></text:p>
          </table:table-cell>
          <table:table-cell table:number-columns-repeated="2"/>
          <table:table-cell table:style-name="ce2"/>
          <table:table-cell table:style-name="ce22" office:value-type="string" calcext:value-type="string">
            <text:p>assenta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screver</text:p>
          </table:table-cell>
          <table:table-cell table:style-name="ce22" office:value-type="string" calcext:value-type="string">
            <text:p><text:span text:style-name="T40">escr</text:span><text:span text:style-name="T41">it</text:span><text:span text:style-name="T42">o</text:span></text:p>
          </table:table-cell>
          <table:table-cell table:number-columns-repeated="2"/>
          <table:table-cell table:style-name="ce2"/>
          <table:table-cell table:style-name="ce22" office:value-type="string" calcext:value-type="string">
            <text:p>emprega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azer</text:p>
          </table:table-cell>
          <table:table-cell table:style-name="ce22" office:value-type="string" calcext:value-type="string">
            <text:p><text:span text:style-name="T40">f</text:span><text:span text:style-name="T41">eit</text:span><text:span text:style-name="T42">o</text:span></text:p>
          </table:table-cell>
          <table:table-cell table:number-columns-repeated="2"/>
          <table:table-cell table:style-name="ce2"/>
          <table:table-cell table:style-name="ce22" office:value-type="string" calcext:value-type="string">
            <text:p>encarrega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ôr</text:p>
          </table:table-cell>
          <table:table-cell table:style-name="ce22" office:value-type="string" calcext:value-type="string">
            <text:p><text:span text:style-name="T40">p</text:span><text:span text:style-name="T41">ost</text:span><text:span text:style-name="T42">o</text:span></text:p>
          </table:table-cell>
          <table:table-cell table:number-columns-repeated="2"/>
          <table:table-cell table:style-name="ce2"/>
          <table:table-cell table:style-name="ce22" office:value-type="string" calcext:value-type="string">
            <text:p>entrega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er</text:p>
          </table:table-cell>
          <table:table-cell table:style-name="ce22" office:value-type="string" calcext:value-type="string">
            <text:p><text:span text:style-name="T40">v</text:span><text:span text:style-name="T41">ist</text:span><text:span text:style-name="T42">o</text:span></text:p>
          </table:table-cell>
          <table:table-cell table:number-columns-repeated="2"/>
          <table:table-cell table:style-name="ce9"/>
          <table:table-cell table:style-name="ce23" office:value-type="string" calcext:value-type="string">
            <text:p>livrar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vir</text:p>
          </table:table-cell>
          <table:table-cell table:style-name="ce23" office:value-type="string" calcext:value-type="string">
            <text:p><text:span text:style-name="T54">vi</text:span><text:span text:style-name="T55">n</text:span><text:span text:style-name="T56">do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-*ar </text:p>
            <text:p>(às vezes)</text:p>
          </table:table-cell>
          <table:table-cell table:style-name="ce21" office:value-type="string" calcext:value-type="string">
            <text:p>Part. passado</text:p>
          </table:table-cell>
          <table:table-cell table:number-columns-repeated="2"/>
          <table:table-cell table:style-name="ce8" office:value-type="string" calcext:value-type="string">
            <text:p>-*ar </text:p>
            <text:p>(às vezes)</text:p>
          </table:table-cell>
          <table:table-cell table:style-name="ce21" office:value-type="string" calcext:value-type="string">
            <text:p>Part. passad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gar</text:p>
          </table:table-cell>
          <table:table-cell table:style-name="ce22" office:value-type="string" calcext:value-type="string">
            <text:p><text:span text:style-name="T36">pag</text:span><text:span text:style-name="T37">o</text:span></text:p>
          </table:table-cell>
          <table:table-cell table:number-columns-repeated="2"/>
          <table:table-cell table:style-name="ce2" office:value-type="string" calcext:value-type="string">
            <text:p>pagar</text:p>
          </table:table-cell>
          <table:table-cell table:style-name="ce22" office:value-type="string" calcext:value-type="string">
            <text:p><text:span text:style-name="T36">pag</text:span><text:span text:style-name="T37">o</text:span>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Verbos</text:p>
          </table:table-cell>
          <table:table-cell table:style-name="ce23" office:value-type="string" calcext:value-type="string">
            <text:p>anexar</text:p>
            <text:p>cativar</text:p>
            <text:p>cegar</text:p>
            <text:p>completar</text:p>
            <text:p>confessar</text:p>
            <text:p>descalçar</text:p>
            <text:p>despertar</text:p>
            <text:p>dispersar</text:p>
            <text:p>expressar</text:p>
            <text:p>expulsar</text:p>
            <text:p>fartar</text:p>
            <text:p>findar</text:p>
            <text:p>fixar</text:p>
            <text:p>fritar</text:p>
            <text:p>ganhar</text:p>
            <text:p>gastar</text:p>
            <text:p>hirtar</text:p>
            <text:p>infectar</text:p>
            <text:p>inquietar</text:p>
            <text:p>isentar</text:p>
          </table:table-cell>
          <table:table-cell table:number-columns-repeated="2"/>
          <table:table-cell table:style-name="ce9" office:value-type="string" calcext:value-type="string">
            <text:p>Verbos</text:p>
          </table:table-cell>
          <table:table-cell table:style-name="ce23" office:value-type="string" calcext:value-type="string">
            <text:p>juntar</text:p>
            <text:p>libertar</text:p>
            <text:p>limpar</text:p>
            <text:p>malquistar</text:p>
            <text:p>manifestar</text:p>
            <text:p>murchar</text:p>
            <text:p>ocultar</text:p>
            <text:p>pagar</text:p>
            <text:p>pasmar</text:p>
            <text:p>pegar</text:p>
            <text:p>safar</text:p>
            <text:p>salvar</text:p>
            <text:p>secar</text:p>
            <text:p>segurar</text:p>
            <text:p>sepultar</text:p>
            <text:p>soltar</text:p>
            <text:p>sujar</text:p>
            <text:p>sujeitar</text:p>
            <text:p>suspeitar</text:p>
            <text:p>vaga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8"/>
          <table:table-cell table:style-name="ce21" office:value-type="string" calcext:value-type="string">
            <text:p>Part. passado</text:p>
          </table:table-cell>
          <table:table-cell table:number-columns-repeated="2"/>
          <table:table-cell table:style-name="ce8"/>
          <table:table-cell table:style-name="ce21" office:value-type="string" calcext:value-type="string">
            <text:p>Part. passad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fligir</text:p>
          </table:table-cell>
          <table:table-cell table:style-name="ce22" office:value-type="string" calcext:value-type="string">
            <text:p><text:span text:style-name="T40">afli</text:span><text:span text:style-name="T41">t</text:span><text:span text:style-name="T42">o</text:span></text:p>
          </table:table-cell>
          <table:table-cell table:number-columns-repeated="2"/>
          <table:table-cell table:style-name="ce2" office:value-type="string" calcext:value-type="string">
            <text:p>absorver</text:p>
          </table:table-cell>
          <table:table-cell table:style-name="ce22" office:value-type="string" calcext:value-type="string">
            <text:p><text:span text:style-name="T40">absor</text:span><text:span text:style-name="T41">t</text:span><text:span text:style-name="T42">o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nstringir</text:p>
          </table:table-cell>
          <table:table-cell table:style-name="ce22" office:value-type="string" calcext:value-type="string">
            <text:p><text:span text:style-name="T40">constri</text:span><text:span text:style-name="T41">t</text:span><text:span text:style-name="T42">o</text:span></text:p>
          </table:table-cell>
          <table:table-cell table:number-columns-repeated="2"/>
          <table:table-cell table:style-name="ce2" office:value-type="string" calcext:value-type="string">
            <text:p>abstrair</text:p>
          </table:table-cell>
          <table:table-cell table:style-name="ce22" office:value-type="string" calcext:value-type="string">
            <text:p><text:span text:style-name="T40">abstra</text:span><text:span text:style-name="T41">t</text:span><text:span text:style-name="T42">o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estingir</text:p>
          </table:table-cell>
          <table:table-cell table:style-name="ce22" office:value-type="string" calcext:value-type="string">
            <text:p><text:span text:style-name="T40">destin</text:span><text:span text:style-name="T41">t</text:span><text:span text:style-name="T42">o</text:span></text:p>
          </table:table-cell>
          <table:table-cell table:number-columns-repeated="2"/>
          <table:table-cell table:style-name="ce2" office:value-type="string" calcext:value-type="string">
            <text:p>assumir</text:p>
          </table:table-cell>
          <table:table-cell table:style-name="ce22" office:value-type="string" calcext:value-type="string">
            <text:p><text:span text:style-name="T40">assum</text:span><text:span text:style-name="T41">pt</text:span><text:span text:style-name="T42">o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rigir</text:p>
          </table:table-cell>
          <table:table-cell table:style-name="ce22" office:value-type="string" calcext:value-type="string">
            <text:p><text:span text:style-name="T40">ere</text:span><text:span text:style-name="T41">t</text:span><text:span text:style-name="T42">o</text:span></text:p>
          </table:table-cell>
          <table:table-cell table:number-columns-repeated="2"/>
          <table:table-cell table:style-name="ce2" office:value-type="string" calcext:value-type="string">
            <text:p>atender</text:p>
          </table:table-cell>
          <table:table-cell table:style-name="ce22" office:value-type="string" calcext:value-type="string">
            <text:p><text:span text:style-name="T40">aten</text:span><text:span text:style-name="T41">t</text:span><text:span text:style-name="T42">o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rigir</text:p>
          </table:table-cell>
          <table:table-cell table:style-name="ce22" office:value-type="string" calcext:value-type="string">
            <text:p><text:span text:style-name="T40">fri</text:span><text:span text:style-name="T41">t</text:span><text:span text:style-name="T42">o</text:span></text:p>
          </table:table-cell>
          <table:table-cell table:number-columns-repeated="2"/>
          <table:table-cell table:style-name="ce2" office:value-type="string" calcext:value-type="string">
            <text:p>benzer</text:p>
          </table:table-cell>
          <table:table-cell table:style-name="ce22" office:value-type="string" calcext:value-type="string">
            <text:p><text:span text:style-name="T40">ben</text:span><text:span text:style-name="T41">t</text:span><text:span text:style-name="T42">o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urgir</text:p>
          </table:table-cell>
          <table:table-cell table:style-name="ce22" office:value-type="string" calcext:value-type="string">
            <text:p><text:span text:style-name="T40">sur</text:span><text:span text:style-name="T41">t</text:span><text:span text:style-name="T42">o</text:span></text:p>
          </table:table-cell>
          <table:table-cell table:number-columns-repeated="2"/>
          <table:table-cell table:style-name="ce2" office:value-type="string" calcext:value-type="string">
            <text:p>convencer</text:p>
          </table:table-cell>
          <table:table-cell table:style-name="ce22" office:value-type="string" calcext:value-type="string">
            <text:p><text:span text:style-name="T40">conv</text:span><text:span text:style-name="T41">ict</text:span><text:span text:style-name="T42">o</text:span>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ingir</text:p>
          </table:table-cell>
          <table:table-cell table:style-name="ce23" office:value-type="string" calcext:value-type="string">
            <text:p><text:span text:style-name="T54">tin</text:span><text:span text:style-name="T55">t</text:span><text:span text:style-name="T56">o</text:span></text:p>
          </table:table-cell>
          <table:table-cell table:number-columns-repeated="2"/>
          <table:table-cell table:style-name="ce2" office:value-type="string" calcext:value-type="string">
            <text:p>corrigir</text:p>
          </table:table-cell>
          <table:table-cell table:style-name="ce22" office:value-type="string" calcext:value-type="string">
            <text:p><text:span text:style-name="T40">corr</text:span><text:span text:style-name="T41">et</text:span><text:span text:style-name="T42">o</text:span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string" calcext:value-type="string">
            <text:p>cultivar</text:p>
          </table:table-cell>
          <table:table-cell table:style-name="ce22" office:value-type="string" calcext:value-type="string">
            <text:p><text:span text:style-name="T40">cul</text:span><text:span text:style-name="T41">t</text:span><text:span text:style-name="T42">o</text:span></text:p>
          </table:table-cell>
          <table:table-cell table:number-columns-repeated="1018"/>
        </table:table-row>
        <table:table-row table:style-name="ro1">
          <table:table-cell table:style-name="ce8"/>
          <table:table-cell table:style-name="ce21" office:value-type="string" calcext:value-type="string">
            <text:p>Part. passado</text:p>
          </table:table-cell>
          <table:table-cell table:number-columns-repeated="2"/>
          <table:table-cell table:style-name="ce2" office:value-type="string" calcext:value-type="string">
            <text:p>diluir</text:p>
          </table:table-cell>
          <table:table-cell table:style-name="ce22" office:value-type="string" calcext:value-type="string">
            <text:p><text:span text:style-name="T40">dilu</text:span><text:span text:style-name="T41">t</text:span><text:span text:style-name="T42">o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feiçoar</text:p>
          </table:table-cell>
          <table:table-cell table:style-name="ce22" office:value-type="string" calcext:value-type="string">
            <text:p><text:span text:style-name="T40">af</text:span><text:span text:style-name="T41">et</text:span><text:span text:style-name="T42">o</text:span></text:p>
          </table:table-cell>
          <table:table-cell table:number-columns-repeated="2"/>
          <table:table-cell table:style-name="ce2" office:value-type="string" calcext:value-type="string">
            <text:p>dissolver</text:p>
          </table:table-cell>
          <table:table-cell table:style-name="ce22" office:value-type="string" calcext:value-type="string">
            <text:p><text:span text:style-name="T40">dissol</text:span><text:span text:style-name="T41">ut</text:span><text:span text:style-name="T42">o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gradecer</text:p>
          </table:table-cell>
          <table:table-cell table:style-name="ce22" office:value-type="string" calcext:value-type="string">
            <text:p><text:span text:style-name="T57">g</text:span><text:span text:style-name="T58">ra</text:span><text:span text:style-name="T59">t</text:span><text:span text:style-name="T60">o</text:span></text:p>
          </table:table-cell>
          <table:table-cell table:number-columns-repeated="2"/>
          <table:table-cell table:style-name="ce2" office:value-type="string" calcext:value-type="string">
            <text:p>eleger</text:p>
          </table:table-cell>
          <table:table-cell table:style-name="ce22" office:value-type="string" calcext:value-type="string">
            <text:p><text:span text:style-name="T40">ele</text:span><text:span text:style-name="T41">it</text:span><text:span text:style-name="T42">o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rromper</text:p>
          </table:table-cell>
          <table:table-cell table:style-name="ce22" office:value-type="string" calcext:value-type="string">
            <text:p><text:span text:style-name="T40">corr</text:span><text:span text:style-name="T41">upt</text:span><text:span text:style-name="T42">o</text:span></text:p>
          </table:table-cell>
          <table:table-cell table:number-columns-repeated="2"/>
          <table:table-cell table:style-name="ce2" office:value-type="string" calcext:value-type="string">
            <text:p>envolver</text:p>
          </table:table-cell>
          <table:table-cell table:style-name="ce22" office:value-type="string" calcext:value-type="string">
            <text:p><text:span text:style-name="T40">envol</text:span><text:span text:style-name="T41">t</text:span><text:span text:style-name="T42">o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tar</text:p>
          </table:table-cell>
          <table:table-cell table:style-name="ce22" office:value-type="string" calcext:value-type="string">
            <text:p><text:span text:style-name="T40">m</text:span><text:span text:style-name="T41">ort</text:span><text:span text:style-name="T42">o</text:span></text:p>
          </table:table-cell>
          <table:table-cell table:number-columns-repeated="2"/>
          <table:table-cell table:style-name="ce2" office:value-type="string" calcext:value-type="string">
            <text:p>enxugar</text:p>
          </table:table-cell>
          <table:table-cell table:style-name="ce22" office:value-type="string" calcext:value-type="string">
            <text:p><text:span text:style-name="T40">enxu</text:span><text:span text:style-name="T41">t</text:span><text:span text:style-name="T42">o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rrer</text:p>
          </table:table-cell>
          <table:table-cell table:style-name="ce22" office:value-type="string" calcext:value-type="string">
            <text:p><text:span text:style-name="T40">m</text:span><text:span text:style-name="T41">ort</text:span><text:span text:style-name="T42">o</text:span></text:p>
          </table:table-cell>
          <table:table-cell table:number-columns-repeated="2"/>
          <table:table-cell table:style-name="ce2" office:value-type="string" calcext:value-type="string">
            <text:p>exaurir</text:p>
          </table:table-cell>
          <table:table-cell table:style-name="ce22" office:value-type="string" calcext:value-type="string">
            <text:p><text:span text:style-name="T40">exau</text:span><text:span text:style-name="T41">st</text:span><text:span text:style-name="T42">o</text:span>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romper</text:p>
          </table:table-cell>
          <table:table-cell table:style-name="ce23" office:value-type="string" calcext:value-type="string">
            <text:p><text:span text:style-name="T54">r</text:span><text:span text:style-name="T55">ot</text:span><text:span text:style-name="T56">o</text:span></text:p>
          </table:table-cell>
          <table:table-cell table:number-columns-repeated="2"/>
          <table:table-cell table:style-name="ce2" office:value-type="string" calcext:value-type="string">
            <text:p>extinguir</text:p>
          </table:table-cell>
          <table:table-cell table:style-name="ce22" office:value-type="string" calcext:value-type="string">
            <text:p><text:span text:style-name="T40">extin</text:span><text:span text:style-name="T41">t</text:span><text:span text:style-name="T42">o</text:span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string" calcext:value-type="string">
            <text:p>inserir</text:p>
          </table:table-cell>
          <table:table-cell table:style-name="ce22" office:value-type="string" calcext:value-type="string">
            <text:p><text:span text:style-name="T40">inser</text:span><text:span text:style-name="T41">t</text:span><text:span text:style-name="T42">o</text:span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string" calcext:value-type="string">
            <text:p>misturar</text:p>
          </table:table-cell>
          <table:table-cell table:style-name="ce22" office:value-type="string" calcext:value-type="string">
            <text:p><text:span text:style-name="T40">mis</text:span><text:span text:style-name="T41">t</text:span><text:span text:style-name="T42">o</text:span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string" calcext:value-type="string">
            <text:p>restringir</text:p>
          </table:table-cell>
          <table:table-cell table:style-name="ce22" office:value-type="string" calcext:value-type="string">
            <text:p><text:span text:style-name="T40">restr</text:span><text:span text:style-name="T41">it</text:span><text:span text:style-name="T42">o</text:span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string" calcext:value-type="string">
            <text:p>revolver</text:p>
          </table:table-cell>
          <table:table-cell table:style-name="ce22" office:value-type="string" calcext:value-type="string">
            <text:p><text:span text:style-name="T40">revol</text:span><text:span text:style-name="T41">t</text:span><text:span text:style-name="T42">o</text:span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string" calcext:value-type="string">
            <text:p>situar</text:p>
          </table:table-cell>
          <table:table-cell table:style-name="ce22" office:value-type="string" calcext:value-type="string">
            <text:p><text:span text:style-name="T40">si</text:span><text:span text:style-name="T41">t</text:span><text:span text:style-name="T42">o</text:span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9" office:value-type="string" calcext:value-type="string">
            <text:p>torcer</text:p>
          </table:table-cell>
          <table:table-cell table:style-name="ce23" office:value-type="string" calcext:value-type="string">
            <text:p><text:span text:style-name="T54">tor</text:span><text:span text:style-name="T55">t</text:span><text:span text:style-name="T56">o</text:span>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 table:style-name="ce8"/>
          <table:table-cell table:style-name="ce21" office:value-type="string" calcext:value-type="string">
            <text:p>Part. passado</text:p>
          </table:table-cell>
          <table:table-cell table:number-columns-repeated="2"/>
          <table:table-cell table:style-name="ce8"/>
          <table:table-cell table:style-name="ce21" office:value-type="string" calcext:value-type="string">
            <text:p>Part. passad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mprimir</text:p>
          </table:table-cell>
          <table:table-cell table:style-name="ce22" office:value-type="string" calcext:value-type="string">
            <text:p><text:span text:style-name="T40">compr</text:span><text:span text:style-name="T41">ess</text:span><text:span text:style-name="T42">o</text:span></text:p>
          </table:table-cell>
          <table:table-cell table:number-columns-repeated="2"/>
          <table:table-cell table:style-name="ce2" office:value-type="string" calcext:value-type="string">
            <text:p>converter</text:p>
          </table:table-cell>
          <table:table-cell table:style-name="ce22" office:value-type="string" calcext:value-type="string">
            <text:p><text:span text:style-name="T40">conver</text:span><text:span text:style-name="T41">s</text:span><text:span text:style-name="T42">o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xprimir</text:p>
          </table:table-cell>
          <table:table-cell table:style-name="ce22" office:value-type="string" calcext:value-type="string">
            <text:p><text:span text:style-name="T40">expr</text:span><text:span text:style-name="T41">ess</text:span><text:span text:style-name="T42">o</text:span></text:p>
          </table:table-cell>
          <table:table-cell table:number-columns-repeated="2"/>
          <table:table-cell table:style-name="ce2" office:value-type="string" calcext:value-type="string">
            <text:p>incorrer</text:p>
          </table:table-cell>
          <table:table-cell table:style-name="ce22" office:value-type="string" calcext:value-type="string">
            <text:p><text:span text:style-name="T40">inc</text:span><text:span text:style-name="T41">urs</text:span><text:span text:style-name="T42">o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mprimir</text:p>
          </table:table-cell>
          <table:table-cell table:style-name="ce22" office:value-type="string" calcext:value-type="string">
            <text:p><text:span text:style-name="T40">impr</text:span><text:span text:style-name="T41">ess</text:span><text:span text:style-name="T42">o</text:span></text:p>
          </table:table-cell>
          <table:table-cell table:number-columns-repeated="2"/>
          <table:table-cell table:style-name="ce2" office:value-type="string" calcext:value-type="string">
            <text:p>omitir</text:p>
          </table:table-cell>
          <table:table-cell table:style-name="ce22" office:value-type="string" calcext:value-type="string">
            <text:p><text:span text:style-name="T40">omi</text:span><text:span text:style-name="T41">ss</text:span><text:span text:style-name="T42">o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primir</text:p>
          </table:table-cell>
          <table:table-cell table:style-name="ce22" office:value-type="string" calcext:value-type="string">
            <text:p><text:span text:style-name="T40">opr</text:span><text:span text:style-name="T41">ess</text:span><text:span text:style-name="T42">o</text:span></text:p>
          </table:table-cell>
          <table:table-cell table:number-columns-repeated="2"/>
          <table:table-cell table:style-name="ce2" office:value-type="string" calcext:value-type="string">
            <text:p>perverter</text:p>
          </table:table-cell>
          <table:table-cell table:style-name="ce22" office:value-type="string" calcext:value-type="string">
            <text:p><text:span text:style-name="T40">perver</text:span><text:span text:style-name="T41">s</text:span><text:span text:style-name="T42">o</text:span>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uprimir</text:p>
          </table:table-cell>
          <table:table-cell table:style-name="ce23" office:value-type="string" calcext:value-type="string">
            <text:p><text:span text:style-name="T54">supr</text:span><text:span text:style-name="T55">ess</text:span><text:span text:style-name="T56">o</text:span></text:p>
          </table:table-cell>
          <table:table-cell table:number-columns-repeated="2"/>
          <table:table-cell table:style-name="ce2" office:value-type="string" calcext:value-type="string">
            <text:p>pretender</text:p>
          </table:table-cell>
          <table:table-cell table:style-name="ce22" office:value-type="string" calcext:value-type="string">
            <text:p><text:span text:style-name="T40">preten</text:span><text:span text:style-name="T41">s</text:span><text:span text:style-name="T42">o</text:span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string" calcext:value-type="string">
            <text:p>retundir</text:p>
          </table:table-cell>
          <table:table-cell table:style-name="ce22" office:value-type="string" calcext:value-type="string">
            <text:p><text:span text:style-name="T40">retun</text:span><text:span text:style-name="T41">s</text:span><text:span text:style-name="T42">o</text:span></text:p>
          </table:table-cell>
          <table:table-cell table:number-columns-repeated="1018"/>
        </table:table-row>
        <table:table-row table:style-name="ro1">
          <table:table-cell table:style-name="ce8"/>
          <table:table-cell table:style-name="ce21" office:value-type="string" calcext:value-type="string">
            <text:p>Part. passado</text:p>
          </table:table-cell>
          <table:table-cell table:number-columns-repeated="2"/>
          <table:table-cell table:style-name="ce2" office:value-type="string" calcext:value-type="string">
            <text:p>submeter</text:p>
          </table:table-cell>
          <table:table-cell table:style-name="ce22" office:value-type="string" calcext:value-type="string">
            <text:p><text:span text:style-name="T40">subm</text:span><text:span text:style-name="T41">iss</text:span><text:span text:style-name="T42">o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spergir</text:p>
          </table:table-cell>
          <table:table-cell table:style-name="ce22" office:value-type="string" calcext:value-type="string">
            <text:p><text:span text:style-name="T40">asper</text:span><text:span text:style-name="T41">s</text:span><text:span text:style-name="T42">o</text:span></text:p>
          </table:table-cell>
          <table:table-cell table:number-columns-repeated="2"/>
          <table:table-cell table:style-name="ce9" office:value-type="string" calcext:value-type="string">
            <text:p>suspender</text:p>
          </table:table-cell>
          <table:table-cell table:style-name="ce23" office:value-type="string" calcext:value-type="string">
            <text:p><text:span text:style-name="T54">suspen</text:span><text:span text:style-name="T55">s</text:span><text:span text:style-name="T56">o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mergir</text:p>
          </table:table-cell>
          <table:table-cell table:style-name="ce22" office:value-type="string" calcext:value-type="string">
            <text:p><text:span text:style-name="T40">emer</text:span><text:span text:style-name="T41">s</text:span><text:span text:style-name="T42">o</text:span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ergir</text:p>
          </table:table-cell>
          <table:table-cell table:style-name="ce22" office:value-type="string" calcext:value-type="string">
            <text:p><text:span text:style-name="T40">imer</text:span><text:span text:style-name="T41">s</text:span><text:span text:style-name="T42">o</text:span></text:p>
          </table:table-cell>
          <table:table-cell table:number-columns-repeated="2"/>
          <table:table-cell table:style-name="ce8"/>
          <table:table-cell table:style-name="ce21" office:value-type="string" calcext:value-type="string">
            <text:p>Part. passado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ubmergir</text:p>
          </table:table-cell>
          <table:table-cell table:style-name="ce23" office:value-type="string" calcext:value-type="string">
            <text:p><text:span text:style-name="T54">submer</text:span><text:span text:style-name="T55">s</text:span><text:span text:style-name="T56">o</text:span></text:p>
          </table:table-cell>
          <table:table-cell table:number-columns-repeated="2"/>
          <table:table-cell table:style-name="ce2" office:value-type="string" calcext:value-type="string">
            <text:p>acender</text:p>
          </table:table-cell>
          <table:table-cell table:style-name="ce22" office:value-type="string" calcext:value-type="string">
            <text:p><text:span text:style-name="T40">ac</text:span><text:span text:style-name="T41">es</text:span><text:span text:style-name="T42">o</text:span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string" calcext:value-type="string">
            <text:p>defender</text:p>
          </table:table-cell>
          <table:table-cell table:style-name="ce22" office:value-type="string" calcext:value-type="string">
            <text:p><text:span text:style-name="T40">def</text:span><text:span text:style-name="T41">es</text:span><text:span text:style-name="T42">o</text:span></text:p>
          </table:table-cell>
          <table:table-cell table:number-columns-repeated="1018"/>
        </table:table-row>
        <table:table-row table:style-name="ro1">
          <table:table-cell table:style-name="ce8"/>
          <table:table-cell table:style-name="ce21" office:value-type="string" calcext:value-type="string">
            <text:p>Part. passado</text:p>
          </table:table-cell>
          <table:table-cell table:number-columns-repeated="2"/>
          <table:table-cell table:style-name="ce2" office:value-type="string" calcext:value-type="string">
            <text:p>prender</text:p>
          </table:table-cell>
          <table:table-cell table:style-name="ce22" office:value-type="string" calcext:value-type="string">
            <text:p><text:span text:style-name="T40">pr</text:span><text:span text:style-name="T41">es</text:span><text:span text:style-name="T42">o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mpelir</text:p>
          </table:table-cell>
          <table:table-cell table:style-name="ce22" office:value-type="string" calcext:value-type="string">
            <text:p><text:span text:style-name="T40">comp</text:span><text:span text:style-name="T41">uls</text:span><text:span text:style-name="T42">o</text:span></text:p>
          </table:table-cell>
          <table:table-cell table:number-columns-repeated="2"/>
          <table:table-cell table:style-name="ce9" office:value-type="string" calcext:value-type="string">
            <text:p>surpreender</text:p>
          </table:table-cell>
          <table:table-cell table:style-name="ce23" office:value-type="string" calcext:value-type="string">
            <text:p><text:span text:style-name="T54">surpr</text:span><text:span text:style-name="T55">es</text:span><text:span text:style-name="T56">o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xpelir</text:p>
          </table:table-cell>
          <table:table-cell table:style-name="ce22" office:value-type="string" calcext:value-type="string">
            <text:p><text:span text:style-name="T40">exp</text:span><text:span text:style-name="T41">uls</text:span><text:span text:style-name="T42">o</text:span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pelir</text:p>
          </table:table-cell>
          <table:table-cell table:style-name="ce22" office:value-type="string" calcext:value-type="string">
            <text:p><text:span text:style-name="T40">imp</text:span><text:span text:style-name="T41">uls</text:span><text:span text:style-name="T42">o</text:span></text:p>
          </table:table-cell>
          <table:table-cell table:number-columns-repeated="2"/>
          <table:table-cell table:style-name="ce8"/>
          <table:table-cell table:style-name="ce21" office:value-type="string" calcext:value-type="string">
            <text:p>Part. passad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opelir</text:p>
          </table:table-cell>
          <table:table-cell table:style-name="ce22" office:value-type="string" calcext:value-type="string">
            <text:p><text:span text:style-name="T40">prop</text:span><text:span text:style-name="T41">uls</text:span><text:span text:style-name="T42">o</text:span></text:p>
          </table:table-cell>
          <table:table-cell table:number-columns-repeated="2"/>
          <table:table-cell table:style-name="ce2" office:value-type="string" calcext:value-type="string">
            <text:p>concluir</text:p>
          </table:table-cell>
          <table:table-cell table:style-name="ce22" office:value-type="string" calcext:value-type="string">
            <text:p><text:span text:style-name="T40">conclu</text:span><text:span text:style-name="T41">s</text:span><text:span text:style-name="T42">o</text:span>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repelir</text:p>
          </table:table-cell>
          <table:table-cell table:style-name="ce23" office:value-type="string" calcext:value-type="string">
            <text:p><text:span text:style-name="T54">rep</text:span><text:span text:style-name="T55">uls</text:span><text:span text:style-name="T56">o</text:span></text:p>
          </table:table-cell>
          <table:table-cell table:number-columns-repeated="2"/>
          <table:table-cell table:style-name="ce2" office:value-type="string" calcext:value-type="string">
            <text:p>excluir</text:p>
          </table:table-cell>
          <table:table-cell table:style-name="ce22" office:value-type="string" calcext:value-type="string">
            <text:p><text:span text:style-name="T40">exclu</text:span><text:span text:style-name="T41">s</text:span><text:span text:style-name="T42">o</text:span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9" office:value-type="string" calcext:value-type="string">
            <text:p>incluir</text:p>
          </table:table-cell>
          <table:table-cell table:style-name="ce23" office:value-type="string" calcext:value-type="string">
            <text:p><text:span text:style-name="T54">inclu</text:span><text:span text:style-name="T55">s</text:span><text:span text:style-name="T56">o</text:span></text:p>
          </table:table-cell>
          <table:table-cell table:number-columns-repeated="1018"/>
        </table:table-row>
        <table:table-row table:style-name="ro1">
          <table:table-cell table:style-name="ce8"/>
          <table:table-cell table:style-name="ce21" office:value-type="string" calcext:value-type="string">
            <text:p>Part. passad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scer</text:p>
          </table:table-cell>
          <table:table-cell table:style-name="ce22" office:value-type="string" calcext:value-type="string">
            <text:p><text:span text:style-name="T61">na</text:span><text:span text:style-name="T62">d</text:span><text:span text:style-name="T60">o/na</text:span><text:span text:style-name="T59">t</text:span><text:span text:style-name="T60">o</text:span></text:p>
          </table:table-cell>
          <table:table-cell table:number-columns-repeated="2"/>
          <table:table-cell table:style-name="ce8"/>
          <table:table-cell table:style-name="ce21" office:value-type="string" calcext:value-type="string">
            <text:p>Part. passado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encher</text:p>
          </table:table-cell>
          <table:table-cell table:style-name="ce23" office:value-type="string" calcext:value-type="string">
            <text:p><text:span text:style-name="T63">chei</text:span><text:span text:style-name="T64">o</text:span></text:p>
          </table:table-cell>
          <table:table-cell table:number-columns-repeated="2"/>
          <table:table-cell table:style-name="ce2" office:value-type="string" calcext:value-type="string">
            <text:p>confundir</text:p>
          </table:table-cell>
          <table:table-cell table:style-name="ce22" office:value-type="string" calcext:value-type="string">
            <text:p><text:span text:style-name="T40">conf</text:span><text:span text:style-name="T41">us</text:span><text:span text:style-name="T42">o</text:span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9" office:value-type="string" calcext:value-type="string">
            <text:p>demitir</text:p>
          </table:table-cell>
          <table:table-cell table:style-name="ce23" office:value-type="string" calcext:value-type="string">
            <text:p><text:span text:style-name="T54">demi</text:span><text:span text:style-name="T55">s</text:span><text:span text:style-name="T56">o</text:span></text:p>
          </table:table-cell>
          <table:table-cell table:number-columns-repeated="1018"/>
        </table:table-row>
        <table:table-row table:style-name="ro2" table:number-rows-repeated="10483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493.2pt" fo:page-height="841.69pt" style:num-format="1" style:print-orientation="portrait" fo:margin-top="21.6pt" fo:margin-bottom="21.6pt" fo:margin-left="21.6pt" fo:margin-right="21.6pt" style:print-page-order="ltr" style:first-page-number="continue" style:scale-to="100%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08" meta:object-count="0"/>
    <meta:generator>LibreOfficeDev/6.0.5.2$Linux_X86_64 LibreOffice_project/</meta:generator>
  </office:meta>
</office:document-meta>
</file>